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36.42mm"/>
    </style:style>
    <style:style style:name="co5" style:family="table-column">
      <style:table-column-properties fo:break-before="auto" style:column-width="28.61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00cc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61">
      <style:table-cell-properties fo:background-color="#0000cc"/>
    </style:style>
    <style:style style:name="ce7" style:family="table-cell" style:parent-style-name="Default" style:data-style-name="N61">
      <style:table-cell-properties fo:background-color="#ff0000"/>
    </style:style>
    <style:style style:name="ce8" style:family="table-cell" style:parent-style-name="Default" style:data-style-name="N61">
      <style:table-cell-properties fo:background-color="#ffff00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"/>
    <style:style style:name="ce11" style:family="table-cell" style:parent-style-name="Default" style:data-style-name="N61"/>
    <style:style style:name="ce12" style:family="table-cell" style:parent-style-name="Default" style:data-style-name="N10">
      <style:table-cell-properties fo:background-color="#ffcc00" style:text-align-source="fix" style:repeat-content="false"/>
      <style:paragraph-properties fo:text-align="center" fo:margin-left="0mm"/>
    </style:style>
    <style:style style:name="ce13" style:family="table-cell" style:parent-style-name="Default">
      <style:text-properties fo:color="#000000" style:font-name="Segoe UI" fo:font-size="15pt" fo:language="none" fo:country="none" style:font-name-asian="Segoe UI" style:font-size-asian="15pt" style:language-asian="none" style:country-asian="none" style:font-name-complex="Segoe UI" style:font-size-complex="15pt" style:language-complex="none" style:country-complex="none"/>
    </style:style>
    <style:style style:name="ce14" style:family="table-cell" style:parent-style-name="Default" style:data-style-name="N126"/>
    <style:style style:name="ce15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324.74mm" svg:y="29.13mm">
            <loext:p draw:notify-on-update-of-ranges="Sheet1.B1:Sheet1.M1 Sheet1.A3:Sheet1.A3 Sheet1.B5:Sheet1.M5 Sheet1.B1:Sheet1.H1 Sheet1.A15:Sheet1.A15 Sheet1.B17:Sheet1.H17 Sheet1.B1:Sheet1.H1 Sheet1.A9:Sheet1.A9 Sheet1.B11:Sheet1.H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9.35mm" svg:height="110.14mm" svg:x="500.31mm" svg:y="21.3mm">
            <loext:p draw:notify-on-update-of-ranges="Sheet1.A96:Sheet1.A96 Sheet1.B1:Sheet1.N1 Sheet1.A96:Sheet1.A96 Sheet1.C104:Sheet1.O104 Sheet1.A137:Sheet1.A137 Sheet1.C156:Sheet1.G156 Sheet1.B1:Sheet1.G1 Sheet1.A169:Sheet1.A169 Sheet1.C206:Sheet1.G206 Sheet1.B1:Sheet1.G1 Sheet1.A96:Sheet1.A96 Sheet1.B1:Sheet1.N1 Sheet1.A107:Sheet1.A107 Sheet1.C113:Sheet1.O113 Sheet1.A96:Sheet1.A96 Sheet1.B1:Sheet1.N1 Sheet1.A115:Sheet1.A115 Sheet1.C121:Sheet1.O121 Sheet1.A96:Sheet1.A96 Sheet1.B1:Sheet1.N1 Sheet1.A124:Sheet1.A124 Sheet1.C134:Sheet1.O1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5" office:value-type="float" office:value="0.5" calcext:value-type="float">
            <text:p>5,00E-01</text:p>
          </table:table-cell>
          <table:table-cell table:style-name="ce5" office:value-type="float" office:value="0.2" calcext:value-type="float">
            <text:p>2,00E-01</text:p>
          </table:table-cell>
          <table:table-cell table:style-name="ce11" office:value-type="float" office:value="0.1" calcext:value-type="float">
            <text:p>1,00E-01</text:p>
          </table:table-cell>
          <table:table-cell table:style-name="ce11" office:value-type="float" office:value="0.05" calcext:value-type="float">
            <text:p>5,00E-02</text:p>
          </table:table-cell>
          <table:table-cell table:style-name="ce11" office:value-type="float" office:value="0.02" calcext:value-type="float">
            <text:p>2,00E-02</text:p>
          </table:table-cell>
          <table:table-cell table:style-name="ce11" office:value-type="float" office:value="0.01" calcext:value-type="float">
            <text:p>1,00E-02</text:p>
          </table:table-cell>
          <table:table-cell table:style-name="ce11" office:value-type="float" office:value="0.005" calcext:value-type="float">
            <text:p>5,00E-03</text:p>
          </table:table-cell>
          <table:table-cell table:style-name="ce11" office:value-type="float" office:value="0.002" calcext:value-type="float">
            <text:p>2,00E-03</text:p>
          </table:table-cell>
          <table:table-cell table:style-name="ce11" office:value-type="float" office:value="0.001" calcext:value-type="float">
            <text:p>1,00E-03</text:p>
          </table:table-cell>
          <table:table-cell table:style-name="ce11" office:value-type="float" office:value="0.0005" calcext:value-type="float">
            <text:p>5,00E-04</text:p>
          </table:table-cell>
          <table:table-cell table:style-name="ce11" office:value-type="float" office:value="0.0002" calcext:value-type="float">
            <text:p>2,00E-04</text:p>
          </table:table-cell>
          <table:table-cell table:style-name="ce11" office:value-type="float" office:value="0.0001" calcext:value-type="float">
            <text:p>1,00E-04</text:p>
          </table:table-cell>
          <table:table-cell table:style-name="ce11" office:value-type="float" office:value="0.00005" calcext:value-type="float">
            <text:p>5,00E-05</text:p>
          </table:table-cell>
          <table:table-cell table:style-name="ce11" office:value-type="float" office:value="0.00001" calcext:value-type="float">
            <text:p>1,00E-05</text:p>
          </table:table-cell>
          <table:table-cell table:style-name="ce15" office:value-type="float" office:value="0.000005" calcext:value-type="float">
            <text:p>0,00000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L = 3</text:p>
          </table:table-cell>
          <table:table-cell table:style-name="ce2" table:number-columns-repeated="11"/>
          <table:table-cell table:number-columns-repeated="4"/>
        </table:table-row>
        <table:table-row table:style-name="ro1">
          <table:table-cell table:style-name="ce2" office:value-type="string" calcext:value-type="string">
            <text:p>1+D7</text:p>
          </table:table-cell>
          <table:table-cell table:style-name="ce2" table:number-columns-repeated="11"/>
          <table:table-cell table:number-columns-repeated="4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6" office:value-type="float" office:value="0.500185546875" calcext:value-type="float">
            <text:p>5,00E-01</text:p>
          </table:table-cell>
          <table:table-cell table:style-name="ce6" office:value-type="float" office:value="0.20777734375" calcext:value-type="float">
            <text:p>2,08E-01</text:p>
          </table:table-cell>
          <table:table-cell table:style-name="ce6" office:value-type="float" office:value="0.0712919921875" calcext:value-type="float">
            <text:p>7,13E-02</text:p>
          </table:table-cell>
          <table:table-cell table:style-name="ce6" office:value-type="float" office:value="0.0203486328125" calcext:value-type="float">
            <text:p>2,03E-02</text:p>
          </table:table-cell>
          <table:table-cell table:style-name="ce6" office:value-type="float" office:value="0.003685546875" calcext:value-type="float">
            <text:p>3,69E-03</text:p>
          </table:table-cell>
          <table:table-cell table:style-name="ce6" office:value-type="float" office:value="0.0009111328125" calcext:value-type="float">
            <text:p>9,11E-04</text:p>
          </table:table-cell>
          <table:table-cell table:style-name="ce6" office:value-type="float" office:value="0.000244140625" calcext:value-type="float">
            <text:p>2,44E-04</text:p>
          </table:table-cell>
          <table:table-cell table:style-name="ce6" office:value-type="float" office:value="0.000037109375" calcext:value-type="float">
            <text:p>3,71E-05</text:p>
          </table:table-cell>
          <table:table-cell table:number-columns-repeated="2" table:style-name="ce6" office:value-type="float" office:value="0.000005859375" calcext:value-type="float">
            <text:p>5,86E-06</text:p>
          </table:table-cell>
          <table:table-cell table:style-name="ce6" office:value-type="float" office:value="0.0000029296875" calcext:value-type="float">
            <text:p>2,93E-06</text:p>
          </table:table-cell>
          <table:table-cell table:style-name="ce11" table:number-columns-repeated="4"/>
        </table:table-row>
        <table:table-row table:style-name="ro1">
          <table:table-cell table:style-name="ce2" office:value-type="string" calcext:value-type="string">
            <text:p>K = 4</text:p>
          </table:table-cell>
          <table:table-cell table:style-name="ce2" table:number-columns-repeated="11"/>
          <table:table-cell table:number-columns-repeated="4"/>
        </table:table-row>
        <table:table-row table:style-name="ro1">
          <table:table-cell table:style-name="ce2" table:number-columns-repeated="12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L = 4</text:p>
          </table:table-cell>
          <table:table-cell table:style-name="ce3" table:number-columns-repeated="11"/>
          <table:table-cell table:number-columns-repeated="4"/>
        </table:table-row>
        <table:table-row table:style-name="ro1">
          <table:table-cell table:style-name="ce3" office:value-type="string" calcext:value-type="string">
            <text:p>1+D15</text:p>
          </table:table-cell>
          <table:table-cell table:style-name="ce3" table:number-columns-repeated="11"/>
          <table:table-cell table:number-columns-repeated="4"/>
        </table:table-row>
        <table:table-row table:style-name="ro1">
          <table:table-cell table:style-name="ce3" office:value-type="string" calcext:value-type="string">
            <text:p>Pe</text:p>
          </table:table-cell>
          <table:table-cell table:style-name="ce7" office:value-type="float" office:value="0.499232421875" calcext:value-type="float">
            <text:p>4,99E-01</text:p>
          </table:table-cell>
          <table:table-cell table:style-name="ce7" office:value-type="float" office:value="0.2646533203125" calcext:value-type="float">
            <text:p>2,65E-01</text:p>
          </table:table-cell>
          <table:table-cell table:style-name="ce7" office:value-type="float" office:value="0.079490234375" calcext:value-type="float">
            <text:p>7,95E-02</text:p>
          </table:table-cell>
          <table:table-cell table:style-name="ce7" office:value-type="float" office:value="0.015162109375" calcext:value-type="float">
            <text:p>1,52E-02</text:p>
          </table:table-cell>
          <table:table-cell table:style-name="ce7" office:value-type="float" office:value="0.0011884765625" calcext:value-type="float">
            <text:p>1,19E-03</text:p>
          </table:table-cell>
          <table:table-cell table:style-name="ce7" office:value-type="float" office:value="0.000146484375" calcext:value-type="float">
            <text:p>1,46E-04</text:p>
          </table:table-cell>
          <table:table-cell table:style-name="ce7" office:value-type="float" office:value="0.000052734375" calcext:value-type="float">
            <text:p>5,27E-05</text:p>
          </table:table-cell>
          <table:table-cell table:style-name="ce7" office:value-type="float" office:value="0" calcext:value-type="float">
            <text:p>0,00E+00</text:p>
          </table:table-cell>
          <table:table-cell table:style-name="ce3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K = 7</text:p>
          </table:table-cell>
          <table:table-cell table:style-name="ce3" office:value-type="string" calcext:value-type="string">
            <text:p>Taxa de 46%</text:p>
          </table:table-cell>
          <table:table-cell table:style-name="ce3" table:number-columns-repeated="10"/>
          <table:table-cell table:number-columns-repeated="4"/>
        </table:table-row>
        <table:table-row table:style-name="ro1">
          <table:table-cell table:style-name="ce3" office:value-type="string" calcext:value-type="string">
            <text:p>Dmin = 5</text:p>
          </table:table-cell>
          <table:table-cell table:style-name="ce3" table:number-columns-repeated="11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string" calcext:value-type="string">
            <text:p>L = 5</text:p>
          </table:table-cell>
          <table:table-cell table:style-name="ce4" table:number-columns-repeated="11"/>
          <table:table-cell table:number-columns-repeated="4"/>
        </table:table-row>
        <table:table-row table:style-name="ro1">
          <table:table-cell table:style-name="ce4" office:value-type="string" calcext:value-type="string">
            <text:p>1+D31</text:p>
          </table:table-cell>
          <table:table-cell table:style-name="ce4" table:number-columns-repeated="11"/>
          <table:table-cell table:number-columns-repeated="4"/>
        </table:table-row>
        <table:table-row table:style-name="ro1">
          <table:table-cell table:style-name="ce4" office:value-type="string" calcext:value-type="string">
            <text:p>Pe</text:p>
          </table:table-cell>
          <table:table-cell table:style-name="ce8" office:value-type="float" office:value="0.499341796875" calcext:value-type="float">
            <text:p>4,99E-01</text:p>
          </table:table-cell>
          <table:table-cell table:style-name="ce8" office:value-type="float" office:value="0.432755859375" calcext:value-type="float">
            <text:p>4,33E-01</text:p>
          </table:table-cell>
          <table:table-cell table:style-name="ce8" office:value-type="float" office:value="0.1887685546875" calcext:value-type="float">
            <text:p>1,89E-01</text:p>
          </table:table-cell>
          <table:table-cell table:style-name="ce8" office:value-type="float" office:value="0.037181640625" calcext:value-type="float">
            <text:p>3,72E-02</text:p>
          </table:table-cell>
          <table:table-cell table:style-name="ce8" office:value-type="float" office:value="0.00213671875" calcext:value-type="float">
            <text:p>2,14E-03</text:p>
          </table:table-cell>
          <table:table-cell table:style-name="ce8" office:value-type="float" office:value="0.000240234375" calcext:value-type="float">
            <text:p>2,40E-04</text:p>
          </table:table-cell>
          <table:table-cell table:style-name="ce8" office:value-type="float" office:value="0.00003125" calcext:value-type="float">
            <text:p>3,13E-05</text:p>
          </table:table-cell>
          <table:table-cell table:style-name="ce8" office:value-type="float" office:value="0" calcext:value-type="float">
            <text:p>0,00E+00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 table:style-name="ce4" office:value-type="string" calcext:value-type="string">
            <text:p>K = 16</text:p>
          </table:table-cell>
          <table:table-cell table:style-name="ce4" table:number-columns-repeated="11"/>
          <table:table-cell table:number-columns-repeated="4"/>
        </table:table-row>
        <table:table-row table:style-name="ro1">
          <table:table-cell table:style-name="ce4" office:value-type="string" calcext:value-type="string">
            <text:p>Dmin = 8</text:p>
          </table:table-cell>
          <table:table-cell table:style-name="ce4" table:number-columns-repeated="11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 = 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+D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 = 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+D1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 = 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+D2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dmin</text:p>
          </table:table-cell>
          <table:table-cell table:style-name="ce9" office:value-type="string" calcext:value-type="string">
            <text:p>g (em decimal)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7" calcext:value-type="float">
            <text:p>7</text:p>
          </table:table-cell>
          <table:table-cell table:style-name="ce12" table:formula="of:=4/7" office:value-type="percentage" office:value="0.571428571428571" calcext:value-type="percentage">
            <text:p>57%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12" table:formula="of:=7/15" office:value-type="percentage" office:value="0.466666666666667" calcext:value-type="percentage">
            <text:p>47%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65" calcext:value-type="float">
            <text:p>465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31" calcext:value-type="float">
            <text:p>31</text:p>
          </table:table-cell>
          <table:table-cell table:style-name="ce12" table:formula="of:= 16/31" office:value-type="percentage" office:value="0.516129032258065" calcext:value-type="percentage">
            <text:p>52%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995" calcext:value-type="float">
            <text:p>60995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63" calcext:value-type="float">
            <text:p>63</text:p>
          </table:table-cell>
          <table:table-cell table:style-name="ce12" table:formula="of:= 33/63" office:value-type="percentage" office:value="0.523809523809524" calcext:value-type="percentage">
            <text:p>52%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56822619" calcext:value-type="float">
            <text:p>2056822619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127" calcext:value-type="float">
            <text:p>127</text:p>
          </table:table-cell>
          <table:table-cell table:style-name="ce12" table:formula="of:=(127-64)/127" office:value-type="percentage" office:value="0.496062992125984" calcext:value-type="percentage">
            <text:p>50%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.25237163858622E+019" calcext:value-type="float">
            <text:p>1,25E+19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255" calcext:value-type="float">
            <text:p>255</text:p>
          </table:table-cell>
          <table:table-cell table:style-name="ce12" table:formula="of:=(255-128)/255" office:value-type="percentage" office:value="0.498039215686275" calcext:value-type="percentage">
            <text:p>50%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formula="of:=[.F45]*16^16 + [.G45]" office:value-type="float" office:value="3.27795794563088E+038" calcext:value-type="float">
            <text:p>3,28E+38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float" office:value="1.77698456298456E+019" calcext:value-type="float">
            <text:p>1,78E+19</text:p>
          </table:table-cell>
          <table:table-cell office:value-type="float" office:value="1.47476645736634E+019" calcext:value-type="float">
            <text:p>1,47E+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parte alta</text:p>
          </table:table-cell>
          <table:table-cell office:value-type="string" calcext:value-type="string">
            <text:p>parte baixa</text:p>
          </table:table-cell>
          <table:table-cell table:number-columns-repeated="9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 table:number-columns-repeated="4"/>
          <table:table-cell table:formula="of:=[.E62]*52/(2^30)" office:value-type="float" office:value="27.1365448683501" calcext:value-type="float">
            <text:p>27,14</text:p>
          </table:table-cell>
          <table:table-cell table:number-columns-repeated="11"/>
        </table:table-row>
        <table:table-row table:style-name="ro2">
          <table:table-cell table:number-columns-repeated="4"/>
          <table:table-cell table:style-name="ce13" table:formula="of:=112*[.E62]/ (2^30)" office:value-type="float" office:value="58.4479427933694" calcext:value-type="float">
            <text:p>58,45</text:p>
          </table:table-cell>
          <table:table-cell table:formula="of:=112*[.F62]/(2^30)" office:value-type="float" office:value="8683202020210.39" calcext:value-type="float">
            <text:p>8683202020210,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antidade de sindromes</text:p>
          </table:table-cell>
          <table:table-cell table:formula="of:= [.B64]" office:value-type="float" office:value="1" calcext:value-type="float">
            <text:p>1</text:p>
          </table:table-cell>
          <table:table-cell table:formula="of:=SUM([.C64:.C65])" office:value-type="float" office:value="15" calcext:value-type="float">
            <text:p>15</text:p>
          </table:table-cell>
          <table:table-cell table:formula="of:= SUM([.D64:.D66])" office:value-type="float" office:value="466" calcext:value-type="float">
            <text:p>466</text:p>
          </table:table-cell>
          <table:table-cell table:style-name="ce11" table:formula="of:= SUM([.E64:.E71])" office:value-type="float" office:value="560339292.000001" calcext:value-type="float">
            <text:p>5,60E+08</text:p>
          </table:table-cell>
          <table:table-cell table:formula="of:= SUM([.F64:.F80])" office:value-type="float" office:value="8.32456890655463E+019" calcext:value-type="float">
            <text:p>8,32E+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FACT(7-1)/( FACT([.A64]-1)*FACT(7-[.A64]) )" office:value-type="float" office:value="1" calcext:value-type="float">
            <text:p>1</text:p>
          </table:table-cell>
          <table:table-cell table:formula="of:= FACT(15-1)/( FACT([.A64]-1)*FACT(15-[.A64]) )" office:value-type="float" office:value="1" calcext:value-type="float">
            <text:p>1</text:p>
          </table:table-cell>
          <table:table-cell table:formula="of:= FACT(31-1)/( FACT(31-[.A64])*FACT([.A64]-1) )" office:value-type="float" office:value="1" calcext:value-type="float">
            <text:p>1</text:p>
          </table:table-cell>
          <table:table-cell table:formula="of:= FACT(63-1)/( FACT([.A64]-1)*FACT(63-[.A64]) )" office:value-type="float" office:value="1" calcext:value-type="float">
            <text:p>1</text:p>
          </table:table-cell>
          <table:table-cell table:formula="of:= FACT(127-1)/( FACT([.A64]-1)*FACT(127-[.A64])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 FACT(15-1)/( FACT([.A65]-1)*FACT(15-[.A65]) )" office:value-type="float" office:value="14" calcext:value-type="float">
            <text:p>14</text:p>
          </table:table-cell>
          <table:table-cell table:formula="of:= FACT(31-1)/( FACT(31-[.A65])*FACT([.A65]-1) )" office:value-type="float" office:value="30" calcext:value-type="float">
            <text:p>30</text:p>
          </table:table-cell>
          <table:table-cell table:formula="of:= FACT(63-1)/( FACT([.A65]-1)*FACT(63-[.A65]) )" office:value-type="float" office:value="62" calcext:value-type="float">
            <text:p>62</text:p>
          </table:table-cell>
          <table:table-cell table:formula="of:= FACT(127-1)/( FACT([.A65]-1)*FACT(127-[.A65]) )" office:value-type="float" office:value="126" calcext:value-type="float">
            <text:p>126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 FACT(31-1)/( FACT(31-[.A66])*FACT([.A66]-1) )" office:value-type="float" office:value="435" calcext:value-type="float">
            <text:p>435</text:p>
          </table:table-cell>
          <table:table-cell table:formula="of:= FACT(63-1)/( FACT([.A66]-1)*FACT(63-[.A66]) )" office:value-type="float" office:value="1891" calcext:value-type="float">
            <text:p>1891</text:p>
          </table:table-cell>
          <table:table-cell table:formula="of:= FACT(127-1)/( FACT([.A66]-1)*FACT(127-[.A66]) )" office:value-type="float" office:value="7875" calcext:value-type="float">
            <text:p>7875</text:p>
          </table:table-cell>
          <table:table-cell table:formula="of:=255*254*253/(2)" office:value-type="float" office:value="8193405" calcext:value-type="float">
            <text:p>819340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 FACT(63-1)/( FACT([.A67]-1)*FACT(63-[.A67]) )" office:value-type="float" office:value="37820" calcext:value-type="float">
            <text:p>37820</text:p>
          </table:table-cell>
          <table:table-cell table:formula="of:= FACT(127-1)/( FACT([.A67]-1)*FACT(127-[.A67]) )" office:value-type="float" office:value="325500" calcext:value-type="float">
            <text:p>32550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formula="of:= FACT(63-1)/( FACT([.A68]-1)*FACT(63-[.A68]) )" office:value-type="float" office:value="557845" calcext:value-type="float">
            <text:p>557845</text:p>
          </table:table-cell>
          <table:table-cell table:formula="of:= FACT(127-1)/( FACT([.A68]-1)*FACT(127-[.A68]) )" office:value-type="float" office:value="10009125" calcext:value-type="float">
            <text:p>1000912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formula="of:= FACT(63-1)/( FACT([.A69]-1)*FACT(63-[.A69]) )" office:value-type="float" office:value="6471002" calcext:value-type="float">
            <text:p>6471002</text:p>
          </table:table-cell>
          <table:table-cell table:formula="of:= FACT(127-1)/( FACT([.A69]-1)*FACT(127-[.A69]) )" office:value-type="float" office:value="244222650" calcext:value-type="float">
            <text:p>24422265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formula="of:= FACT(63-1)/( FACT([.A70]-1)*FACT(63-[.A70]) )" office:value-type="float" office:value="61474519" calcext:value-type="float">
            <text:p>61474519</text:p>
          </table:table-cell>
          <table:table-cell table:formula="of:= FACT(127-1)/( FACT([.A70]-1)*FACT(127-[.A70]) )" office:value-type="float" office:value="4925156775" calcext:value-type="float">
            <text:p>492515677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 FACT(63-1)/( FACT([.A71]-1)*FACT(63-[.A71]) )" office:value-type="float" office:value="491796152.000001" calcext:value-type="float">
            <text:p>491796152</text:p>
          </table:table-cell>
          <table:table-cell table:formula="of:= FACT(127-1)/( FACT([.A71]-1)*FACT(127-[.A71]) )" office:value-type="float" office:value="84431259000.0001" calcext:value-type="float">
            <text:p>8443125900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formula="of:= FACT(127-1)/( FACT([.A72]-1)*FACT(127-[.A72]) )" office:value-type="float" office:value="1255914977625" calcext:value-type="float">
            <text:p>125591497762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formula="of:= FACT(127-1)/( FACT([.A73]-1)*FACT(127-[.A73]) )" office:value-type="float" office:value="16466440817750" calcext:value-type="float">
            <text:p>1646644081775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formula="of:= FACT(127-1)/( FACT([.A74]-1)*FACT(127-[.A74]) )" office:value-type="float" office:value="192657357567675" calcext:value-type="float">
            <text:p>19265735756767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formula="of:= FACT(127-1)/( FACT([.A75]-1)*FACT(127-[.A75]) )" office:value-type="float" office:value="2.0316594070773E+015" calcext:value-type="float">
            <text:p>2,03E+1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formula="of:= FACT(127-1)/( FACT([.A76]-1)*FACT(127-[.A76]) )" office:value-type="float" office:value="1.94700693178241E+016" calcext:value-type="float">
            <text:p>1,95E+16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formula="of:= FACT(127-1)/( FACT([.A77]-1)*FACT(127-[.A77]) )" office:value-type="float" office:value="1.70737530940919E+017" calcext:value-type="float">
            <text:p>1,71E+1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formula="of:= FACT(127-1)/( FACT([.A78]-1)*FACT(127-[.A78]) )" office:value-type="float" office:value="1.37809578545171E+018" calcext:value-type="float">
            <text:p>1,38E+1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formula="of:= FACT(127-1)/( FACT([.A79]-1)*FACT(127-[.A79]) )" office:value-type="float" office:value="1.02897818647061E+019" calcext:value-type="float">
            <text:p>1,03E+19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formula="of:= FACT(127-1)/( FACT([.A80]-1)*FACT(127-[.A80]) )" office:value-type="float" office:value="7.13853616863984E+019" calcext:value-type="float">
            <text:p>7,14E+1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10" table:formula="of:=SUM([.C95:.C102])" office:value-type="percentage" office:value="1" calcext:value-type="percentage">
            <text:p>100,00%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" table:formula="of:=BINOMDIST([.B95];7;[.B1];0)" office:value-type="percentage" office:value="0.0078125" calcext:value-type="percentage">
            <text:p>0,78%</text:p>
          </table:table-cell>
          <table:table-cell table:style-name="ce10" table:formula="of:=BINOMDIST(0;7;[.C1];0)" office:value-type="percentage" office:value="0.2097152" calcext:value-type="percentage">
            <text:p>20,97%</text:p>
          </table:table-cell>
          <table:table-cell table:style-name="ce10" table:formula="of:=BINOMDIST(0;7;[.D1];0)" office:value-type="percentage" office:value="0.4782969" calcext:value-type="percentage">
            <text:p>47,83%</text:p>
          </table:table-cell>
          <table:table-cell table:style-name="ce10" table:formula="of:=BINOMDIST(0;7;[.E1];0)" office:value-type="percentage" office:value="0.69833729609375" calcext:value-type="percentage">
            <text:p>69,83%</text:p>
          </table:table-cell>
          <table:table-cell table:style-name="ce10" table:formula="of:=BINOMDIST(0;7;[.F1];0)" office:value-type="percentage" office:value="0.86812553324672" calcext:value-type="percentage">
            <text:p>86,81%</text:p>
          </table:table-cell>
          <table:table-cell table:style-name="ce10" table:formula="of:=BINOMDIST(0;7;[.G1];0)" office:value-type="percentage" office:value="0.93206534790699" calcext:value-type="percentage">
            <text:p>93,21%</text:p>
          </table:table-cell>
          <table:table-cell table:style-name="ce10" table:formula="of:=BINOMDIST(0;7;[.H1];0)" office:value-type="percentage" office:value="0.965520646809484" calcext:value-type="percentage">
            <text:p>96,55%</text:p>
          </table:table-cell>
          <table:table-cell table:style-name="ce10" table:formula="of:=BINOMDIST(0;7;[.I1];0)" office:value-type="percentage" office:value="0.986083720559329" calcext:value-type="percentage">
            <text:p>98,61%</text:p>
          </table:table-cell>
          <table:table-cell table:style-name="ce10" table:formula="of:=BINOMDIST(0;7;[.J1];0)" office:value-type="percentage" office:value="0.993020965034979" calcext:value-type="percentage">
            <text:p>99,30%</text:p>
          </table:table-cell>
          <table:table-cell table:style-name="ce10" table:formula="of:=BINOMDIST(0;7;[.K1];0)" office:value-type="percentage" office:value="0.996505245627187" calcext:value-type="percentage">
            <text:p>99,65%</text:p>
          </table:table-cell>
          <table:table-cell table:style-name="ce10" table:formula="of:=BINOMDIST(0;7;[.L1];0)" office:value-type="percentage" office:value="0.998600839720056" calcext:value-type="percentage">
            <text:p>99,86%</text:p>
          </table:table-cell>
          <table:table-cell table:style-name="ce10" table:formula="of:=BINOMDIST(0;7;[.M1];0)" office:value-type="percentage" office:value="0.999300209965003" calcext:value-type="percentage">
            <text:p>99,93%</text:p>
          </table:table-cell>
          <table:table-cell table:style-name="ce10" table:formula="of:=BINOMDIST(0;7;[.N1];0)" office:value-type="percentage" office:value="0.999650052495625" calcext:value-type="percentage">
            <text:p>99,97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BINOMDIST([.B96];7;[.B1];0)" office:value-type="percentage" office:value="0.0546875" calcext:value-type="percentage">
            <text:p>5,47%</text:p>
          </table:table-cell>
          <table:table-cell table:style-name="ce10" table:formula="of:=BINOMDIST(1;7;[.C1];0)" office:value-type="percentage" office:value="0.3670016" calcext:value-type="percentage">
            <text:p>36,70%</text:p>
          </table:table-cell>
          <table:table-cell table:style-name="ce10" table:formula="of:=BINOMDIST(1;7;[.D1];0)" office:value-type="percentage" office:value="0.3720087" calcext:value-type="percentage">
            <text:p>37,20%</text:p>
          </table:table-cell>
          <table:table-cell table:style-name="ce10" table:formula="of:=BINOMDIST(1;7;[.E1];0)" office:value-type="percentage" office:value="0.25728216171875" calcext:value-type="percentage">
            <text:p>25,73%</text:p>
          </table:table-cell>
          <table:table-cell table:style-name="ce10" table:formula="of:=BINOMDIST(1;7;[.F1];0)" office:value-type="percentage" office:value="0.12401793332096" calcext:value-type="percentage">
            <text:p>12,40%</text:p>
          </table:table-cell>
          <table:table-cell table:style-name="ce10" table:formula="of:=BINOMDIST(1;7;[.G1];0)" office:value-type="percentage" office:value="0.06590361045807" calcext:value-type="percentage">
            <text:p>6,59%</text:p>
          </table:table-cell>
          <table:table-cell table:style-name="ce10" table:formula="of:=BINOMDIST(1;7;[.H1];0)" office:value-type="percentage" office:value="0.0339630378274693" calcext:value-type="percentage">
            <text:p>3,40%</text:p>
          </table:table-cell>
          <table:table-cell table:style-name="ce10" table:formula="of:=BINOMDIST(1;7;[.I1];0)" office:value-type="percentage" office:value="0.0138328377633573" calcext:value-type="percentage">
            <text:p>1,38%</text:p>
          </table:table-cell>
          <table:table-cell table:style-name="ce10" table:formula="of:=BINOMDIST(1;7;[.J1];0)" office:value-type="percentage" office:value="0.00695810486010496" calcext:value-type="percentage">
            <text:p>0,70%</text:p>
          </table:table-cell>
          <table:table-cell table:style-name="ce10" table:formula="of:=BINOMDIST(1;7;[.K1];0)" office:value-type="percentage" office:value="0.00348951311625328" calcext:value-type="percentage">
            <text:p>0,35%</text:p>
          </table:table-cell>
          <table:table-cell table:style-name="ce10" table:formula="of:=BINOMDIST(1;7;[.L1];0)" office:value-type="percentage" office:value="0.00139832083977603" calcext:value-type="percentage">
            <text:p>0,14%</text:p>
          </table:table-cell>
          <table:table-cell table:style-name="ce10" table:formula="of:=BINOMDIST(1;7;[.M1];0)" office:value-type="percentage" office:value="0.000699580104986001" calcext:value-type="percentage">
            <text:p>0,07%</text:p>
          </table:table-cell>
          <table:table-cell table:style-name="ce10" table:formula="of:=BINOMDIST(1;7;[.N1];0)" office:value-type="percentage" office:value="0.000349895013124125" calcext:value-type="percentage">
            <text:p>0,03%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BINOMDIST([.B97];7;[.B1];0)" office:value-type="percentage" office:value="0.1640625" calcext:value-type="percentage">
            <text:p>16,41%</text:p>
          </table:table-cell>
          <table:table-cell table:formula="of:=[.C97]/[.C104]" office:value-type="float" office:value="0.175" calcext:value-type="float">
            <text:p>0,18</text:p>
          </table:table-cell>
          <table:table-cell table:formula="of:=[.D97]*[.B97]" office:value-type="float" office:value="0.35" calcext:value-type="float">
            <text:p>0,3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BINOMDIST([.B98];7;[.B1];0)" office:value-type="percentage" office:value="0.2734375" calcext:value-type="percentage">
            <text:p>27,34%</text:p>
          </table:table-cell>
          <table:table-cell table:formula="of:=[.C98]/[.C104]" office:value-type="float" office:value="0.291666666666667" calcext:value-type="float">
            <text:p>0,29</text:p>
          </table:table-cell>
          <table:table-cell table:formula="of:=[.D98]*[.B98]" office:value-type="float" office:value="0.875" calcext:value-type="float">
            <text:p>0,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BINOMDIST([.B99];7;[.B1];0)" office:value-type="percentage" office:value="0.2734375" calcext:value-type="percentage">
            <text:p>27,34%</text:p>
          </table:table-cell>
          <table:table-cell table:formula="of:=[.C99]/[.C104]" office:value-type="float" office:value="0.291666666666667" calcext:value-type="float">
            <text:p>0,29</text:p>
          </table:table-cell>
          <table:table-cell table:formula="of:=[.D99]*[.B99]" office:value-type="float" office:value="1.16666666666667" calcext:value-type="float">
            <text:p>1,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BINOMDIST([.B100];7;[.B1];0)" office:value-type="percentage" office:value="0.1640625" calcext:value-type="percentage">
            <text:p>16,41%</text:p>
          </table:table-cell>
          <table:table-cell table:formula="of:=[.C100]/[.C104]" office:value-type="float" office:value="0.175" calcext:value-type="float">
            <text:p>0,18</text:p>
          </table:table-cell>
          <table:table-cell table:formula="of:=[.D100]*[.B100]" office:value-type="float" office:value="0.875" calcext:value-type="float">
            <text:p>0,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BINOMDIST([.B101];7;[.B1];0)" office:value-type="percentage" office:value="0.0546875" calcext:value-type="percentage">
            <text:p>5,47%</text:p>
          </table:table-cell>
          <table:table-cell table:formula="of:=[.C101]/[.C104]" office:value-type="float" office:value="0.0583333333333333" calcext:value-type="float">
            <text:p>0,06</text:p>
          </table:table-cell>
          <table:table-cell table:formula="of:=[.D101]*[.B101]" office:value-type="float" office:value="0.35" calcext:value-type="float">
            <text:p>0,3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table:formula="of:=BINOMDIST([.B102];7;[.B1];0)" office:value-type="percentage" office:value="0.0078125" calcext:value-type="percentage">
            <text:p>0,78%</text:p>
          </table:table-cell>
          <table:table-cell table:formula="of:=[.C102]/[.C104]" office:value-type="float" office:value="0.00833333333333333" calcext:value-type="float">
            <text:p>0,01</text:p>
          </table:table-cell>
          <table:table-cell table:formula="of:=[.D102]*[.B102]" office:value-type="float" office:value="0.0583333333333333" calcext:value-type="float">
            <text:p>0,06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UM([.D97:.D102])" office:value-type="float" office:value="1" calcext:value-type="float">
            <text:p>1</text:p>
          </table:table-cell>
          <table:table-cell table:formula="of:= SUM([.E97:.E102])/SUM([.D97:.D102])" office:value-type="float" office:value="3.675" calcext:value-type="float">
            <text:p>3,6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1" table:formula="of:=1-SUM([.C95:.C96])" office:value-type="float" office:value="0.9375" calcext:value-type="float">
            <text:p>9,38E-01</text:p>
          </table:table-cell>
          <table:table-cell table:style-name="ce11" table:formula="of:=1-SUM([.D95:.D96])" office:value-type="float" office:value="0.4232832" calcext:value-type="float">
            <text:p>4,23E-01</text:p>
          </table:table-cell>
          <table:table-cell table:style-name="ce11" table:formula="of:=1-SUM([.E95:.E96])" office:value-type="float" office:value="0.1496944" calcext:value-type="float">
            <text:p>1,50E-01</text:p>
          </table:table-cell>
          <table:table-cell table:style-name="ce11" table:formula="of:=1-SUM([.F95:.F96])" office:value-type="float" office:value="0.0443805421875003" calcext:value-type="float">
            <text:p>4,44E-02</text:p>
          </table:table-cell>
          <table:table-cell table:style-name="ce11" table:formula="of:=1-SUM([.G95:.G96])" office:value-type="float" office:value="0.00785653343232007" calcext:value-type="float">
            <text:p>7,86E-03</text:p>
          </table:table-cell>
          <table:table-cell table:style-name="ce11" table:formula="of:=1-SUM([.H95:.H96])" office:value-type="float" office:value="0.00203104163494006" calcext:value-type="float">
            <text:p>2,03E-03</text:p>
          </table:table-cell>
          <table:table-cell table:style-name="ce11" table:formula="of:=1-SUM([.I95:.I96])" office:value-type="float" office:value="0.000516315363046416" calcext:value-type="float">
            <text:p>5,16E-04</text:p>
          </table:table-cell>
          <table:table-cell table:style-name="ce11" table:formula="of:=1-SUM([.J95:.J96])" office:value-type="float" office:value="0.0000834416773142221" calcext:value-type="float">
            <text:p>8,34E-05</text:p>
          </table:table-cell>
          <table:table-cell table:style-name="ce11" table:formula="of:=1-SUM([.K95:.K96])" office:value-type="float" office:value="0.0000209301049159949" calcext:value-type="float">
            <text:p>2,09E-05</text:p>
          </table:table-cell>
          <table:table-cell table:style-name="ce11" table:formula="of:=1-SUM([.L95:.L96])" office:value-type="float" office:value="0.00000524125655954055" calcext:value-type="float">
            <text:p>5,24E-06</text:p>
          </table:table-cell>
          <table:table-cell table:style-name="ce11" table:formula="of:=1-SUM([.M95:.M96])" office:value-type="float" office:value="0.000000839440167821337" calcext:value-type="float">
            <text:p>8,39E-07</text:p>
          </table:table-cell>
          <table:table-cell table:style-name="ce11" table:formula="of:=1-SUM([.N95:.N96])" office:value-type="float" office:value="0.000000209930010375281" calcext:value-type="float">
            <text:p>2,10E-07</text:p>
          </table:table-cell>
          <table:table-cell table:style-name="ce11" table:formula="of:=1-SUM([.O95:.O96])" office:value-type="float" office:value="0.0000000524912506794095" calcext:value-type="float">
            <text:p>5,25E-08</text:p>
          </table:table-cell>
          <table:table-cell/>
        </table:table-row>
        <table:table-row table:style-name="ro1">
          <table:table-cell table:number-columns-repeated="2"/>
          <table:table-cell table:formula="of:=[.C104]/[.E103]" office:value-type="float" office:value="0.255102040816327" calcext:value-type="float">
            <text:p>0,26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0" table:formula="of:=BINOMDIST(0;15;[.B1];0)" office:value-type="percentage" office:value="0.000030517578125" calcext:value-type="percentage">
            <text:p>0,00%</text:p>
          </table:table-cell>
          <table:table-cell table:style-name="ce10" table:formula="of:=BINOMDIST(0;15;[.C1];0)" office:value-type="percentage" office:value="0.035184372088832" calcext:value-type="percentage">
            <text:p>3,52%</text:p>
          </table:table-cell>
          <table:table-cell table:style-name="ce10" table:formula="of:=BINOMDIST(0;15;[.D1];0)" office:value-type="percentage" office:value="0.205891132094649" calcext:value-type="percentage">
            <text:p>20,59%</text:p>
          </table:table-cell>
          <table:table-cell table:style-name="ce10" table:formula="of:=BINOMDIST(0;15;[.E1];0)" office:value-type="percentage" office:value="0.463291230159753" calcext:value-type="percentage">
            <text:p>46,33%</text:p>
          </table:table-cell>
          <table:table-cell table:style-name="ce10" table:formula="of:=BINOMDIST(0;15;[.F1];0)" office:value-type="percentage" office:value="0.738569102645404" calcext:value-type="percentage">
            <text:p>73,86%</text:p>
          </table:table-cell>
          <table:table-cell table:style-name="ce10" table:formula="of:=BINOMDIST(0;15;[.G1];0)" office:value-type="percentage" office:value="0.860058354641288" calcext:value-type="percentage">
            <text:p>86,01%</text:p>
          </table:table-cell>
          <table:table-cell table:style-name="ce10" table:formula="of:=BINOMDIST(0;15;[.H1];0)" office:value-type="percentage" office:value="0.927568968818328" calcext:value-type="percentage">
            <text:p>92,76%</text:p>
          </table:table-cell>
          <table:table-cell table:style-name="ce10" table:formula="of:=BINOMDIST(0;15;[.I1];0)" office:value-type="percentage" office:value="0.970416381744223" calcext:value-type="percentage">
            <text:p>97,04%</text:p>
          </table:table-cell>
          <table:table-cell table:style-name="ce10" table:formula="of:=BINOMDIST(0;15;[.J1];0)" office:value-type="percentage" office:value="0.985104546362002" calcext:value-type="percentage">
            <text:p>98,51%</text:p>
          </table:table-cell>
          <table:table-cell table:style-name="ce10" table:formula="of:=BINOMDIST(0;15;[.K1];0)" office:value-type="percentage" office:value="0.99252619321022" calcext:value-type="percentage">
            <text:p>99,25%</text:p>
          </table:table-cell>
          <table:table-cell table:style-name="ce10" table:formula="of:=BINOMDIST(0;15;[.L1];0)" office:value-type="percentage" office:value="0.997004196362183" calcext:value-type="percentage">
            <text:p>99,70%</text:p>
          </table:table-cell>
          <table:table-cell table:style-name="ce10" table:formula="of:=BINOMDIST(0;15;[.M1];0)" office:value-type="percentage" office:value="0.998501049545137" calcext:value-type="percentage">
            <text:p>99,85%</text:p>
          </table:table-cell>
          <table:table-cell table:style-name="ce10" table:formula="of:=BINOMDIST(0;15;[.N1];0)" office:value-type="percentage" office:value="0.999250262443134" calcext:value-type="percentage">
            <text:p>99,93%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BINOMDIST(1;15;[.B1];0)" office:value-type="percentage" office:value="0.000457763671875" calcext:value-type="percentage">
            <text:p>0,05%</text:p>
          </table:table-cell>
          <table:table-cell table:style-name="ce10" table:formula="of:=BINOMDIST(1;15;[.C1];0)" office:value-type="percentage" office:value="0.13194139533312" calcext:value-type="percentage">
            <text:p>13,19%</text:p>
          </table:table-cell>
          <table:table-cell table:style-name="ce10" table:formula="of:=BINOMDIST(1;15;[.D1];0)" office:value-type="percentage" office:value="0.343151886824415" calcext:value-type="percentage">
            <text:p>34,32%</text:p>
          </table:table-cell>
          <table:table-cell table:style-name="ce10" table:formula="of:=BINOMDIST(1;15;[.E1];0)" office:value-type="percentage" office:value="0.365756234336647" calcext:value-type="percentage">
            <text:p>36,58%</text:p>
          </table:table-cell>
          <table:table-cell table:style-name="ce10" table:formula="of:=BINOMDIST(1;15;[.F1];0)" office:value-type="percentage" office:value="0.226092582442471" calcext:value-type="percentage">
            <text:p>22,61%</text:p>
          </table:table-cell>
          <table:table-cell table:style-name="ce10" table:formula="of:=BINOMDIST(1;15;[.G1];0)" office:value-type="percentage" office:value="0.130311871915347" calcext:value-type="percentage">
            <text:p>13,03%</text:p>
          </table:table-cell>
          <table:table-cell table:style-name="ce10" table:formula="of:=BINOMDIST(1;15;[.H1];0)" office:value-type="percentage" office:value="0.0699172589561554" calcext:value-type="percentage">
            <text:p>6,99%</text:p>
          </table:table-cell>
          <table:table-cell table:style-name="ce10" table:formula="of:=BINOMDIST(1;15;[.I1];0)" office:value-type="percentage" office:value="0.0291708331185638" calcext:value-type="percentage">
            <text:p>2,92%</text:p>
          </table:table-cell>
          <table:table-cell table:style-name="ce10" table:formula="of:=BINOMDIST(1;15;[.J1];0)" office:value-type="percentage" office:value="0.014791359554985" calcext:value-type="percentage">
            <text:p>1,48%</text:p>
          </table:table-cell>
          <table:table-cell table:style-name="ce10" table:formula="of:=BINOMDIST(1;15;[.K1];0)" office:value-type="percentage" office:value="0.00744767028421876" calcext:value-type="percentage">
            <text:p>0,74%</text:p>
          </table:table-cell>
          <table:table-cell table:style-name="ce10" table:formula="of:=BINOMDIST(1;15;[.L1];0)" office:value-type="percentage" office:value="0.0029916109112688" calcext:value-type="percentage">
            <text:p>0,30%</text:p>
          </table:table-cell>
          <table:table-cell table:style-name="ce10" table:formula="of:=BINOMDIST(1;15;[.M1];0)" office:value-type="percentage" office:value="0.00149790136445415" calcext:value-type="percentage">
            <text:p>0,15%</text:p>
          </table:table-cell>
          <table:table-cell table:style-name="ce10" table:formula="of:=BINOMDIST(1;15;[.N1];0)" office:value-type="percentage" office:value="0.00074947517059088" calcext:value-type="percentage">
            <text:p>0,07%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BINOMDIST(2;15;[.B1];0)" office:value-type="percentage" office:value="0.003204345703125" calcext:value-type="percentage">
            <text:p>0,32%</text:p>
          </table:table-cell>
          <table:table-cell table:style-name="ce10" table:formula="of:=BINOMDIST(2;15;[.C1];0)" office:value-type="percentage" office:value="0.23089744183296" calcext:value-type="percentage">
            <text:p>23,09%</text:p>
          </table:table-cell>
          <table:table-cell table:style-name="ce10" table:formula="of:=BINOMDIST(2;15;[.D1];0)" office:value-type="percentage" office:value="0.266895911974545" calcext:value-type="percentage">
            <text:p>26,69%</text:p>
          </table:table-cell>
          <table:table-cell table:style-name="ce10" table:formula="of:=BINOMDIST(2;15;[.E1];0)" office:value-type="percentage" office:value="0.13475229686087" calcext:value-type="percentage">
            <text:p>13,48%</text:p>
          </table:table-cell>
          <table:table-cell table:style-name="ce10" table:formula="of:=BINOMDIST(2;15;[.F1];0)" office:value-type="percentage" office:value="0.0322989403489244" calcext:value-type="percentage">
            <text:p>3,23%</text:p>
          </table:table-cell>
          <table:table-cell table:style-name="ce10" table:formula="of:=BINOMDIST(2;15;[.G1];0)" office:value-type="percentage" office:value="0.00921397074148917" calcext:value-type="percentage">
            <text:p>0,92%</text:p>
          </table:table-cell>
          <table:table-cell table:style-name="ce10" table:formula="of:=BINOMDIST(2;15;[.H1];0)" office:value-type="percentage" office:value="0.00245940106880949" calcext:value-type="percentage">
            <text:p>0,25%</text:p>
          </table:table-cell>
          <table:table-cell table:style-name="ce10" table:formula="of:=BINOMDIST(2;15;[.I1];0)" office:value-type="percentage" office:value="0.000409210083827549" calcext:value-type="percentage">
            <text:p>0,04%</text:p>
          </table:table-cell>
          <table:table-cell table:style-name="ce10" table:formula="of:=BINOMDIST(2;15;[.J1];0)" office:value-type="percentage" office:value="0.00010364316004494" calcext:value-type="percentage">
            <text:p>0,01%</text:p>
          </table:table-cell>
          <table:table-cell table:style-name="ce10" table:formula="of:=BINOMDIST(2;15;[.K1];0)" office:value-type="percentage" office:value="0.0000260798859377345" calcext:value-type="percentage">
            <text:p>0,00%</text:p>
          </table:table-cell>
          <table:table-cell table:style-name="ce10" table:formula="of:=BINOMDIST(2;15;[.L1];0)" office:value-type="percentage" office:value="0.0000041890930943952" calcext:value-type="percentage">
            <text:p>0,00%</text:p>
          </table:table-cell>
          <table:table-cell table:style-name="ce10" table:formula="of:=BINOMDIST(2;15;[.M1];0)" office:value-type="percentage" office:value="0.00000104863581869978" calcext:value-type="percentage">
            <text:p>0,00%</text:p>
          </table:table-cell>
          <table:table-cell table:style-name="ce10" table:formula="of:=BINOMDIST(2;15;[.N1];0)" office:value-type="percentage" office:value="0.000000262329426178117" calcext:value-type="percentage">
            <text:p>0,00%</text:p>
          </table:table-cell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style-name="ce11" table:formula="of:= 1-SUM([.C107:.C109])" office:value-type="float" office:value="0.996307373046875" calcext:value-type="float">
            <text:p>9,96E-01</text:p>
          </table:table-cell>
          <table:table-cell table:style-name="ce11" table:formula="of:= 1-SUM([.D107:.D109])" office:value-type="float" office:value="0.601976790745088" calcext:value-type="float">
            <text:p>6,02E-01</text:p>
          </table:table-cell>
          <table:table-cell table:style-name="ce11" table:formula="of:= 1-SUM([.E107:.E109])" office:value-type="float" office:value="0.184061069106391" calcext:value-type="float">
            <text:p>1,84E-01</text:p>
          </table:table-cell>
          <table:table-cell table:style-name="ce11" table:formula="of:= 1-SUM([.F107:.F109])" office:value-type="float" office:value="0.0362002386427298" calcext:value-type="float">
            <text:p>3,62E-02</text:p>
          </table:table-cell>
          <table:table-cell table:style-name="ce11" table:formula="of:= 1-SUM([.G107:.G109])" office:value-type="float" office:value="0.00303937456320136" calcext:value-type="float">
            <text:p>3,04E-03</text:p>
          </table:table-cell>
          <table:table-cell table:style-name="ce11" table:formula="of:= 1-SUM([.H107:.H109])" office:value-type="float" office:value="0.000415802701875578" calcext:value-type="float">
            <text:p>4,16E-04</text:p>
          </table:table-cell>
          <table:table-cell table:style-name="ce11" table:formula="of:= 1-SUM([.I107:.I109])" office:value-type="float" office:value="0.0000543711567073668" calcext:value-type="float">
            <text:p>5,44E-05</text:p>
          </table:table-cell>
          <table:table-cell table:style-name="ce11" table:formula="of:= 1-SUM([.J107:.J109])" office:value-type="float" office:value="0.00000357505338510755" calcext:value-type="float">
            <text:p>3,58E-06</text:p>
          </table:table-cell>
          <table:table-cell table:style-name="ce11" table:formula="of:= 1-SUM([.K107:.K109])" office:value-type="float" office:value="0.000000450922968076029" calcext:value-type="float">
            <text:p>4,51E-07</text:p>
          </table:table-cell>
          <table:table-cell table:style-name="ce11" table:formula="of:= 1-SUM([.L107:.L109])" office:value-type="float" office:value="0.0000000566196239892847" calcext:value-type="float">
            <text:p>5,66E-08</text:p>
          </table:table-cell>
          <table:table-cell table:style-name="ce11" table:formula="of:= 1-SUM([.M107:.M109])" office:value-type="float" office:value="0.00000000363345342702104" calcext:value-type="float">
            <text:p>3,63E-09</text:p>
          </table:table-cell>
          <table:table-cell table:style-name="ce11" table:formula="of:= 1-SUM([.N107:.N109])" office:value-type="float" office:value="0.000000000454590476373085" calcext:value-type="float">
            <text:p>4,55E-10</text:p>
          </table:table-cell>
          <table:table-cell table:style-name="ce11" table:formula="of:= 1-SUM([.O107:.O109])" office:value-type="float" office:value="0.0000000000568493030428385" calcext:value-type="float">
            <text:p>5,68E-1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1" table:formula="of:=BINOMDIST(0;31;[.B1];0)" office:value-type="float" office:value="0.000000000465661287307739" calcext:value-type="float">
            <text:p>4,66E-10</text:p>
          </table:table-cell>
          <table:table-cell table:style-name="ce11" table:formula="of:=BINOMDIST(0;31;[.C1];0)" office:value-type="float" office:value="0.000990352031428306" calcext:value-type="float">
            <text:p>9,90E-04</text:p>
          </table:table-cell>
          <table:table-cell table:style-name="ce11" table:formula="of:=BINOMDIST(0;31;[.D1];0)" office:value-type="float" office:value="0.0381520424476946" calcext:value-type="float">
            <text:p>3,82E-02</text:p>
          </table:table-cell>
          <table:table-cell table:style-name="ce11" table:formula="of:=BINOMDIST(0;31;[.E1];0)" office:value-type="float" office:value="0.20390682574579" calcext:value-type="float">
            <text:p>2,04E-01</text:p>
          </table:table-cell>
          <table:table-cell table:style-name="ce11" table:formula="of:=BINOMDIST(0;31;[.F1];0)" office:value-type="float" office:value="0.534574632994788" calcext:value-type="float">
            <text:p>5,35E-01</text:p>
          </table:table-cell>
          <table:table-cell table:style-name="ce11" table:formula="of:=BINOMDIST(0;31;[.G1];0)" office:value-type="float" office:value="0.732303369654397" calcext:value-type="float">
            <text:p>7,32E-01</text:p>
          </table:table-cell>
          <table:table-cell table:style-name="ce11" table:formula="of:=BINOMDIST(0;31;[.H1];0)" office:value-type="float" office:value="0.856082270955123" calcext:value-type="float">
            <text:p>8,56E-01</text:p>
          </table:table-cell>
          <table:table-cell table:style-name="ce11" table:formula="of:=BINOMDIST(0;31;[.I1];0)" office:value-type="float" office:value="0.939824538049635" calcext:value-type="float">
            <text:p>9,40E-01</text:p>
          </table:table-cell>
          <table:table-cell table:style-name="ce11" table:formula="of:=BINOMDIST(0;31;[.J1];0)" office:value-type="float" office:value="0.969460536295823" calcext:value-type="float">
            <text:p>9,69E-01</text:p>
          </table:table-cell>
          <table:table-cell table:style-name="ce11" table:formula="of:=BINOMDIST(0;31;[.K1];0)" office:value-type="float" office:value="0.984615690086266" calcext:value-type="float">
            <text:p>9,85E-01</text:p>
          </table:table-cell>
          <table:table-cell table:style-name="ce11" table:formula="of:=BINOMDIST(0;31;[.L1];0)" office:value-type="float" office:value="0.99381856409029" calcext:value-type="float">
            <text:p>9,94E-01</text:p>
          </table:table-cell>
          <table:table-cell table:style-name="ce11" table:formula="of:=BINOMDIST(0;31;[.M1];0)" office:value-type="float" office:value="0.996904645508145" calcext:value-type="float">
            <text:p>9,97E-01</text:p>
          </table:table-cell>
          <table:table-cell table:style-name="ce11" table:formula="of:=BINOMDIST(0;31;[.N1];0)" office:value-type="float" office:value="0.998451161938322" calcext:value-type="float">
            <text:p>9,98E-0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table:formula="of:=BINOMDIST(1;31;[.B1];0)" office:value-type="float" office:value="0.0000000144354999065399" calcext:value-type="float">
            <text:p>1,44E-08</text:p>
          </table:table-cell>
          <table:table-cell table:style-name="ce11" table:formula="of:=BINOMDIST(1;31;[.C1];0)" office:value-type="float" office:value="0.00767522824356937" calcext:value-type="float">
            <text:p>7,68E-03</text:p>
          </table:table-cell>
          <table:table-cell table:style-name="ce11" table:formula="of:=BINOMDIST(1;31;[.D1];0)" office:value-type="float" office:value="0.13141259065317" calcext:value-type="float">
            <text:p>1,31E-01</text:p>
          </table:table-cell>
          <table:table-cell table:style-name="ce11" table:formula="of:=BINOMDIST(1;31;[.E1];0)" office:value-type="float" office:value="0.332690084111553" calcext:value-type="float">
            <text:p>3,33E-01</text:p>
          </table:table-cell>
          <table:table-cell table:style-name="ce11" table:formula="of:=BINOMDIST(1;31;[.F1];0)" office:value-type="float" office:value="0.338200278017111" calcext:value-type="float">
            <text:p>3,38E-01</text:p>
          </table:table-cell>
          <table:table-cell table:style-name="ce11" table:formula="of:=BINOMDIST(1;31;[.G1];0)" office:value-type="float" office:value="0.229307115750367" calcext:value-type="float">
            <text:p>2,29E-01</text:p>
          </table:table-cell>
          <table:table-cell table:style-name="ce11" table:formula="of:=BINOMDIST(1;31;[.H1];0)" office:value-type="float" office:value="0.133359549746778" calcext:value-type="float">
            <text:p>1,33E-01</text:p>
          </table:table-cell>
          <table:table-cell table:style-name="ce11" table:formula="of:=BINOMDIST(1;31;[.I1];0)" office:value-type="float" office:value="0.0583858931453681" calcext:value-type="float">
            <text:p>5,84E-02</text:p>
          </table:table-cell>
          <table:table-cell table:style-name="ce11" table:formula="of:=BINOMDIST(1;31;[.J1];0)" office:value-type="float" office:value="0.0300833599851557" calcext:value-type="float">
            <text:p>3,01E-02</text:p>
          </table:table-cell>
          <table:table-cell table:style-name="ce11" table:formula="of:=BINOMDIST(1;31;[.K1];0)" office:value-type="float" office:value="0.0152691777852297" calcext:value-type="float">
            <text:p>1,53E-02</text:p>
          </table:table-cell>
          <table:table-cell table:style-name="ce11" table:formula="of:=BINOMDIST(1;31;[.L1];0)" office:value-type="float" office:value="0.00616290767889558" calcext:value-type="float">
            <text:p>6,16E-03</text:p>
          </table:table-cell>
          <table:table-cell table:style-name="ce11" table:formula="of:=BINOMDIST(1;31;[.M1];0)" office:value-type="float" office:value="0.00309071347242249" calcext:value-type="float">
            <text:p>3,09E-03</text:p>
          </table:table-cell>
          <table:table-cell table:style-name="ce11" table:formula="of:=BINOMDIST(1;31;[.N1];0)" office:value-type="float" office:value="0.00154767668483864" calcext:value-type="float">
            <text:p>1,55E-0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table:formula="of:=BINOMDIST(2;31;[.B1];0)" office:value-type="float" office:value="0.000000216532498598099" calcext:value-type="float">
            <text:p>2,17E-07</text:p>
          </table:table-cell>
          <table:table-cell table:style-name="ce11" table:formula="of:=BINOMDIST(2;31;[.C1];0)" office:value-type="float" office:value="0.0287821059133851" calcext:value-type="float">
            <text:p>2,88E-02</text:p>
          </table:table-cell>
          <table:table-cell table:style-name="ce11" table:formula="of:=BINOMDIST(2;31;[.D1];0)" office:value-type="float" office:value="0.219020984421951" calcext:value-type="float">
            <text:p>2,19E-01</text:p>
          </table:table-cell>
          <table:table-cell table:style-name="ce11" table:formula="of:=BINOMDIST(2;31;[.E1];0)" office:value-type="float" office:value="0.262650066403857" calcext:value-type="float">
            <text:p>2,63E-01</text:p>
          </table:table-cell>
          <table:table-cell table:style-name="ce11" table:formula="of:=BINOMDIST(2;31;[.F1];0)" office:value-type="float" office:value="0.103530697352177" calcext:value-type="float">
            <text:p>1,04E-01</text:p>
          </table:table-cell>
          <table:table-cell table:style-name="ce11" table:formula="of:=BINOMDIST(2;31;[.G1];0)" office:value-type="float" office:value="0.0347435023864192" calcext:value-type="float">
            <text:p>3,47E-02</text:p>
          </table:table-cell>
          <table:table-cell table:style-name="ce11" table:formula="of:=BINOMDIST(2;31;[.H1];0)" office:value-type="float" office:value="0.0100522273678476" calcext:value-type="float">
            <text:p>1,01E-02</text:p>
          </table:table-cell>
          <table:table-cell table:style-name="ce11" table:formula="of:=BINOMDIST(2;31;[.I1];0)" office:value-type="float" office:value="0.00175508696829764" calcext:value-type="float">
            <text:p>1,76E-03</text:p>
          </table:table-cell>
          <table:table-cell table:style-name="ce11" table:formula="of:=BINOMDIST(2;31;[.J1];0)" office:value-type="float" office:value="0.000451702101879214" calcext:value-type="float">
            <text:p>4,52E-04</text:p>
          </table:table-cell>
          <table:table-cell table:style-name="ce11" table:formula="of:=BINOMDIST(2;31;[.K1];0)" office:value-type="float" office:value="0.000114576121449948" calcext:value-type="float">
            <text:p>1,15E-04</text:p>
          </table:table-cell>
          <table:table-cell table:style-name="ce11" table:formula="of:=BINOMDIST(2;31;[.L1];0)" office:value-type="float" office:value="0.0000184924215209909" calcext:value-type="float">
            <text:p>1,85E-05</text:p>
          </table:table-cell>
          <table:table-cell table:style-name="ce11" table:formula="of:=BINOMDIST(2;31;[.M1];0)" office:value-type="float" office:value="0.00000463653386201994" calcext:value-type="float">
            <text:p>4,64E-06</text:p>
          </table:table-cell>
          <table:table-cell table:style-name="ce11" table:formula="of:=BINOMDIST(2;31;[.N1];0)" office:value-type="float" office:value="0.0000011608155544067" calcext:value-type="float">
            <text:p>1,16E-0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table:formula="of:=BINOMDIST(3;31;[.B1];0)" office:value-type="float" office:value="0.00000209314748644829" calcext:value-type="float">
            <text:p>2,09E-06</text:p>
          </table:table-cell>
          <table:table-cell table:style-name="ce11" table:formula="of:=BINOMDIST(3;31;[.C1];0)" office:value-type="float" office:value="0.0695567559573474" calcext:value-type="float">
            <text:p>6,96E-02</text:p>
          </table:table-cell>
          <table:table-cell table:style-name="ce11" table:formula="of:=BINOMDIST(3;31;[.D1];0)" office:value-type="float" office:value="0.235244761045799" calcext:value-type="float">
            <text:p>2,35E-01</text:p>
          </table:table-cell>
          <table:table-cell table:style-name="ce11" table:formula="of:=BINOMDIST(3;31;[.E1];0)" office:value-type="float" office:value="0.13362898115284" calcext:value-type="float">
            <text:p>1,34E-01</text:p>
          </table:table-cell>
          <table:table-cell table:style-name="ce11" table:formula="of:=BINOMDIST(3;31;[.F1];0)" office:value-type="float" office:value="0.0204244232871641" calcext:value-type="float">
            <text:p>2,04E-02</text:p>
          </table:table-cell>
          <table:table-cell table:style-name="ce11" table:formula="of:=BINOMDIST(3;31;[.G1];0)" office:value-type="float" office:value="0.00339246319598033" calcext:value-type="float">
            <text:p>3,39E-03</text:p>
          </table:table-cell>
          <table:table-cell table:style-name="ce11" table:formula="of:=BINOMDIST(3;31;[.H1];0)" office:value-type="float" office:value="0.000488299151871993" calcext:value-type="float">
            <text:p>4,88E-04</text:p>
          </table:table-cell>
          <table:table-cell table:style-name="ce11" table:formula="of:=BINOMDIST(3;31;[.I1];0)" office:value-type="float" office:value="0.0000339996807485848" calcext:value-type="float">
            <text:p>3,40E-05</text:p>
          </table:table-cell>
          <table:table-cell table:style-name="ce11" table:formula="of:=BINOMDIST(3;31;[.J1];0)" office:value-type="float" office:value="0.00000437082447597504" calcext:value-type="float">
            <text:p>4,37E-06</text:p>
          </table:table-cell>
          <table:table-cell table:style-name="ce11" table:formula="of:=BINOMDIST(3;31;[.K1];0)" office:value-type="float" office:value="0.00000055406161781699" calcext:value-type="float">
            <text:p>5,54E-07</text:p>
          </table:table-cell>
          <table:table-cell table:style-name="ce11" table:formula="of:=BINOMDIST(3;31;[.L1];0)" office:value-type="float" office:value="0.0000000357591667739373" calcext:value-type="float">
            <text:p>3,58E-08</text:p>
          </table:table-cell>
          <table:table-cell table:style-name="ce11" table:formula="of:=BINOMDIST(3;31;[.M1];0)" office:value-type="float" office:value="0.00000000448243097638358" calcext:value-type="float">
            <text:p>4,48E-09</text:p>
          </table:table-cell>
          <table:table-cell table:style-name="ce11" table:formula="of:=BINOMDIST(3;31;[.N1];0)" office:value-type="float" office:value="0.000000000561088905741859" calcext:value-type="float">
            <text:p>5,61E-10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1" table:formula="of:=1- SUM([.C115:.C118])" office:value-type="float" office:value="0.999997675418854" calcext:value-type="float">
            <text:p>1,00E+00</text:p>
          </table:table-cell>
          <table:table-cell table:style-name="ce11" table:formula="of:=1- SUM([.D115:.D118])" office:value-type="float" office:value="0.89299555785427" calcext:value-type="float">
            <text:p>8,93E-01</text:p>
          </table:table-cell>
          <table:table-cell table:style-name="ce11" table:formula="of:=1- SUM([.E115:.E118])" office:value-type="float" office:value="0.376169621431386" calcext:value-type="float">
            <text:p>3,76E-01</text:p>
          </table:table-cell>
          <table:table-cell table:style-name="ce11" table:formula="of:=1- SUM([.F115:.F118])" office:value-type="float" office:value="0.0671240425859596" calcext:value-type="float">
            <text:p>6,71E-02</text:p>
          </table:table-cell>
          <table:table-cell table:style-name="ce11" table:formula="of:=1- SUM([.G115:.G118])" office:value-type="float" office:value="0.00326996834876014" calcext:value-type="float">
            <text:p>3,27E-03</text:p>
          </table:table-cell>
          <table:table-cell table:style-name="ce11" table:formula="of:=1- SUM([.H115:.H118])" office:value-type="float" office:value="0.000253549012836141" calcext:value-type="float">
            <text:p>2,54E-04</text:p>
          </table:table-cell>
          <table:table-cell table:style-name="ce11" table:formula="of:=1- SUM([.I115:.I118])" office:value-type="float" office:value="0.0000176527783799507" calcext:value-type="float">
            <text:p>1,77E-05</text:p>
          </table:table-cell>
          <table:table-cell table:style-name="ce11" table:formula="of:=1- SUM([.J115:.J118])" office:value-type="float" office:value="0.000000482155950276564" calcext:value-type="float">
            <text:p>4,82E-07</text:p>
          </table:table-cell>
          <table:table-cell table:style-name="ce11" table:formula="of:=1- SUM([.K115:.K118])" office:value-type="float" office:value="0.0000000307926665277236" calcext:value-type="float">
            <text:p>3,08E-08</text:p>
          </table:table-cell>
          <table:table-cell table:style-name="ce11" table:formula="of:=1- SUM([.L115:.L118])" office:value-type="float" office:value="0.000000001945436589601" calcext:value-type="float">
            <text:p>1,95E-09</text:p>
          </table:table-cell>
          <table:table-cell table:style-name="ce11" table:formula="of:=1- SUM([.M115:.M118])" office:value-type="float" office:value="0.0000000000501263475172209" calcext:value-type="float">
            <text:p>5,01E-11</text:p>
          </table:table-cell>
          <table:table-cell table:style-name="ce11" table:formula="of:=1- SUM([.N115:.N118])" office:value-type="float" office:value="0.00000000000313926662443009" calcext:value-type="float">
            <text:p>3,14E-12</text:p>
          </table:table-cell>
          <table:table-cell table:style-name="ce11" table:formula="of:=1- SUM([.O115:.O118])" office:value-type="float" office:value="0.000000000000196176408451265" calcext:value-type="float">
            <text:p>1,96E-13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11" table:formula="of:=BINOMDIST(0;63;[.B1];0)" office:value-type="float" office:value="1.0842021724855E-019" calcext:value-type="float">
            <text:p>1,08E-19</text:p>
          </table:table-cell>
          <table:table-cell table:style-name="ce11" table:formula="of:=BINOMDIST(0;63;[.C1];0)" office:value-type="float" office:value="0.000000784637716923338" calcext:value-type="float">
            <text:p>7,85E-07</text:p>
          </table:table-cell>
          <table:table-cell table:style-name="ce11" table:formula="of:=BINOMDIST(0;63;[.D1];0)" office:value-type="float" office:value="0.00131002050863762" calcext:value-type="float">
            <text:p>1,31E-03</text:p>
          </table:table-cell>
          <table:table-cell table:style-name="ce11" table:formula="of:=BINOMDIST(0;63;[.E1];0)" office:value-type="float" office:value="0.0394990939064379" calcext:value-type="float">
            <text:p>3,95E-02</text:p>
          </table:table-cell>
          <table:table-cell table:style-name="ce11" table:formula="of:=BINOMDIST(0;63;[.F1];0)" office:value-type="float" office:value="0.280054637476682" calcext:value-type="float">
            <text:p>2,80E-01</text:p>
          </table:table-cell>
          <table:table-cell table:style-name="ce11" table:formula="of:=BINOMDIST(0;63;[.G1];0)" office:value-type="float" office:value="0.530905542955113" calcext:value-type="float">
            <text:p>5,31E-01</text:p>
          </table:table-cell>
          <table:table-cell table:style-name="ce11" table:formula="of:=BINOMDIST(0;63;[.H1];0)" office:value-type="float" office:value="0.729212470370461" calcext:value-type="float">
            <text:p>7,29E-01</text:p>
          </table:table-cell>
          <table:table-cell table:style-name="ce11" table:formula="of:=BINOMDIST(0;63;[.I1];0)" office:value-type="float" office:value="0.88150362199557" calcext:value-type="float">
            <text:p>8,82E-01</text:p>
          </table:table-cell>
          <table:table-cell table:style-name="ce11" table:formula="of:=BINOMDIST(0;63;[.J1];0)" office:value-type="float" office:value="0.938913877703549" calcext:value-type="float">
            <text:p>9,39E-01</text:p>
          </table:table-cell>
          <table:table-cell table:style-name="ce11" table:formula="of:=BINOMDIST(0;63;[.K1];0)" office:value-type="float" office:value="0.968983323135472" calcext:value-type="float">
            <text:p>9,69E-01</text:p>
          </table:table-cell>
          <table:table-cell table:style-name="ce11" table:formula="of:=BINOMDIST(0;63;[.L1];0)" office:value-type="float" office:value="0.987477803262821" calcext:value-type="float">
            <text:p>9,87E-01</text:p>
          </table:table-cell>
          <table:table-cell table:style-name="ce11" table:formula="of:=BINOMDIST(0;63;[.M1];0)" office:value-type="float" office:value="0.993719490348497" calcext:value-type="float">
            <text:p>9,94E-01</text:p>
          </table:table-cell>
          <table:table-cell table:style-name="ce11" table:formula="of:=BINOMDIST(0;63;[.N1];0)" office:value-type="float" office:value="0.996854877539846" calcext:value-type="float">
            <text:p>9,97E-0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table:formula="of:=BINOMDIST(1;63;[.B1];0)" office:value-type="float" office:value="6.83047368665868E-018" calcext:value-type="float">
            <text:p>6,83E-18</text:p>
          </table:table-cell>
          <table:table-cell table:style-name="ce11" table:formula="of:=BINOMDIST(1;63;[.C1];0)" office:value-type="float" office:value="0.0000123580440415426" calcext:value-type="float">
            <text:p>1,24E-05</text:p>
          </table:table-cell>
          <table:table-cell table:style-name="ce11" table:formula="of:=BINOMDIST(1;63;[.D1];0)" office:value-type="float" office:value="0.00917014356046336" calcext:value-type="float">
            <text:p>9,17E-03</text:p>
          </table:table-cell>
          <table:table-cell table:style-name="ce11" table:formula="of:=BINOMDIST(1;63;[.E1];0)" office:value-type="float" office:value="0.130970679795031" calcext:value-type="float">
            <text:p>1,31E-01</text:p>
          </table:table-cell>
          <table:table-cell table:style-name="ce11" table:formula="of:=BINOMDIST(1;63;[.F1];0)" office:value-type="float" office:value="0.360070248184306" calcext:value-type="float">
            <text:p>3,60E-01</text:p>
          </table:table-cell>
          <table:table-cell table:style-name="ce11" table:formula="of:=BINOMDIST(1;63;[.G1];0)" office:value-type="float" office:value="0.337848981880526" calcext:value-type="float">
            <text:p>3,38E-01</text:p>
          </table:table-cell>
          <table:table-cell table:style-name="ce11" table:formula="of:=BINOMDIST(1;63;[.H1];0)" office:value-type="float" office:value="0.230856209212759" calcext:value-type="float">
            <text:p>2,31E-01</text:p>
          </table:table-cell>
          <table:table-cell table:style-name="ce11" table:formula="of:=BINOMDIST(1;63;[.I1];0)" office:value-type="float" office:value="0.111292040452347" calcext:value-type="float">
            <text:p>1,11E-01</text:p>
          </table:table-cell>
          <table:table-cell table:style-name="ce11" table:formula="of:=BINOMDIST(1;63;[.J1];0)" office:value-type="float" office:value="0.059210785080404" calcext:value-type="float">
            <text:p>5,92E-02</text:p>
          </table:table-cell>
          <table:table-cell table:style-name="ce11" table:formula="of:=BINOMDIST(1;63;[.K1];0)" office:value-type="float" office:value="0.0305382438006677" calcext:value-type="float">
            <text:p>3,05E-02</text:p>
          </table:table-cell>
          <table:table-cell table:style-name="ce11" table:formula="of:=BINOMDIST(1;63;[.L1];0)" office:value-type="float" office:value="0.0124447092629641" calcext:value-type="float">
            <text:p>1,24E-02</text:p>
          </table:table-cell>
          <table:table-cell table:style-name="ce11" table:formula="of:=BINOMDIST(1;63;[.M1];0)" office:value-type="float" office:value="0.00626105889508504" calcext:value-type="float">
            <text:p>6,26E-03</text:p>
          </table:table-cell>
          <table:table-cell table:style-name="ce11" table:formula="of:=BINOMDIST(1;63;[.N1];0)" office:value-type="float" office:value="0.00314024987674435" calcext:value-type="float">
            <text:p>3,14E-0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table:formula="of:=BINOMDIST(2;63;[.B1];0)" office:value-type="float" office:value="2.11744684286419E-016" calcext:value-type="float">
            <text:p>2,12E-16</text:p>
          </table:table-cell>
          <table:table-cell table:style-name="ce11" table:formula="of:=BINOMDIST(2;63;[.C1];0)" office:value-type="float" office:value="0.0000957748413219549" calcext:value-type="float">
            <text:p>9,58E-05</text:p>
          </table:table-cell>
          <table:table-cell table:style-name="ce11" table:formula="of:=BINOMDIST(2;63;[.D1];0)" office:value-type="float" office:value="0.031586050041596" calcext:value-type="float">
            <text:p>3,16E-02</text:p>
          </table:table-cell>
          <table:table-cell table:style-name="ce11" table:formula="of:=BINOMDIST(2;63;[.E1];0)" office:value-type="float" office:value="0.213689003876103" calcext:value-type="float">
            <text:p>2,14E-01</text:p>
          </table:table-cell>
          <table:table-cell table:style-name="ce11" table:formula="of:=BINOMDIST(2;63;[.F1];0)" office:value-type="float" office:value="0.227799544769663" calcext:value-type="float">
            <text:p>2,28E-01</text:p>
          </table:table-cell>
          <table:table-cell table:style-name="ce11" table:formula="of:=BINOMDIST(2;63;[.G1];0)" office:value-type="float" office:value="0.105791095336327" calcext:value-type="float">
            <text:p>1,06E-01</text:p>
          </table:table-cell>
          <table:table-cell table:style-name="ce11" table:formula="of:=BINOMDIST(2;63;[.H1];0)" office:value-type="float" office:value="0.0359625250532439" calcext:value-type="float">
            <text:p>3,60E-02</text:p>
          </table:table-cell>
          <table:table-cell table:style-name="ce11" table:formula="of:=BINOMDIST(2;63;[.I1];0)" office:value-type="float" office:value="0.00691393437679908" calcext:value-type="float">
            <text:p>6,91E-03</text:p>
          </table:table-cell>
          <table:table-cell table:style-name="ce11" table:formula="of:=BINOMDIST(2;63;[.J1];0)" office:value-type="float" office:value="0.00183737170920173" calcext:value-type="float">
            <text:p>1,84E-03</text:p>
          </table:table-cell>
          <table:table-cell table:style-name="ce11" table:formula="of:=BINOMDIST(2;63;[.K1];0)" office:value-type="float" office:value="0.000473579568694697" calcext:value-type="float">
            <text:p>4,74E-04</text:p>
          </table:table-cell>
          <table:table-cell table:style-name="ce11" table:formula="of:=BINOMDIST(2;63;[.L1];0)" office:value-type="float" office:value="0.000077172631956769" calcext:value-type="float">
            <text:p>7,72E-05</text:p>
          </table:table-cell>
          <table:table-cell table:style-name="ce11" table:formula="of:=BINOMDIST(2;63;[.M1];0)" office:value-type="float" office:value="0.0000194112236971333" calcext:value-type="float">
            <text:p>1,94E-05</text:p>
          </table:table-cell>
          <table:table-cell table:style-name="ce11" table:formula="of:=BINOMDIST(2;63;[.N1];0)" office:value-type="float" office:value="0.00000486763069048827" calcext:value-type="float">
            <text:p>4,87E-0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table:formula="of:=BINOMDIST(3;63;[.B1];0)" office:value-type="float" office:value="4.30547524715719E-015" calcext:value-type="float">
            <text:p>4,31E-15</text:p>
          </table:table-cell>
          <table:table-cell table:style-name="ce11" table:formula="of:=BINOMDIST(3;63;[.C1];0)" office:value-type="float" office:value="0.000486855443386604" calcext:value-type="float">
            <text:p>4,87E-04</text:p>
          </table:table-cell>
          <table:table-cell table:style-name="ce11" table:formula="of:=BINOMDIST(3;63;[.D1];0)" office:value-type="float" office:value="0.0713610760199021" calcext:value-type="float">
            <text:p>7,14E-02</text:p>
          </table:table-cell>
          <table:table-cell table:style-name="ce11" table:formula="of:=BINOMDIST(3;63;[.E1];0)" office:value-type="float" office:value="0.228684723446356" calcext:value-type="float">
            <text:p>2,29E-01</text:p>
          </table:table-cell>
          <table:table-cell table:style-name="ce11" table:formula="of:=BINOMDIST(3;63;[.F1];0)" office:value-type="float" office:value="0.0945290627955744" calcext:value-type="float">
            <text:p>9,45E-02</text:p>
          </table:table-cell>
          <table:table-cell table:style-name="ce11" table:formula="of:=BINOMDIST(3;63;[.G1];0)" office:value-type="float" office:value="0.0217281374259795" calcext:value-type="float">
            <text:p>2,17E-02</text:p>
          </table:table-cell>
          <table:table-cell table:style-name="ce11" table:formula="of:=BINOMDIST(3;63;[.H1];0)" office:value-type="float" office:value="0.00367456286138673" calcext:value-type="float">
            <text:p>3,67E-03</text:p>
          </table:table-cell>
          <table:table-cell table:style-name="ce11" table:formula="of:=BINOMDIST(3;63;[.I1];0)" office:value-type="float" office:value="0.000281730124906309" calcext:value-type="float">
            <text:p>2,82E-04</text:p>
          </table:table-cell>
          <table:table-cell table:style-name="ce11" table:formula="of:=BINOMDIST(3;63;[.J1];0)" office:value-type="float" office:value="0.0000373972887091442" calcext:value-type="float">
            <text:p>3,74E-05</text:p>
          </table:table-cell>
          <table:table-cell table:style-name="ce11" table:formula="of:=BINOMDIST(3;63;[.K1];0)" office:value-type="float" office:value="0.00000481713418215383" calcext:value-type="float">
            <text:p>4,82E-06</text:p>
          </table:table-cell>
          <table:table-cell table:style-name="ce11" table:formula="of:=BINOMDIST(3;63;[.L1];0)" office:value-type="float" office:value="0.000000313898149587445" calcext:value-type="float">
            <text:p>3,14E-07</text:p>
          </table:table-cell>
          <table:table-cell table:style-name="ce11" table:formula="of:=BINOMDIST(3;63;[.M1];0)" office:value-type="float" office:value="0.0000000394734355277239" calcext:value-type="float">
            <text:p>3,95E-08</text:p>
          </table:table-cell>
          <table:table-cell table:style-name="ce11" table:formula="of:=BINOMDIST(3;63;[.N1];0)" office:value-type="float" office:value="0.00000000494900531892902" calcext:value-type="float">
            <text:p>4,95E-09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1" table:formula="of:=BINOMDIST(4;63;[.B1];0)" office:value-type="float" office:value="0.0000000000000645821287073578" calcext:value-type="float">
            <text:p>6,46E-14</text:p>
          </table:table-cell>
          <table:table-cell table:style-name="ce11" table:formula="of:=BINOMDIST(4;63;[.C1];0)" office:value-type="float" office:value="0.00182570791269977" calcext:value-type="float">
            <text:p>1,83E-03</text:p>
          </table:table-cell>
          <table:table-cell table:style-name="ce11" table:formula="of:=BINOMDIST(4;63;[.D1];0)" office:value-type="float" office:value="0.118935126699837" calcext:value-type="float">
            <text:p>1,19E-01</text:p>
          </table:table-cell>
          <table:table-cell table:style-name="ce11" table:formula="of:=BINOMDIST(4;63;[.E1];0)" office:value-type="float" office:value="0.18054057114186" calcext:value-type="float">
            <text:p>1,81E-01</text:p>
          </table:table-cell>
          <table:table-cell table:style-name="ce11" table:formula="of:=BINOMDIST(4;63;[.F1];0)" office:value-type="float" office:value="0.0289374682027268" calcext:value-type="float">
            <text:p>2,89E-02</text:p>
          </table:table-cell>
          <table:table-cell table:style-name="ce11" table:formula="of:=BINOMDIST(4;63;[.G1];0)" office:value-type="float" office:value="0.00329214203423932" calcext:value-type="float">
            <text:p>3,29E-03</text:p>
          </table:table-cell>
          <table:table-cell table:style-name="ce11" table:formula="of:=BINOMDIST(4;63;[.H1];0)" office:value-type="float" office:value="0.000276977100104527" calcext:value-type="float">
            <text:p>2,77E-04</text:p>
          </table:table-cell>
          <table:table-cell table:style-name="ce11" table:formula="of:=BINOMDIST(4;63;[.I1];0)" office:value-type="float" office:value="0.00000846884143004936" calcext:value-type="float">
            <text:p>8,47E-06</text:p>
          </table:table-cell>
          <table:table-cell table:style-name="ce11" table:formula="of:=BINOMDIST(4;63;[.J1];0)" office:value-type="float" office:value="0.000000561520851488652" calcext:value-type="float">
            <text:p>5,62E-07</text:p>
          </table:table-cell>
          <table:table-cell table:style-name="ce11" table:formula="of:=BINOMDIST(4;63;[.K1];0)" office:value-type="float" office:value="0.0000000361465796559817" calcext:value-type="float">
            <text:p>3,61E-08</text:p>
          </table:table-cell>
          <table:table-cell table:style-name="ce11" table:formula="of:=BINOMDIST(4;63;[.L1];0)" office:value-type="float" office:value="0.000000000941882825327399" calcext:value-type="float">
            <text:p>9,42E-10</text:p>
          </table:table-cell>
          <table:table-cell table:style-name="ce11" table:formula="of:=BINOMDIST(4;63;[.M1];0)" office:value-type="float" office:value="0.0000000000592160748990757" calcext:value-type="float">
            <text:p>5,92E-11</text:p>
          </table:table-cell>
          <table:table-cell table:style-name="ce11" table:formula="of:=BINOMDIST(4;63;[.N1];0)" office:value-type="float" office:value="0.00000000000371193958617608" calcext:value-type="float">
            <text:p>3,71E-1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table:formula="of:=BINOMDIST(5;63;[.B1];0)" office:value-type="float" office:value="0.000000000000762069118746822" calcext:value-type="float">
            <text:p>7,62E-13</text:p>
          </table:table-cell>
          <table:table-cell table:style-name="ce11" table:formula="of:=BINOMDIST(5;63;[.C1];0)" office:value-type="float" office:value="0.00538583834246431" calcext:value-type="float">
            <text:p>5,39E-03</text:p>
          </table:table-cell>
          <table:table-cell table:style-name="ce11" table:formula="of:=BINOMDIST(5;63;[.D1];0)" office:value-type="float" office:value="0.155937166117564" calcext:value-type="float">
            <text:p>1,56E-01</text:p>
          </table:table-cell>
          <table:table-cell table:style-name="ce11" table:formula="of:=BINOMDIST(5;63;[.E1];0)" office:value-type="float" office:value="0.112125196814418" calcext:value-type="float">
            <text:p>1,12E-01</text:p>
          </table:table-cell>
          <table:table-cell table:style-name="ce11" table:formula="of:=BINOMDIST(5;63;[.F1];0)" office:value-type="float" office:value="0.00696861479167708" calcext:value-type="float">
            <text:p>6,97E-03</text:p>
          </table:table-cell>
          <table:table-cell table:style-name="ce11" table:formula="of:=BINOMDIST(5;63;[.G1];0)" office:value-type="float" office:value="0.000392396727313374" calcext:value-type="float">
            <text:p>3,92E-04</text:p>
          </table:table-cell>
          <table:table-cell table:style-name="ce11" table:formula="of:=BINOMDIST(5;63;[.H1];0)" office:value-type="float" office:value="0.0000164237677448916" calcext:value-type="float">
            <text:p>1,64E-05</text:p>
          </table:table-cell>
          <table:table-cell table:style-name="ce11" table:formula="of:=BINOMDIST(5;63;[.I1];0)" office:value-type="float" office:value="0.000000200265188125416" calcext:value-type="float">
            <text:p>2,00E-07</text:p>
          </table:table-cell>
          <table:table-cell table:style-name="ce11" table:formula="of:=BINOMDIST(5;63;[.J1];0)" office:value-type="float" office:value="0.00000000663257862619229" calcext:value-type="float">
            <text:p>6,63E-09</text:p>
          </table:table-cell>
          <table:table-cell table:style-name="ce11" table:formula="of:=BINOMDIST(5;63;[.K1];0)" office:value-type="float" office:value="0.000000000213371505723153" calcext:value-type="float">
            <text:p>2,13E-10</text:p>
          </table:table-cell>
          <table:table-cell table:style-name="ce11" table:formula="of:=BINOMDIST(5;63;[.L1];0)" office:value-type="float" office:value="0.00000000000222328812539774" calcext:value-type="float">
            <text:p>2,22E-12</text:p>
          </table:table-cell>
          <table:table-cell table:style-name="ce11" table:formula="of:=BINOMDIST(5;63;[.M1];0)" office:value-type="float" office:value="0.000000000000069881956576567" calcext:value-type="float">
            <text:p>6,99E-14</text:p>
          </table:table-cell>
          <table:table-cell table:style-name="ce11" table:formula="of:=BINOMDIST(5;63;[.N1];0)" office:value-type="float" office:value="2.19015386353706E-015" calcext:value-type="float">
            <text:p>2,19E-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1" table:formula="of:=BINOMDIST(6;63;[.B1];0)" office:value-type="float" office:value="0.00000000000736666814788595" calcext:value-type="float">
            <text:p>7,37E-12</text:p>
          </table:table-cell>
          <table:table-cell table:style-name="ce11" table:formula="of:=BINOMDIST(6;63;[.C1];0)" office:value-type="float" office:value="0.0130157759942887" calcext:value-type="float">
            <text:p>1,30E-02</text:p>
          </table:table-cell>
          <table:table-cell table:style-name="ce11" table:formula="of:=BINOMDIST(6;63;[.D1];0)" office:value-type="float" office:value="0.167488067311457" calcext:value-type="float">
            <text:p>1,67E-01</text:p>
          </table:table-cell>
          <table:table-cell table:style-name="ce11" table:formula="of:=BINOMDIST(6;63;[.E1];0)" office:value-type="float" office:value="0.0570461527652304" calcext:value-type="float">
            <text:p>5,70E-02</text:p>
          </table:table-cell>
          <table:table-cell table:style-name="ce11" table:formula="of:=BINOMDIST(6;63;[.F1];0)" office:value-type="float" office:value="0.00137476074121521" calcext:value-type="float">
            <text:p>1,37E-03</text:p>
          </table:table-cell>
          <table:table-cell table:style-name="ce11" table:formula="of:=BINOMDIST(6;63;[.G1];0)" office:value-type="float" office:value="0.0000383148319598917" calcext:value-type="float">
            <text:p>3,83E-05</text:p>
          </table:table-cell>
          <table:table-cell table:style-name="ce11" table:formula="of:=BINOMDIST(6;63;[.H1];0)" office:value-type="float" office:value="0.000000797804463319691" calcext:value-type="float">
            <text:p>7,98E-07</text:p>
          </table:table-cell>
          <table:table-cell table:style-name="ce11" table:formula="of:=BINOMDIST(6;63;[.I1];0)" office:value-type="float" office:value="0.00000000387955274257652" calcext:value-type="float">
            <text:p>3,88E-09</text:p>
          </table:table-cell>
          <table:table-cell table:style-name="ce11" table:formula="of:=BINOMDIST(6;63;[.J1];0)" office:value-type="float" office:value="0.0000000000641791058256845" calcext:value-type="float">
            <text:p>6,42E-11</text:p>
          </table:table-cell>
          <table:table-cell table:style-name="ce11" table:formula="of:=BINOMDIST(6;63;[.K1];0)" office:value-type="float" office:value="0.00000000000103181151675362" calcext:value-type="float">
            <text:p>1,03E-12</text:p>
          </table:table-cell>
          <table:table-cell table:style-name="ce11" table:formula="of:=BINOMDIST(6;63;[.L1];0)" office:value-type="float" office:value="4.2992168858128E-015" calcext:value-type="float">
            <text:p>4,30E-15</text:p>
          </table:table-cell>
          <table:table-cell table:style-name="ce11" table:formula="of:=BINOMDIST(6;63;[.M1];0)" office:value-type="float" office:value="6.75593139554103E-017" calcext:value-type="float">
            <text:p>6,76E-17</text:p>
          </table:table-cell>
          <table:table-cell table:style-name="ce11" table:formula="of:=BINOMDIST(6;63;[.N1];0)" office:value-type="float" office:value="1.05862729874118E-018" calcext:value-type="float">
            <text:p>1,06E-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1" table:formula="of:=BINOMDIST(7;63;[.B1];0)" office:value-type="float" office:value="0.0000000000599857263470713" calcext:value-type="float">
            <text:p>6,00E-11</text:p>
          </table:table-cell>
          <table:table-cell table:style-name="ce11" table:formula="of:=BINOMDIST(7;63;[.C1];0)" office:value-type="float" office:value="0.0264964011312307" calcext:value-type="float">
            <text:p>2,65E-02</text:p>
          </table:table-cell>
          <table:table-cell table:style-name="ce11" table:formula="of:=BINOMDIST(7;63;[.D1];0)" office:value-type="float" office:value="0.151536822805604" calcext:value-type="float">
            <text:p>1,52E-01</text:p>
          </table:table-cell>
          <table:table-cell table:style-name="ce11" table:formula="of:=BINOMDIST(7;63;[.E1];0)" office:value-type="float" office:value="0.0244483511850988" calcext:value-type="float">
            <text:p>2,44E-02</text:p>
          </table:table-cell>
          <table:table-cell table:style-name="ce11" table:formula="of:=BINOMDIST(7;63;[.F1];0)" office:value-type="float" office:value="0.000228458782067833" calcext:value-type="float">
            <text:p>2,28E-04</text:p>
          </table:table-cell>
          <table:table-cell table:style-name="ce11" table:formula="of:=BINOMDIST(7;63;[.G1];0)" office:value-type="float" office:value="0.00000315143639496945" calcext:value-type="float">
            <text:p>3,15E-06</text:p>
          </table:table-cell>
          <table:table-cell table:style-name="ce11" table:formula="of:=BINOMDIST(7;63;[.H1];0)" office:value-type="float" office:value="0.0000000326452651896787" calcext:value-type="float">
            <text:p>3,26E-08</text:p>
          </table:table-cell>
          <table:table-cell table:style-name="ce11" table:formula="of:=BINOMDIST(7;63;[.I1];0)" office:value-type="float" office:value="0.0000000000633079033286178" calcext:value-type="float">
            <text:p>6,33E-11</text:p>
          </table:table-cell>
          <table:table-cell table:style-name="ce11" table:formula="of:=BINOMDIST(7;63;[.J1];0)" office:value-type="float" office:value="0.000000000000523124414709569" calcext:value-type="float">
            <text:p>5,23E-13</text:p>
          </table:table-cell>
          <table:table-cell table:style-name="ce11" table:formula="of:=BINOMDIST(7;63;[.K1];0)" office:value-type="float" office:value="4.20304841384665E-015" calcext:value-type="float">
            <text:p>4,20E-15</text:p>
          </table:table-cell>
          <table:table-cell table:style-name="ce11" table:formula="of:=BINOMDIST(7;63;[.L1];0)" office:value-type="float" office:value="7.00298238194294E-018" calcext:value-type="float">
            <text:p>7,00E-18</text:p>
          </table:table-cell>
          <table:table-cell table:style-name="ce11" table:formula="of:=BINOMDIST(7;63;[.M1];0)" office:value-type="float" office:value="5.50180860294371E-020" calcext:value-type="float">
            <text:p>5,50E-20</text:p>
          </table:table-cell>
          <table:table-cell table:style-name="ce11" table:formula="of:=BINOMDIST(7;63;[.N1];0)" office:value-type="float" office:value="4.31034094763649E-022" calcext:value-type="float">
            <text:p>4,31E-22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 table:formula="of:=BINOMDIST(8;63;[.B1];0)" office:value-type="float" office:value="0.000000000419900084429499" calcext:value-type="float">
            <text:p>4,20E-10</text:p>
          </table:table-cell>
          <table:table-cell table:style-name="ce11" table:formula="of:=BINOMDIST(8;63;[.C1];0)" office:value-type="float" office:value="0.0463687019796537" calcext:value-type="float">
            <text:p>4,64E-02</text:p>
          </table:table-cell>
          <table:table-cell table:style-name="ce11" table:formula="of:=BINOMDIST(8;63;[.D1];0)" office:value-type="float" office:value="0.117861973293248" calcext:value-type="float">
            <text:p>1,18E-01</text:p>
          </table:table-cell>
          <table:table-cell table:style-name="ce11" table:formula="of:=BINOMDIST(8;63;[.E1];0)" office:value-type="float" office:value="0.0090072872787206" calcext:value-type="float">
            <text:p>9,01E-03</text:p>
          </table:table-cell>
          <table:table-cell table:style-name="ce11" table:formula="of:=BINOMDIST(8;63;[.F1];0)" office:value-type="float" office:value="0.0000326369688668333" calcext:value-type="float">
            <text:p>3,26E-05</text:p>
          </table:table-cell>
          <table:table-cell table:style-name="ce11" table:formula="of:=BINOMDIST(8;63;[.G1];0)" office:value-type="float" office:value="0.000000222828836007941" calcext:value-type="float">
            <text:p>2,23E-07</text:p>
          </table:table-cell>
          <table:table-cell table:style-name="ce11" table:formula="of:=BINOMDIST(8;63;[.H1];0)" office:value-type="float" office:value="0.00000000114832591119473" calcext:value-type="float">
            <text:p>1,15E-09</text:p>
          </table:table-cell>
          <table:table-cell table:style-name="ce11" table:formula="of:=BINOMDIST(8;63;[.I1];0)" office:value-type="float" office:value="0.000000000000888086820241131" calcext:value-type="float">
            <text:p>8,88E-13</text:p>
          </table:table-cell>
          <table:table-cell table:style-name="ce11" table:formula="of:=BINOMDIST(8;63;[.J1];0)" office:value-type="float" office:value="3.66553643940639E-015" calcext:value-type="float">
            <text:p>3,67E-15</text:p>
          </table:table-cell>
          <table:table-cell table:style-name="ce11" table:formula="of:=BINOMDIST(8;63;[.K1];0)" office:value-type="float" office:value="1.47180284626946E-017" calcext:value-type="float">
            <text:p>1,47E-17</text:p>
          </table:table-cell>
          <table:table-cell table:style-name="ce11" table:formula="of:=BINOMDIST(8;63;[.L1];0)" office:value-type="float" office:value="9.80613656203253E-021" calcext:value-type="float">
            <text:p>9,81E-21</text:p>
          </table:table-cell>
          <table:table-cell table:style-name="ce11" table:formula="of:=BINOMDIST(8;63;[.M1];0)" office:value-type="float" office:value="3.85165118717931E-023" calcext:value-type="float">
            <text:p>3,85E-23</text:p>
          </table:table-cell>
          <table:table-cell table:style-name="ce11" table:formula="of:=BINOMDIST(8;63;[.N1];0)" office:value-type="float" office:value="1.50869476641109E-025" calcext:value-type="float">
            <text:p>1,51E-2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e simbolo</text:p>
          </table:table-cell>
          <table:table-cell table:style-name="ce11" table:formula="of:=1-SUM([.C124:.C132])" office:value-type="float" office:value="0.999999999511916" calcext:value-type="float">
            <text:p>1,00E+00</text:p>
          </table:table-cell>
          <table:table-cell table:style-name="ce11" table:formula="of:=1-SUM([.D124:.D132])" office:value-type="float" office:value="0.906311801673196" calcext:value-type="float">
            <text:p>9,06E-01</text:p>
          </table:table-cell>
          <table:table-cell table:style-name="ce11" table:formula="of:=1-SUM([.E124:.E132])" office:value-type="float" office:value="0.174813553641691" calcext:value-type="float">
            <text:p>1,75E-01</text:p>
          </table:table-cell>
          <table:table-cell table:style-name="ce11" table:formula="of:=1-SUM([.F124:.F132])" office:value-type="float" office:value="0.00398893979074333" calcext:value-type="float">
            <text:p>3,99E-03</text:p>
          </table:table-cell>
          <table:table-cell table:style-name="ce11" table:formula="of:=1-SUM([.G124:.G132])" office:value-type="float" office:value="0.00000456728722120214" calcext:value-type="float">
            <text:p>4,57E-06</text:p>
          </table:table-cell>
          <table:table-cell table:style-name="ce11" table:formula="of:=1-SUM([.H124:.H132])" office:value-type="float" office:value="0.0000000145433106668591" calcext:value-type="float">
            <text:p>1,45E-08</text:p>
          </table:table-cell>
          <table:table-cell table:style-name="ce11" table:formula="of:=1-SUM([.I124:.I132])" office:value-type="float" office:value="0.0000000000362450069957276" calcext:value-type="float">
            <text:p>3,62E-11</text:p>
          </table:table-cell>
          <table:table-cell table:style-name="ce11" table:formula="of:=1-SUM([.J124:.J132])" office:value-type="float" office:value="0.0000000000000111022302462516" calcext:value-type="float">
            <text:p>1,11E-14</text:p>
          </table:table-cell>
          <table:table-cell table:style-name="ce14"/>
          <table:table-cell table:style-name="ce11" table:number-columns-repeated="4"/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0" calcext:value-type="float">
            <text:p>0</text:p>
          </table:table-cell>
          <table:table-cell table:style-name="ce11" table:formula="of:=BINOMDIST([.$B137];[.$A$137];[.B$1];0)" office:value-type="float" office:value="5.87747175411144E-039" calcext:value-type="float">
            <text:p>5,88E-39</text:p>
          </table:table-cell>
          <table:table-cell table:style-name="ce11" table:formula="of:=BINOMDIST([.$B137];[.$A$137];[.C$1];0)" office:value-type="float" office:value="0.000000000000492525077454934" calcext:value-type="float">
            <text:p>4,93E-13</text:p>
          </table:table-cell>
          <table:table-cell table:style-name="ce11" table:formula="of:=BINOMDIST([.$B137];[.$A$137];[.D$1];0)" office:value-type="float" office:value="0.00000154453835974606" calcext:value-type="float">
            <text:p>1,54E-06</text:p>
          </table:table-cell>
          <table:table-cell table:style-name="ce11" table:formula="of:=BINOMDIST([.$B137];[.$A$137];[.E$1];0)" office:value-type="float" office:value="0.00148216949845812" calcext:value-type="float">
            <text:p>1,48E-03</text:p>
          </table:table-cell>
          <table:table-cell table:style-name="ce11" table:formula="of:=BINOMDIST([.$B137];[.$A$137];[.F$1];0)" office:value-type="float" office:value="0.076861987972752" calcext:value-type="float">
            <text:p>7,69E-02</text:p>
          </table:table-cell>
          <table:table-cell table:style-name="ce11" table:formula="of:=BINOMDIST([.$B137];[.$A$137];[.G$1];0)" office:value-type="float" office:value="0.279042088585059" calcext:value-type="float">
            <text:p>2,79E-01</text:p>
          </table:table-cell>
          <table:table-cell table:style-name="ce11" table:formula="of:=BINOMDIST([.$B137];[.$A$137];[.H$1];0)" office:value-type="float" office:value="0.529092072809072" calcext:value-type="float">
            <text:p>5,29E-01</text:p>
          </table:table-cell>
          <table:table-cell table:style-name="ce11" table:formula="of:=BINOMDIST([.$B137];[.$A$137];[.I$1];0)" office:value-type="float" office:value="0.775494538320126" calcext:value-type="float">
            <text:p>7,75E-01</text:p>
          </table:table-cell>
          <table:table-cell table:style-name="ce11" table:formula="of:=BINOMDIST([.$B137];[.$A$137];[.J$1];0)" office:value-type="float" office:value="0.880677710474571" calcext:value-type="float">
            <text:p>8,81E-01</text:p>
          </table:table-cell>
          <table:table-cell table:style-name="ce11" table:formula="of:=BINOMDIST([.$B137];[.$A$137];[.K$1];0)" office:value-type="float" office:value="0.938459216174405" calcext:value-type="float">
            <text:p>9,38E-01</text:p>
          </table:table-cell>
          <table:table-cell table:style-name="ce11" table:formula="of:=BINOMDIST([.$B137];[.$A$137];[.L$1];0)" office:value-type="float" office:value="0.974917389454378" calcext:value-type="float">
            <text:p>9,75E-01</text:p>
          </table:table-cell>
          <table:table-cell table:style-name="ce11" table:formula="of:=BINOMDIST([.$B137];[.$A$137];[.M$1];0)" office:value-type="float" office:value="0.987379677655927" calcext:value-type="float">
            <text:p>9,87E-01</text:p>
          </table:table-cell>
          <table:table-cell table:style-name="ce11" table:formula="of:=BINOMDIST([.$B137];[.$A$137];[.N$1];0)" office:value-type="float" office:value="0.993669960892638" calcext:value-type="float">
            <text:p>9,94E-01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1" table:formula="of:=BINOMDIST([.$B138];[.$A$137];[.B$1];0)" office:value-type="float" office:value="7.46438912772153E-037" calcext:value-type="float">
            <text:p>7,46E-37</text:p>
          </table:table-cell>
          <table:table-cell table:style-name="ce11" table:formula="of:=BINOMDIST([.$B138];[.$A$137];[.C$1];0)" office:value-type="float" office:value="0.0000000000156376712091942" calcext:value-type="float">
            <text:p>1,56E-11</text:p>
          </table:table-cell>
          <table:table-cell table:style-name="ce11" table:formula="of:=BINOMDIST([.$B138];[.$A$137];[.D$1];0)" office:value-type="float" office:value="0.0000217951524097499" calcext:value-type="float">
            <text:p>2,18E-05</text:p>
          </table:table-cell>
          <table:table-cell table:style-name="ce11" table:formula="of:=BINOMDIST([.$B138];[.$A$137];[.E$1];0)" office:value-type="float" office:value="0.00990713296337797" calcext:value-type="float">
            <text:p>9,91E-03</text:p>
          </table:table-cell>
          <table:table-cell table:style-name="ce11" table:formula="of:=BINOMDIST([.$B138];[.$A$137];[.F$1];0)" office:value-type="float" office:value="0.199213723929378" calcext:value-type="float">
            <text:p>1,99E-01</text:p>
          </table:table-cell>
          <table:table-cell table:style-name="ce11" table:formula="of:=BINOMDIST([.$B138];[.$A$137];[.G$1];0)" office:value-type="float" office:value="0.357963083336389" calcext:value-type="float">
            <text:p>3,58E-01</text:p>
          </table:table-cell>
          <table:table-cell table:style-name="ce11" table:formula="of:=BINOMDIST([.$B138];[.$A$137];[.H$1];0)" office:value-type="float" office:value="0.337661775109307" calcext:value-type="float">
            <text:p>3,38E-01</text:p>
          </table:table-cell>
          <table:table-cell table:style-name="ce11" table:formula="of:=BINOMDIST([.$B138];[.$A$137];[.I$1];0)" office:value-type="float" office:value="0.197370353440192" calcext:value-type="float">
            <text:p>1,97E-01</text:p>
          </table:table-cell>
          <table:table-cell table:style-name="ce11" table:formula="of:=BINOMDIST([.$B138];[.$A$137];[.J$1];0)" office:value-type="float" office:value="0.111958027257528" calcext:value-type="float">
            <text:p>1,12E-01</text:p>
          </table:table-cell>
          <table:table-cell table:style-name="ce11" table:formula="of:=BINOMDIST([.$B138];[.$A$137];[.K$1];0)" office:value-type="float" office:value="0.059621971212681" calcext:value-type="float">
            <text:p>5,96E-02</text:p>
          </table:table-cell>
          <table:table-cell table:style-name="ce11" table:formula="of:=BINOMDIST([.$B138];[.$A$137];[.L$1];0)" office:value-type="float" office:value="0.0247678552631938" calcext:value-type="float">
            <text:p>2,48E-02</text:p>
          </table:table-cell>
          <table:table-cell table:style-name="ce11" table:formula="of:=BINOMDIST([.$B138];[.$A$137];[.M$1];0)" office:value-type="float" office:value="0.0125409760038307" calcext:value-type="float">
            <text:p>1,25E-02</text:p>
          </table:table-cell>
          <table:table-cell table:style-name="ce11" table:formula="of:=BINOMDIST([.$B138];[.$A$137];[.N$1];0)" office:value-type="float" office:value="0.00631011975765613" calcext:value-type="float">
            <text:p>6,31E-03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1" table:formula="of:=BINOMDIST([.$B139];[.$A$137];[.B$1];0)" office:value-type="float" office:value="4.70256515046456E-035" calcext:value-type="float">
            <text:p>4,70E-35</text:p>
          </table:table-cell>
          <table:table-cell table:style-name="ce11" table:formula="of:=BINOMDIST([.$B139];[.$A$137];[.C$1];0)" office:value-type="float" office:value="0.000000000246293321544808" calcext:value-type="float">
            <text:p>2,46E-10</text:p>
          </table:table-cell>
          <table:table-cell table:style-name="ce11" table:formula="of:=BINOMDIST([.$B139];[.$A$137];[.D$1];0)" office:value-type="float" office:value="0.00015256606686825" calcext:value-type="float">
            <text:p>1,53E-04</text:p>
          </table:table-cell>
          <table:table-cell table:style-name="ce11" table:formula="of:=BINOMDIST([.$B139];[.$A$137];[.E$1];0)" office:value-type="float" office:value="0.0328499671943585" calcext:value-type="float">
            <text:p>3,28E-02</text:p>
          </table:table-cell>
          <table:table-cell table:style-name="ce11" table:formula="of:=BINOMDIST([.$B139];[.$A$137];[.F$1];0)" office:value-type="float" office:value="0.256131930766343" calcext:value-type="float">
            <text:p>2,56E-01</text:p>
          </table:table-cell>
          <table:table-cell table:style-name="ce11" table:formula="of:=BINOMDIST([.$B139];[.$A$137];[.G$1];0)" office:value-type="float" office:value="0.227794689395884" calcext:value-type="float">
            <text:p>2,28E-01</text:p>
          </table:table-cell>
          <table:table-cell table:style-name="ce11" table:formula="of:=BINOMDIST([.$B139];[.$A$137];[.H$1];0)" office:value-type="float" office:value="0.106897948903952" calcext:value-type="float">
            <text:p>1,07E-01</text:p>
          </table:table-cell>
          <table:table-cell table:style-name="ce11" table:formula="of:=BINOMDIST([.$B139];[.$A$137];[.I$1];0)" office:value-type="float" office:value="0.0249185015365373" calcext:value-type="float">
            <text:p>2,49E-02</text:p>
          </table:table-cell>
          <table:table-cell table:style-name="ce11" table:formula="of:=BINOMDIST([.$B139];[.$A$137];[.J$1];0)" office:value-type="float" office:value="0.00706041613335762" calcext:value-type="float">
            <text:p>7,06E-03</text:p>
          </table:table-cell>
          <table:table-cell table:style-name="ce11" table:formula="of:=BINOMDIST([.$B139];[.$A$137];[.K$1];0)" office:value-type="float" office:value="0.00187903160900395" calcext:value-type="float">
            <text:p>1,88E-03</text:p>
          </table:table-cell>
          <table:table-cell table:style-name="ce11" table:formula="of:=BINOMDIST([.$B139];[.$A$137];[.L$1];0)" office:value-type="float" office:value="0.000312137403797002" calcext:value-type="float">
            <text:p>3,12E-04</text:p>
          </table:table-cell>
          <table:table-cell table:style-name="ce11" table:formula="of:=BINOMDIST([.$B139];[.$A$137];[.M$1];0)" office:value-type="float" office:value="0.000079016050429176" calcext:value-type="float">
            <text:p>7,90E-05</text:p>
          </table:table-cell>
          <table:table-cell table:style-name="ce11" table:formula="of:=BINOMDIST([.$B139];[.$A$137];[.N$1];0)" office:value-type="float" office:value="0.0000198778711301733" calcext:value-type="float">
            <text:p>1,99E-05</text:p>
          </table:table-cell>
          <table:table-cell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1" table:formula="of:=BINOMDIST([.$B140];[.$A$137];[.B$1];0)" office:value-type="float" office:value="1.9594021460269E-033" calcext:value-type="float">
            <text:p>1,96E-33</text:p>
          </table:table-cell>
          <table:table-cell table:style-name="ce11" table:formula="of:=BINOMDIST([.$B140];[.$A$137];[.C$1];0)" office:value-type="float" office:value="0.00000000256555543275842" calcext:value-type="float">
            <text:p>2,57E-09</text:p>
          </table:table-cell>
          <table:table-cell table:style-name="ce11" table:formula="of:=BINOMDIST([.$B140];[.$A$137];[.D$1];0)" office:value-type="float" office:value="0.000706324383649303" calcext:value-type="float">
            <text:p>7,06E-04</text:p>
          </table:table-cell>
          <table:table-cell table:style-name="ce11" table:formula="of:=BINOMDIST([.$B140];[.$A$137];[.E$1];0)" office:value-type="float" office:value="0.0720394017420143" calcext:value-type="float">
            <text:p>7,20E-02</text:p>
          </table:table-cell>
          <table:table-cell table:style-name="ce11" table:formula="of:=BINOMDIST([.$B140];[.$A$137];[.F$1];0)" office:value-type="float" office:value="0.217799260855733" calcext:value-type="float">
            <text:p>2,18E-01</text:p>
          </table:table-cell>
          <table:table-cell table:style-name="ce11" table:formula="of:=BINOMDIST([.$B140];[.$A$137];[.G$1];0)" office:value-type="float" office:value="0.0958731857726783" calcext:value-type="float">
            <text:p>9,59E-02</text:p>
          </table:table-cell>
          <table:table-cell table:style-name="ce11" table:formula="of:=BINOMDIST([.$B140];[.$A$137];[.H$1];0)" office:value-type="float" office:value="0.0223823176097051" calcext:value-type="float">
            <text:p>2,24E-02</text:p>
          </table:table-cell>
          <table:table-cell table:style-name="ce11" table:formula="of:=BINOMDIST([.$B140];[.$A$137];[.I$1];0)" office:value-type="float" office:value="0.00208070320111367" calcext:value-type="float">
            <text:p>2,08E-03</text:p>
          </table:table-cell>
          <table:table-cell table:style-name="ce11" table:formula="of:=BINOMDIST([.$B140];[.$A$137];[.J$1];0)" office:value-type="float" office:value="0.000294478484040608" calcext:value-type="float">
            <text:p>2,94E-04</text:p>
          </table:table-cell>
          <table:table-cell table:style-name="ce11" table:formula="of:=BINOMDIST([.$B140];[.$A$137];[.K$1];0)" office:value-type="float" office:value="0.0000391660748916949" calcext:value-type="float">
            <text:p>3,92E-05</text:p>
          </table:table-cell>
          <table:table-cell table:style-name="ce11" table:formula="of:=BINOMDIST([.$B140];[.$A$137];[.L$1];0)" office:value-type="float" office:value="0.00000260166536471462" calcext:value-type="float">
            <text:p>2,60E-06</text:p>
          </table:table-cell>
          <table:table-cell table:style-name="ce11" table:formula="of:=BINOMDIST([.$B140];[.$A$137];[.M$1];0)" office:value-type="float" office:value="0.00000032926647010191" calcext:value-type="float">
            <text:p>3,29E-07</text:p>
          </table:table-cell>
          <table:table-cell table:style-name="ce11" table:formula="of:=BINOMDIST([.$B140];[.$A$137];[.N$1];0)" office:value-type="float" office:value="0.0000000414143022363063" calcext:value-type="float">
            <text:p>4,14E-08</text:p>
          </table:table-cell>
          <table:table-cell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1" table:formula="of:=BINOMDIST([.$B141];[.$A$137];[.B$1];0)" office:value-type="float" office:value="6.07414665268339E-032" calcext:value-type="float">
            <text:p>6,07E-32</text:p>
          </table:table-cell>
          <table:table-cell table:style-name="ce11" table:formula="of:=BINOMDIST([.$B141];[.$A$137];[.C$1];0)" office:value-type="float" office:value="0.0000000198830546038777" calcext:value-type="float">
            <text:p>1,99E-08</text:p>
          </table:table-cell>
          <table:table-cell table:style-name="ce11" table:formula="of:=BINOMDIST([.$B141];[.$A$137];[.D$1];0)" office:value-type="float" office:value="0.00243289509923649" calcext:value-type="float">
            <text:p>2,43E-03</text:p>
          </table:table-cell>
          <table:table-cell table:style-name="ce11" table:formula="of:=BINOMDIST([.$B141];[.$A$137];[.E$1];0)" office:value-type="float" office:value="0.117537971263287" calcext:value-type="float">
            <text:p>1,18E-01</text:p>
          </table:table-cell>
          <table:table-cell table:style-name="ce11" table:formula="of:=BINOMDIST([.$B141];[.$A$137];[.F$1];0)" office:value-type="float" office:value="0.137791369112811" calcext:value-type="float">
            <text:p>1,38E-01</text:p>
          </table:table-cell>
          <table:table-cell table:style-name="ce11" table:formula="of:=BINOMDIST([.$B141];[.$A$137];[.G$1];0)" office:value-type="float" office:value="0.0300208965550811" calcext:value-type="float">
            <text:p>3,00E-02</text:p>
          </table:table-cell>
          <table:table-cell table:style-name="ce11" table:formula="of:=BINOMDIST([.$B141];[.$A$137];[.H$1];0)" office:value-type="float" office:value="0.00348669269296914" calcext:value-type="float">
            <text:p>3,49E-03</text:p>
          </table:table-cell>
          <table:table-cell table:style-name="ce11" table:formula="of:=BINOMDIST([.$B141];[.$A$137];[.I$1];0)" office:value-type="float" office:value="0.000129262122714477" calcext:value-type="float">
            <text:p>1,29E-04</text:p>
          </table:table-cell>
          <table:table-cell table:style-name="ce11" table:formula="of:=BINOMDIST([.$B141];[.$A$137];[.J$1];0)" office:value-type="float" office:value="0.00000913797097623509" calcext:value-type="float">
            <text:p>9,14E-06</text:p>
          </table:table-cell>
          <table:table-cell table:style-name="ce11" table:formula="of:=BINOMDIST([.$B141];[.$A$137];[.K$1];0)" office:value-type="float" office:value="0.000000607377849746144" calcext:value-type="float">
            <text:p>6,07E-07</text:p>
          </table:table-cell>
          <table:table-cell table:style-name="ce11" table:formula="of:=BINOMDIST([.$B141];[.$A$137];[.L$1];0)" office:value-type="float" office:value="0.000000016133551971625" calcext:value-type="float">
            <text:p>1,61E-08</text:p>
          </table:table-cell>
          <table:table-cell table:style-name="ce11" table:formula="of:=BINOMDIST([.$B141];[.$A$137];[.M$1];0)" office:value-type="float" office:value="0.00000000102082814012993" calcext:value-type="float">
            <text:p>1,02E-09</text:p>
          </table:table-cell>
          <table:table-cell table:style-name="ce11" table:formula="of:=BINOMDIST([.$B141];[.$A$137];[.N$1];0)" office:value-type="float" office:value="0.0000000000641953782351865" calcext:value-type="float">
            <text:p>6,42E-11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1" table:formula="of:=BINOMDIST([.$B142];[.$A$137];[.B$1];0)" office:value-type="float" office:value="1.49424007656011E-030" calcext:value-type="float">
            <text:p>1,49E-30</text:p>
          </table:table-cell>
          <table:table-cell table:style-name="ce11" table:formula="of:=BINOMDIST([.$B142];[.$A$137];[.C$1];0)" office:value-type="float" office:value="0.000000122280785813848" calcext:value-type="float">
            <text:p>1,22E-07</text:p>
          </table:table-cell>
          <table:table-cell table:style-name="ce11" table:formula="of:=BINOMDIST([.$B142];[.$A$137];[.D$1];0)" office:value-type="float" office:value="0.0066499132712464" calcext:value-type="float">
            <text:p>6,65E-03</text:p>
          </table:table-cell>
          <table:table-cell table:style-name="ce11" table:formula="of:=BINOMDIST([.$B142];[.$A$137];[.E$1];0)" office:value-type="float" office:value="0.152180741740887" calcext:value-type="float">
            <text:p>1,52E-01</text:p>
          </table:table-cell>
          <table:table-cell table:style-name="ce11" table:formula="of:=BINOMDIST([.$B142];[.$A$137];[.F$1];0)" office:value-type="float" office:value="0.0691768914321459" calcext:value-type="float">
            <text:p>6,92E-02</text:p>
          </table:table-cell>
          <table:table-cell table:style-name="ce11" table:formula="of:=BINOMDIST([.$B142];[.$A$137];[.G$1];0)" office:value-type="float" office:value="0.00745973793186863" calcext:value-type="float">
            <text:p>7,46E-03</text:p>
          </table:table-cell>
          <table:table-cell table:style-name="ce11" table:formula="of:=BINOMDIST([.$B142];[.$A$137];[.H$1];0)" office:value-type="float" office:value="0.000431018292698697" calcext:value-type="float">
            <text:p>4,31E-04</text:p>
          </table:table-cell>
          <table:table-cell table:style-name="ce11" table:formula="of:=BINOMDIST([.$B142];[.$A$137];[.I$1];0)" office:value-type="float" office:value="0.00000637244132019263" calcext:value-type="float">
            <text:p>6,37E-06</text:p>
          </table:table-cell>
          <table:table-cell table:style-name="ce11" table:formula="of:=BINOMDIST([.$B142];[.$A$137];[.J$1];0)" office:value-type="float" office:value="0.000000225019105120504" calcext:value-type="float">
            <text:p>2,25E-07</text:p>
          </table:table-cell>
          <table:table-cell table:style-name="ce11" table:formula="of:=BINOMDIST([.$B142];[.$A$137];[.K$1];0)" office:value-type="float" office:value="0.00000000747448479427471" calcext:value-type="float">
            <text:p>7,47E-09</text:p>
          </table:table-cell>
          <table:table-cell table:style-name="ce11" table:formula="of:=BINOMDIST([.$B142];[.$A$137];[.L$1];0)" office:value-type="float" office:value="0.0000000000793929542912533" calcext:value-type="float">
            <text:p>7,94E-11</text:p>
          </table:table-cell>
          <table:table-cell table:style-name="ce11" table:formula="of:=BINOMDIST([.$B142];[.$A$137];[.M$1];0)" office:value-type="float" office:value="0.000000000002511488373557" calcext:value-type="float">
            <text:p>2,51E-12</text:p>
          </table:table-cell>
          <table:table-cell table:style-name="ce11" table:formula="of:=BINOMDIST([.$B142];[.$A$137];[.N$1];0)" office:value-type="float" office:value="0.0000000000000789642634424515" calcext:value-type="float">
            <text:p>7,90E-14</text:p>
          </table:table-cell>
          <table:table-cell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1" table:formula="of:=BINOMDIST([.$B143];[.$A$137];[.B$1];0)" office:value-type="float" office:value="3.03828815567223E-029" calcext:value-type="float">
            <text:p>3,04E-29</text:p>
          </table:table-cell>
          <table:table-cell table:style-name="ce11" table:formula="of:=BINOMDIST([.$B143];[.$A$137];[.C$1];0)" office:value-type="float" office:value="0.000000621593994553728" calcext:value-type="float">
            <text:p>6,22E-07</text:p>
          </table:table-cell>
          <table:table-cell table:style-name="ce11" table:formula="of:=BINOMDIST([.$B143];[.$A$137];[.D$1];0)" office:value-type="float" office:value="0.0150238781313345" calcext:value-type="float">
            <text:p>1,50E-02</text:p>
          </table:table-cell>
          <table:table-cell table:style-name="ce11" table:formula="of:=BINOMDIST([.$B143];[.$A$137];[.E$1];0)" office:value-type="float" office:value="0.162860092038493" calcext:value-type="float">
            <text:p>1,63E-01</text:p>
          </table:table-cell>
          <table:table-cell table:style-name="ce11" table:formula="of:=BINOMDIST([.$B143];[.$A$137];[.F$1];0)" office:value-type="float" office:value="0.0287060569888497" calcext:value-type="float">
            <text:p>2,87E-02</text:p>
          </table:table-cell>
          <table:table-cell table:style-name="ce11" table:formula="of:=BINOMDIST([.$B143];[.$A$137];[.G$1];0)" office:value-type="float" office:value="0.00153213472674743" calcext:value-type="float">
            <text:p>1,53E-03</text:p>
          </table:table-cell>
          <table:table-cell table:style-name="ce11" table:formula="of:=BINOMDIST([.$B143];[.$A$137];[.H$1];0)" office:value-type="float" office:value="0.0000440403950663661" calcext:value-type="float">
            <text:p>4,40E-05</text:p>
          </table:table-cell>
          <table:table-cell table:style-name="ce11" table:formula="of:=BINOMDIST([.$B143];[.$A$137];[.I$1];0)" office:value-type="float" office:value="0.00000025966527757632" calcext:value-type="float">
            <text:p>2,60E-07</text:p>
          </table:table-cell>
          <table:table-cell table:style-name="ce11" table:formula="of:=BINOMDIST([.$B143];[.$A$137];[.J$1];0)" office:value-type="float" office:value="0.0000000045799684392228" calcext:value-type="float">
            <text:p>4,58E-09</text:p>
          </table:table-cell>
          <table:table-cell table:style-name="ce11" table:formula="of:=BINOMDIST([.$B143];[.$A$137];[.K$1];0)" office:value-type="float" office:value="0.0000000000760286097133162" calcext:value-type="float">
            <text:p>7,60E-11</text:p>
          </table:table-cell>
          <table:table-cell table:style-name="ce11" table:formula="of:=BINOMDIST([.$B143];[.$A$137];[.L$1];0)" office:value-type="float" office:value="0.000000000000322929266637757" calcext:value-type="float">
            <text:p>3,23E-13</text:p>
          </table:table-cell>
          <table:table-cell table:style-name="ce11" table:formula="of:=BINOMDIST([.$B143];[.$A$137];[.M$1];0)" office:value-type="float" office:value="5.10720374660722E-015" calcext:value-type="float">
            <text:p>5,11E-15</text:p>
          </table:table-cell>
          <table:table-cell table:style-name="ce11" table:formula="of:=BINOMDIST([.$B143];[.$A$137];[.N$1];0)" office:value-type="float" office:value="8.02843487172615E-017" calcext:value-type="float">
            <text:p>8,03E-17</text:p>
          </table:table-cell>
          <table:table-cell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1" table:formula="of:=BINOMDIST([.$B144];[.$A$137];[.B$1];0)" office:value-type="float" office:value="5.251898097662E-028" calcext:value-type="float">
            <text:p>5,25E-28</text:p>
          </table:table-cell>
          <table:table-cell table:style-name="ce11" table:formula="of:=BINOMDIST([.$B144];[.$A$137];[.C$1];0)" office:value-type="float" office:value="0.0000026861740478929" calcext:value-type="float">
            <text:p>2,69E-06</text:p>
          </table:table-cell>
          <table:table-cell table:style-name="ce11" table:formula="of:=BINOMDIST([.$B144];[.$A$137];[.D$1];0)" office:value-type="float" office:value="0.0288553849824043" calcext:value-type="float">
            <text:p>2,89E-02</text:p>
          </table:table-cell>
          <table:table-cell table:style-name="ce11" table:formula="of:=BINOMDIST([.$B144];[.$A$137];[.E$1];0)" office:value-type="float" office:value="0.148165948395922" calcext:value-type="float">
            <text:p>1,48E-01</text:p>
          </table:table-cell>
          <table:table-cell table:style-name="ce11" table:formula="of:=BINOMDIST([.$B144];[.$A$137];[.F$1];0)" office:value-type="float" office:value="0.0101266265179324" calcext:value-type="float">
            <text:p>1,01E-02</text:p>
          </table:table-cell>
          <table:table-cell table:style-name="ce11" table:formula="of:=BINOMDIST([.$B144];[.$A$137];[.G$1];0)" office:value-type="float" office:value="0.000267515587209869" calcext:value-type="float">
            <text:p>2,68E-04</text:p>
          </table:table-cell>
          <table:table-cell table:style-name="ce11" table:formula="of:=BINOMDIST([.$B144];[.$A$137];[.H$1];0)" office:value-type="float" office:value="0.00000382547580978485" calcext:value-type="float">
            <text:p>3,83E-06</text:p>
          </table:table-cell>
          <table:table-cell table:style-name="ce11" table:formula="of:=BINOMDIST([.$B144];[.$A$137];[.I$1];0)" office:value-type="float" office:value="0.00000000899498957536063" calcext:value-type="float">
            <text:p>8,99E-09</text:p>
          </table:table-cell>
          <table:table-cell table:style-name="ce11" table:formula="of:=BINOMDIST([.$B144];[.$A$137];[.J$1];0)" office:value-type="float" office:value="0.0000000000792472731511452" calcext:value-type="float">
            <text:p>7,92E-11</text:p>
          </table:table-cell>
          <table:table-cell table:style-name="ce11" table:formula="of:=BINOMDIST([.$B144];[.$A$137];[.K$1];0)" office:value-type="float" office:value="0.000000000000657433129086776" calcext:value-type="float">
            <text:p>6,57E-13</text:p>
          </table:table-cell>
          <table:table-cell table:style-name="ce11" table:formula="of:=BINOMDIST([.$B144];[.$A$137];[.L$1];0)" office:value-type="float" office:value="1.11663593470605E-015" calcext:value-type="float">
            <text:p>1,12E-15</text:p>
          </table:table-cell>
          <table:table-cell table:style-name="ce11" table:formula="of:=BINOMDIST([.$B144];[.$A$137];[.M$1];0)" office:value-type="float" office:value="8.82904938121631E-018" calcext:value-type="float">
            <text:p>8,83E-18</text:p>
          </table:table-cell>
          <table:table-cell table:style-name="ce11" table:formula="of:=BINOMDIST([.$B144];[.$A$137];[.N$1];0)" office:value-type="float" office:value="6.93920852813258E-020" calcext:value-type="float">
            <text:p>6,94E-20</text:p>
          </table:table-cell>
          <table:table-cell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1" table:formula="of:=BINOMDIST([.$B145];[.$A$137];[.B$1];0)" office:value-type="float" office:value="7.877847146493E-027" calcext:value-type="float">
            <text:p>7,88E-27</text:p>
          </table:table-cell>
          <table:table-cell table:style-name="ce11" table:formula="of:=BINOMDIST([.$B145];[.$A$137];[.C$1];0)" office:value-type="float" office:value="0.0000100731526795984" calcext:value-type="float">
            <text:p>1,01E-05</text:p>
          </table:table-cell>
          <table:table-cell table:style-name="ce11" table:formula="of:=BINOMDIST([.$B145];[.$A$137];[.D$1];0)" office:value-type="float" office:value="0.0480923083040072" calcext:value-type="float">
            <text:p>4,81E-02</text:p>
          </table:table-cell>
          <table:table-cell table:style-name="ce11" table:formula="of:=BINOMDIST([.$B145];[.$A$137];[.E$1];0)" office:value-type="float" office:value="0.116973117154675" calcext:value-type="float">
            <text:p>1,17E-01</text:p>
          </table:table-cell>
          <table:table-cell table:style-name="ce11" table:formula="of:=BINOMDIST([.$B145];[.$A$137];[.F$1];0)" office:value-type="float" office:value="0.00309998770957114" calcext:value-type="float">
            <text:p>3,10E-03</text:p>
          </table:table-cell>
          <table:table-cell table:style-name="ce11" table:formula="of:=BINOMDIST([.$B145];[.$A$137];[.G$1];0)" office:value-type="float" office:value="0.000040532664728768" calcext:value-type="float">
            <text:p>4,05E-05</text:p>
          </table:table-cell>
          <table:table-cell table:style-name="ce11" table:formula="of:=BINOMDIST([.$B145];[.$A$137];[.H$1];0)" office:value-type="float" office:value="0.000000288352447973732" calcext:value-type="float">
            <text:p>2,88E-07</text:p>
          </table:table-cell>
          <table:table-cell table:style-name="ce11" table:formula="of:=BINOMDIST([.$B145];[.$A$137];[.I$1];0)" office:value-type="float" office:value="0.000000000270390468197213" calcext:value-type="float">
            <text:p>2,70E-10</text:p>
          </table:table-cell>
          <table:table-cell table:style-name="ce11" table:formula="of:=BINOMDIST([.$B145];[.$A$137];[.J$1];0)" office:value-type="float" office:value="0.00000000000118989899626344" calcext:value-type="float">
            <text:p>1,19E-12</text:p>
          </table:table-cell>
          <table:table-cell table:style-name="ce11" table:formula="of:=BINOMDIST([.$B145];[.$A$137];[.K$1];0)" office:value-type="float" office:value="4.93321507568867E-015" calcext:value-type="float">
            <text:p>4,93E-15</text:p>
          </table:table-cell>
          <table:table-cell table:style-name="ce11" table:formula="of:=BINOMDIST([.$B145];[.$A$137];[.L$1];0)" office:value-type="float" office:value="3.35057791970208E-018" calcext:value-type="float">
            <text:p>3,35E-18</text:p>
          </table:table-cell>
          <table:table-cell table:style-name="ce11" table:formula="of:=BINOMDIST([.$B145];[.$A$137];[.M$1];0)" office:value-type="float" office:value="1.32448985616806E-020" calcext:value-type="float">
            <text:p>1,32E-20</text:p>
          </table:table-cell>
          <table:table-cell table:style-name="ce11" table:formula="of:=BINOMDIST([.$B145];[.$A$137];[.N$1];0)" office:value-type="float" office:value="5.20466662943091E-023" calcext:value-type="float">
            <text:p>5,20E-23</text:p>
          </table:table-cell>
          <table:table-cell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1" table:formula="of:=BINOMDIST([.$B146];[.$A$137];[.B$1];0)" office:value-type="float" office:value="1.0416264560363E-025" calcext:value-type="float">
            <text:p>1,04E-25</text:p>
          </table:table-cell>
          <table:table-cell table:style-name="ce11" table:formula="of:=BINOMDIST([.$B146];[.$A$137];[.C$1];0)" office:value-type="float" office:value="0.0000332973658020057" calcext:value-type="float">
            <text:p>3,33E-05</text:p>
          </table:table-cell>
          <table:table-cell table:style-name="ce11" table:formula="of:=BINOMDIST([.$B146];[.$A$137];[.D$1];0)" office:value-type="float" office:value="0.0706541319528006" calcext:value-type="float">
            <text:p>7,07E-02</text:p>
          </table:table-cell>
          <table:table-cell table:style-name="ce11" table:formula="of:=BINOMDIST([.$B146];[.$A$137];[.E$1];0)" office:value-type="float" office:value="0.081402344686587" calcext:value-type="float">
            <text:p>8,14E-02</text:p>
          </table:table-cell>
          <table:table-cell table:style-name="ce11" table:formula="of:=BINOMDIST([.$B146];[.$A$137];[.F$1];0)" office:value-type="float" office:value="0.000836504620043006" calcext:value-type="float">
            <text:p>8,37E-04</text:p>
          </table:table-cell>
          <table:table-cell table:style-name="ce11" table:formula="of:=BINOMDIST([.$B146];[.$A$137];[.G$1];0)" office:value-type="float" office:value="0.00000541345353841009" calcext:value-type="float">
            <text:p>5,41E-06</text:p>
          </table:table-cell>
          <table:table-cell table:style-name="ce11" table:formula="of:=BINOMDIST([.$B146];[.$A$137];[.H$1];0)" office:value-type="float" office:value="0.0000000191590962081933" calcext:value-type="float">
            <text:p>1,92E-08</text:p>
          </table:table-cell>
          <table:table-cell table:style-name="ce11" table:formula="of:=BINOMDIST([.$B146];[.$A$137];[.I$1];0)" office:value-type="float" office:value="0.00000000000716465502459772" calcext:value-type="float">
            <text:p>7,16E-12</text:p>
          </table:table-cell>
          <table:table-cell table:style-name="ce11" table:formula="of:=BINOMDIST([.$B146];[.$A$137];[.J$1];0)" office:value-type="float" office:value="0.0000000000000157488578084028" calcext:value-type="float">
            <text:p>1,57E-14</text:p>
          </table:table-cell>
          <table:table-cell table:style-name="ce11" table:formula="of:=BINOMDIST([.$B146];[.$A$137];[.K$1];0)" office:value-type="float" office:value="3.26303481744734E-017" calcext:value-type="float">
            <text:p>3,26E-17</text:p>
          </table:table-cell>
          <table:table-cell table:style-name="ce11" table:formula="of:=BINOMDIST([.$B146];[.$A$137];[.L$1];0)" office:value-type="float" office:value="8.86218960335505E-021" calcext:value-type="float">
            <text:p>8,86E-21</text:p>
          </table:table-cell>
          <table:table-cell table:style-name="ce11" table:formula="of:=BINOMDIST([.$B146];[.$A$137];[.M$1];0)" office:value-type="float" office:value="1.75144506543987E-023" calcext:value-type="float">
            <text:p>1,75E-23</text:p>
          </table:table-cell>
          <table:table-cell table:style-name="ce11" table:formula="of:=BINOMDIST([.$B146];[.$A$137];[.N$1];0)" office:value-type="float" office:value="3.44103499009549E-026" calcext:value-type="float">
            <text:p>3,44E-26</text:p>
          </table:table-cell>
          <table:table-cell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1" table:formula="of:=BINOMDIST([.$B147];[.$A$137];[.B$1];0)" office:value-type="float" office:value="1.22911921812283E-024" calcext:value-type="float">
            <text:p>1,23E-24</text:p>
          </table:table-cell>
          <table:table-cell table:style-name="ce11" table:formula="of:=BINOMDIST([.$B147];[.$A$137];[.C$1];0)" office:value-type="float" office:value="0.0000982272291159168" calcext:value-type="float">
            <text:p>9,82E-05</text:p>
          </table:table-cell>
          <table:table-cell table:style-name="ce11" table:formula="of:=BINOMDIST([.$B147];[.$A$137];[.D$1];0)" office:value-type="float" office:value="0.0926354174492275" calcext:value-type="float">
            <text:p>9,26E-02</text:p>
          </table:table-cell>
          <table:table-cell table:style-name="ce11" table:formula="of:=BINOMDIST([.$B147];[.$A$137];[.E$1];0)" office:value-type="float" office:value="0.0505551403843014" calcext:value-type="float">
            <text:p>5,06E-02</text:p>
          </table:table-cell>
          <table:table-cell table:style-name="ce11" table:formula="of:=BINOMDIST([.$B147];[.$A$137];[.F$1];0)" office:value-type="float" office:value="0.000201443969724642" calcext:value-type="float">
            <text:p>2,01E-04</text:p>
          </table:table-cell>
          <table:table-cell table:style-name="ce11" table:formula="of:=BINOMDIST([.$B147];[.$A$137];[.G$1];0)" office:value-type="float" office:value="0.000000645239916699385" calcext:value-type="float">
            <text:p>6,45E-07</text:p>
          </table:table-cell>
          <table:table-cell table:style-name="ce11" table:formula="of:=BINOMDIST([.$B147];[.$A$137];[.H$1];0)" office:value-type="float" office:value="0.0000000011360670113401" calcext:value-type="float">
            <text:p>1,14E-09</text:p>
          </table:table-cell>
          <table:table-cell table:style-name="ce11" table:formula="of:=BINOMDIST([.$B147];[.$A$137];[.I$1];0)" office:value-type="float" office:value="0.000000000000169424707996499" calcext:value-type="float">
            <text:p>1,69E-13</text:p>
          </table:table-cell>
          <table:table-cell table:style-name="ce11" table:formula="of:=BINOMDIST([.$B147];[.$A$137];[.J$1];0)" office:value-type="float" office:value="1.86022544683837E-016" calcext:value-type="float">
            <text:p>1,86E-16</text:p>
          </table:table-cell>
          <table:table-cell table:style-name="ce11" table:formula="of:=BINOMDIST([.$B147];[.$A$137];[.K$1];0)" office:value-type="float" office:value="1.92615361910348E-019" calcext:value-type="float">
            <text:p>1,93E-19</text:p>
          </table:table-cell>
          <table:table-cell table:style-name="ce11" table:formula="of:=BINOMDIST([.$B147];[.$A$137];[.L$1];0)" office:value-type="float" office:value="2.09189512541688E-023" calcext:value-type="float">
            <text:p>2,09E-23</text:p>
          </table:table-cell>
          <table:table-cell table:style-name="ce11" table:formula="of:=BINOMDIST([.$B147];[.$A$137];[.M$1];0)" office:value-type="float" office:value="2.06691186840589E-026" calcext:value-type="float">
            <text:p>2,07E-26</text:p>
          </table:table-cell>
          <table:table-cell table:style-name="ce11" table:formula="of:=BINOMDIST([.$B147];[.$A$137];[.N$1];0)" office:value-type="float" office:value="2.03031215976433E-029" calcext:value-type="float">
            <text:p>2,03E-29</text:p>
          </table:table-cell>
          <table:table-cell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1" table:formula="of:=BINOMDIST([.$B148];[.$A$137];[.B$1];0)" office:value-type="float" office:value="1.30733589563974E-023" calcext:value-type="float">
            <text:p>1,31E-23</text:p>
          </table:table-cell>
          <table:table-cell table:style-name="ce11" table:formula="of:=BINOMDIST([.$B148];[.$A$137];[.C$1];0)" office:value-type="float" office:value="0.000261195131967324" calcext:value-type="float">
            <text:p>2,61E-04</text:p>
          </table:table-cell>
          <table:table-cell table:style-name="ce11" table:formula="of:=BINOMDIST([.$B148];[.$A$137];[.D$1];0)" office:value-type="float" office:value="0.109478220621814" calcext:value-type="float">
            <text:p>1,09E-01</text:p>
          </table:table-cell>
          <table:table-cell table:style-name="ce11" table:formula="of:=BINOMDIST([.$B148];[.$A$137];[.E$1];0)" office:value-type="float" office:value="0.0283012029902548" calcext:value-type="float">
            <text:p>2,83E-02</text:p>
          </table:table-cell>
          <table:table-cell table:style-name="ce11" table:formula="of:=BINOMDIST([.$B148];[.$A$137];[.F$1];0)" office:value-type="float" office:value="0.0000437271696804882" calcext:value-type="float">
            <text:p>4,37E-05</text:p>
          </table:table-cell>
          <table:table-cell table:style-name="ce11" table:formula="of:=BINOMDIST([.$B148];[.$A$137];[.G$1];0)" office:value-type="float" office:value="0.0000000693232968354711" calcext:value-type="float">
            <text:p>6,93E-08</text:p>
          </table:table-cell>
          <table:table-cell table:style-name="ce11" table:formula="of:=BINOMDIST([.$B148];[.$A$137];[.H$1];0)" office:value-type="float" office:value="0.0000000000607217178285939" calcext:value-type="float">
            <text:p>6,07E-11</text:p>
          </table:table-cell>
          <table:table-cell table:style-name="ce11" table:formula="of:=BINOMDIST([.$B148];[.$A$137];[.I$1];0)" office:value-type="float" office:value="3.61134830307714E-015" calcext:value-type="float">
            <text:p>3,61E-15</text:p>
          </table:table-cell>
          <table:table-cell table:style-name="ce11" table:formula="of:=BINOMDIST([.$B148];[.$A$137];[.J$1];0)" office:value-type="float" office:value="1.98058401383283E-018" calcext:value-type="float">
            <text:p>1,98E-18</text:p>
          </table:table-cell>
          <table:table-cell table:style-name="ce11" table:formula="of:=BINOMDIST([.$B148];[.$A$137];[.K$1];0)" office:value-type="float" office:value="1.02487595359092E-021" calcext:value-type="float">
            <text:p>1,02E-21</text:p>
          </table:table-cell>
          <table:table-cell table:style-name="ce11" table:formula="of:=BINOMDIST([.$B148];[.$A$137];[.L$1];0)" office:value-type="float" office:value="4.45092163294067E-026" calcext:value-type="float">
            <text:p>4,45E-26</text:p>
          </table:table-cell>
          <table:table-cell table:style-name="ce11" table:formula="of:=BINOMDIST([.$B148];[.$A$137];[.M$1];0)" office:value-type="float" office:value="2.19866248991708E-029" calcext:value-type="float">
            <text:p>2,20E-29</text:p>
          </table:table-cell>
          <table:table-cell table:style-name="ce11" table:formula="of:=BINOMDIST([.$B148];[.$A$137];[.N$1];0)" office:value-type="float" office:value="1.07981091187481E-032" calcext:value-type="float">
            <text:p>1,08E-32</text:p>
          </table:table-cell>
          <table:table-cell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1" table:formula="of:=BINOMDIST([.$B149];[.$A$137];[.B$1];0)" office:value-type="float" office:value="1.26375803245175E-022" calcext:value-type="float">
            <text:p>1,26E-22</text:p>
          </table:table-cell>
          <table:table-cell table:style-name="ce11" table:formula="of:=BINOMDIST([.$B149];[.$A$137];[.C$1];0)" office:value-type="float" office:value="0.000631221568921033" calcext:value-type="float">
            <text:p>6,31E-04</text:p>
          </table:table-cell>
          <table:table-cell table:style-name="ce11" table:formula="of:=BINOMDIST([.$B149];[.$A$137];[.D$1];0)" office:value-type="float" office:value="0.117587718445652" calcext:value-type="float">
            <text:p>1,18E-01</text:p>
          </table:table-cell>
          <table:table-cell table:style-name="ce11" table:formula="of:=BINOMDIST([.$B149];[.$A$137];[.E$1];0)" office:value-type="float" office:value="0.0143988576617086" calcext:value-type="float">
            <text:p>1,44E-02</text:p>
          </table:table-cell>
          <table:table-cell table:style-name="ce11" table:formula="of:=BINOMDIST([.$B149];[.$A$137];[.F$1];0)" office:value-type="float" office:value="0.00000862644844036842" calcext:value-type="float">
            <text:p>8,63E-06</text:p>
          </table:table-cell>
          <table:table-cell table:style-name="ce11" table:formula="of:=BINOMDIST([.$B149];[.$A$137];[.G$1];0)" office:value-type="float" office:value="0.00000000676894144184734" calcext:value-type="float">
            <text:p>6,77E-09</text:p>
          </table:table-cell>
          <table:table-cell table:style-name="ce11" table:formula="of:=BINOMDIST([.$B149];[.$A$137];[.H$1];0)" office:value-type="float" office:value="0.00000000000294963118430356" calcext:value-type="float">
            <text:p>2,95E-12</text:p>
          </table:table-cell>
          <table:table-cell table:style-name="ce11" table:formula="of:=BINOMDIST([.$B149];[.$A$137];[.I$1];0)" office:value-type="float" office:value="6.9959319164487E-017" calcext:value-type="float">
            <text:p>7,00E-17</text:p>
          </table:table-cell>
          <table:table-cell table:style-name="ce11" table:formula="of:=BINOMDIST([.$B149];[.$A$137];[.J$1];0)" office:value-type="float" office:value="1.9164810277328E-020" calcext:value-type="float">
            <text:p>1,92E-20</text:p>
          </table:table-cell>
          <table:table-cell table:style-name="ce11" table:formula="of:=BINOMDIST([.$B149];[.$A$137];[.K$1];0)" office:value-type="float" office:value="4.95604513158858E-024" calcext:value-type="float">
            <text:p>4,96E-24</text:p>
          </table:table-cell>
          <table:table-cell table:style-name="ce11" table:formula="of:=BINOMDIST([.$B149];[.$A$137];[.L$1];0)" office:value-type="float" office:value="8.60683652432349E-029" calcext:value-type="float">
            <text:p>8,61E-29</text:p>
          </table:table-cell>
          <table:table-cell table:style-name="ce11" table:formula="of:=BINOMDIST([.$B149];[.$A$137];[.M$1];0)" office:value-type="float" office:value="2.12558629888306E-032" calcext:value-type="float">
            <text:p>2,13E-32</text:p>
          </table:table-cell>
          <table:table-cell table:style-name="ce11" table:formula="of:=BINOMDIST([.$B149];[.$A$137];[.N$1];0)" office:value-type="float" office:value="5.21934704141363E-036" calcext:value-type="float">
            <text:p>5,22E-36</text:p>
          </table:table-cell>
          <table:table-cell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1" table:formula="of:=BINOMDIST([.$B150];[.$A$137];[.B$1];0)" office:value-type="float" office:value="1.11793979793808E-021" calcext:value-type="float">
            <text:p>1,12E-21</text:p>
          </table:table-cell>
          <table:table-cell table:style-name="ce11" table:formula="of:=BINOMDIST([.$B150];[.$A$137];[.C$1];0)" office:value-type="float" office:value="0.00139597077742152" calcext:value-type="float">
            <text:p>1,40E-03</text:p>
          </table:table-cell>
          <table:table-cell table:style-name="ce11" table:formula="of:=BINOMDIST([.$B150];[.$A$137];[.D$1];0)" office:value-type="float" office:value="0.115577671976496" calcext:value-type="float">
            <text:p>1,16E-01</text:p>
          </table:table-cell>
          <table:table-cell table:style-name="ce11" table:formula="of:=BINOMDIST([.$B150];[.$A$137];[.E$1];0)" office:value-type="float" office:value="0.0067039215833866" calcext:value-type="float">
            <text:p>6,70E-03</text:p>
          </table:table-cell>
          <table:table-cell table:style-name="ce11" table:formula="of:=BINOMDIST([.$B150];[.$A$137];[.F$1];0)" office:value-type="float" office:value="0.00000155736510304924" calcext:value-type="float">
            <text:p>1,56E-06</text:p>
          </table:table-cell>
          <table:table-cell table:style-name="ce11" table:formula="of:=BINOMDIST([.$B150];[.$A$137];[.G$1];0)" office:value-type="float" office:value="0.000000000604839367375637" calcext:value-type="float">
            <text:p>6,05E-10</text:p>
          </table:table-cell>
          <table:table-cell table:style-name="ce11" table:formula="of:=BINOMDIST([.$B150];[.$A$137];[.H$1];0)" office:value-type="float" office:value="0.000000000000131120056511368" calcext:value-type="float">
            <text:p>1,31E-13</text:p>
          </table:table-cell>
          <table:table-cell table:style-name="ce11" table:formula="of:=BINOMDIST([.$B150];[.$A$137];[.I$1];0)" office:value-type="float" office:value="1.24022224509265E-018" calcext:value-type="float">
            <text:p>1,24E-18</text:p>
          </table:table-cell>
          <table:table-cell table:style-name="ce11" table:formula="of:=BINOMDIST([.$B150];[.$A$137];[.J$1];0)" office:value-type="float" office:value="1.69704564710304E-022" calcext:value-type="float">
            <text:p>1,70E-22</text:p>
          </table:table-cell>
          <table:table-cell table:style-name="ce11" table:formula="of:=BINOMDIST([.$B150];[.$A$137];[.K$1];0)" office:value-type="float" office:value="2.19319348186665E-026" calcext:value-type="float">
            <text:p>2,19E-26</text:p>
          </table:table-cell>
          <table:table-cell table:style-name="ce11" table:formula="of:=BINOMDIST([.$B150];[.$A$137];[.L$1];0)" office:value-type="float" office:value="1.52305261097943E-031" calcext:value-type="float">
            <text:p>1,52E-31</text:p>
          </table:table-cell>
          <table:table-cell table:style-name="ce11" table:formula="of:=BINOMDIST([.$B150];[.$A$137];[.M$1];0)" office:value-type="float" office:value="1.88051439275891E-035" calcext:value-type="float">
            <text:p>1,88E-35</text:p>
          </table:table-cell>
          <table:table-cell table:style-name="ce11" table:formula="of:=BINOMDIST([.$B150];[.$A$137];[.N$1];0)" office:value-type="float" office:value="2.30867277887959E-039" calcext:value-type="float">
            <text:p>2,31E-39</text:p>
          </table:table-cell>
          <table:table-cell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1" table:formula="of:=BINOMDIST([.$B151];[.$A$137];[.B$1];0)" office:value-type="float" office:value="9.1032240689244E-021" calcext:value-type="float">
            <text:p>9,10E-21</text:p>
          </table:table-cell>
          <table:table-cell table:style-name="ce11" table:formula="of:=BINOMDIST([.$B151];[.$A$137];[.C$1];0)" office:value-type="float" office:value="0.00284179765403666" calcext:value-type="float">
            <text:p>2,84E-03</text:p>
          </table:table-cell>
          <table:table-cell table:style-name="ce11" table:formula="of:=BINOMDIST([.$B151];[.$A$137];[.D$1];0)" office:value-type="float" office:value="0.104570274645401" calcext:value-type="float">
            <text:p>1,05E-01</text:p>
          </table:table-cell>
          <table:table-cell table:style-name="ce11" table:formula="of:=BINOMDIST([.$B151];[.$A$137];[.E$1];0)" office:value-type="float" office:value="0.00287310925002283" calcext:value-type="float">
            <text:p>2,87E-03</text:p>
          </table:table-cell>
          <table:table-cell table:style-name="ce11" table:formula="of:=BINOMDIST([.$B151];[.$A$137];[.F$1];0)" office:value-type="float" office:value="0.000000258804113334714" calcext:value-type="float">
            <text:p>2,59E-07</text:p>
          </table:table-cell>
          <table:table-cell table:style-name="ce11" table:formula="of:=BINOMDIST([.$B151];[.$A$137];[.G$1];0)" office:value-type="float" office:value="0.0000000000497486925547061" calcext:value-type="float">
            <text:p>4,97E-11</text:p>
          </table:table-cell>
          <table:table-cell table:style-name="ce11" table:formula="of:=BINOMDIST([.$B151];[.$A$137];[.H$1];0)" office:value-type="float" office:value="5.36528587304234E-015" calcext:value-type="float">
            <text:p>5,37E-15</text:p>
          </table:table-cell>
          <table:table-cell table:style-name="ce11" table:formula="of:=BINOMDIST([.$B151];[.$A$137];[.I$1];0)" office:value-type="float" office:value="2.02383818981623E-020" calcext:value-type="float">
            <text:p>2,02E-20</text:p>
          </table:table-cell>
          <table:table-cell table:style-name="ce11" table:formula="of:=BINOMDIST([.$B151];[.$A$137];[.J$1];0)" office:value-type="float" office:value="1.38326329021698E-024" calcext:value-type="float">
            <text:p>1,38E-24</text:p>
          </table:table-cell>
          <table:table-cell table:style-name="ce11" table:formula="of:=BINOMDIST([.$B151];[.$A$137];[.K$1];0)" office:value-type="float" office:value="8.93389755351955E-029" calcext:value-type="float">
            <text:p>8,93E-29</text:p>
          </table:table-cell>
          <table:table-cell table:style-name="ce11" table:formula="of:=BINOMDIST([.$B151];[.$A$137];[.L$1];0)" office:value-type="float" office:value="2.48089614568135E-034" calcext:value-type="float">
            <text:p>2,48E-34</text:p>
          </table:table-cell>
          <table:table-cell table:style-name="ce11" table:formula="of:=BINOMDIST([.$B151];[.$A$137];[.M$1];0)" office:value-type="float" office:value="1.5314291484471E-038" calcext:value-type="float">
            <text:p>1,53E-38</text:p>
          </table:table-cell>
          <table:table-cell table:style-name="ce11" table:formula="of:=BINOMDIST([.$B151];[.$A$137];[.N$1];0)" office:value-type="float" office:value="9.40006631732562E-043" calcext:value-type="float">
            <text:p>9,40E-43</text:p>
          </table:table-cell>
          <table:table-cell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1" table:formula="of:=BINOMDIST([.$B152];[.$A$137];[.B$1];0)" office:value-type="float" office:value="6.85776213192305E-020" calcext:value-type="float">
            <text:p>6,86E-20</text:p>
          </table:table-cell>
          <table:table-cell table:style-name="ce11" table:formula="of:=BINOMDIST([.$B152];[.$A$137];[.C$1];0)" office:value-type="float" office:value="0.0053520522484357" calcext:value-type="float">
            <text:p>5,35E-03</text:p>
          </table:table-cell>
          <table:table-cell table:style-name="ce11" table:formula="of:=BINOMDIST([.$B152];[.$A$137];[.D$1];0)" office:value-type="float" office:value="0.0875291928513358" calcext:value-type="float">
            <text:p>8,75E-02</text:p>
          </table:table-cell>
          <table:table-cell table:style-name="ce11" table:formula="of:=BINOMDIST([.$B152];[.$A$137];[.E$1];0)" office:value-type="float" office:value="0.00113916261492133" calcext:value-type="float">
            <text:p>1,14E-03</text:p>
          </table:table-cell>
          <table:table-cell table:style-name="ce11" table:formula="of:=BINOMDIST([.$B152];[.$A$137];[.F$1];0)" office:value-type="float" office:value="0.0000000397889317099628" calcext:value-type="float">
            <text:p>3,98E-08</text:p>
          </table:table-cell>
          <table:table-cell table:style-name="ce11" table:formula="of:=BINOMDIST([.$B152];[.$A$137];[.G$1];0)" office:value-type="float" office:value="0.00000000000378559074658706" calcext:value-type="float">
            <text:p>3,79E-12</text:p>
          </table:table-cell>
          <table:table-cell table:style-name="ce11" table:formula="of:=BINOMDIST([.$B152];[.$A$137];[.H$1];0)" office:value-type="float" office:value="2.03107974423378E-016" calcext:value-type="float">
            <text:p>2,03E-16</text:p>
          </table:table-cell>
          <table:table-cell table:style-name="ce11" table:formula="of:=BINOMDIST([.$B152];[.$A$137];[.I$1];0)" office:value-type="float" office:value="3.0553602598428E-022" calcext:value-type="float">
            <text:p>3,06E-22</text:p>
          </table:table-cell>
          <table:table-cell table:style-name="ce11" table:formula="of:=BINOMDIST([.$B152];[.$A$137];[.J$1];0)" office:value-type="float" office:value="1.04310144674353E-026" calcext:value-type="float">
            <text:p>1,04E-26</text:p>
          </table:table-cell>
          <table:table-cell table:style-name="ce11" table:formula="of:=BINOMDIST([.$B152];[.$A$137];[.K$1];0)" office:value-type="float" office:value="3.36678480422781E-031" calcext:value-type="float">
            <text:p>3,37E-31</text:p>
          </table:table-cell>
          <table:table-cell table:style-name="ce11" table:formula="of:=BINOMDIST([.$B152];[.$A$137];[.L$1];0)" office:value-type="float" office:value="3.73863125241038E-037" calcext:value-type="float">
            <text:p>3,74E-37</text:p>
          </table:table-cell>
          <table:table-cell table:style-name="ce11" table:formula="of:=BINOMDIST([.$B152];[.$A$137];[.M$1];0)" office:value-type="float" office:value="1.15379200436392E-041" calcext:value-type="float">
            <text:p>1,15E-41</text:p>
          </table:table-cell>
          <table:table-cell table:style-name="ce11" table:formula="of:=BINOMDIST([.$B152];[.$A$137];[.N$1];0)" office:value-type="float" office:value="3.54086868962713E-046" calcext:value-type="float">
            <text:p>3,54E-46</text:p>
          </table:table-cell>
          <table:table-cell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1" table:formula="of:=BINOMDIST([.$B153];[.$A$137];[.B$1];0)" office:value-type="float" office:value="4.80043349234613E-019" calcext:value-type="float">
            <text:p>4,80E-19</text:p>
          </table:table-cell>
          <table:table-cell table:style-name="ce11" table:formula="of:=BINOMDIST([.$B153];[.$A$137];[.C$1];0)" office:value-type="float" office:value="0.00936609143476248" calcext:value-type="float">
            <text:p>9,37E-03</text:p>
          </table:table-cell>
          <table:table-cell table:style-name="ce11" table:formula="of:=BINOMDIST([.$B153];[.$A$137];[.D$1];0)" office:value-type="float" office:value="0.0680782611065945" calcext:value-type="float">
            <text:p>6,81E-02</text:p>
          </table:table-cell>
          <table:table-cell table:style-name="ce11" table:formula="of:=BINOMDIST([.$B153];[.$A$137];[.E$1];0)" office:value-type="float" office:value="0.000419691489707859" calcext:value-type="float">
            <text:p>4,20E-04</text:p>
          </table:table-cell>
          <table:table-cell table:style-name="ce11" table:formula="of:=BINOMDIST([.$B153];[.$A$137];[.F$1];0)" office:value-type="float" office:value="0.00000000568413310142326" calcext:value-type="float">
            <text:p>5,68E-09</text:p>
          </table:table-cell>
          <table:table-cell table:style-name="ce11" table:formula="of:=BINOMDIST([.$B153];[.$A$137];[.G$1];0)" office:value-type="float" office:value="0.000000000000267668032586964" calcext:value-type="float">
            <text:p>2,68E-13</text:p>
          </table:table-cell>
          <table:table-cell table:style-name="ce11" table:formula="of:=BINOMDIST([.$B153];[.$A$137];[.H$1];0)" office:value-type="float" office:value="7.14450161288265E-018" calcext:value-type="float">
            <text:p>7,14E-18</text:p>
          </table:table-cell>
          <table:table-cell table:style-name="ce11" table:formula="of:=BINOMDIST([.$B153];[.$A$137];[.I$1];0)" office:value-type="float" office:value="4.28607651681355E-024" calcext:value-type="float">
            <text:p>4,29E-24</text:p>
          </table:table-cell>
          <table:table-cell table:style-name="ce11" table:formula="of:=BINOMDIST([.$B153];[.$A$137];[.J$1];0)" office:value-type="float" office:value="7.30901914635108E-029" calcext:value-type="float">
            <text:p>7,31E-29</text:p>
          </table:table-cell>
          <table:table-cell table:style-name="ce11" table:formula="of:=BINOMDIST([.$B153];[.$A$137];[.K$1];0)" office:value-type="float" office:value="1.17896416356151E-033" calcext:value-type="float">
            <text:p>1,18E-33</text:p>
          </table:table-cell>
          <table:table-cell table:style-name="ce11" table:formula="of:=BINOMDIST([.$B153];[.$A$137];[.L$1];0)" office:value-type="float" office:value="5.23513077953044E-040" calcext:value-type="float">
            <text:p>5,24E-40</text:p>
          </table:table-cell>
          <table:table-cell table:style-name="ce11" table:formula="of:=BINOMDIST([.$B153];[.$A$137];[.M$1];0)" office:value-type="float" office:value="8.07735176572399E-045" calcext:value-type="float">
            <text:p>8,08E-45</text:p>
          </table:table-cell>
          <table:table-cell table:style-name="ce11" table:formula="of:=BINOMDIST([.$B153];[.$A$137];[.N$1];0)" office:value-type="float" office:value="1.23936600966998E-049" calcext:value-type="float">
            <text:p>1,24E-49</text:p>
          </table:table-cell>
          <table:table-cell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1" table:formula="of:=BINOMDIST([.$B154];[.$A$137];[.B$1];0)" office:value-type="float" office:value="3.1344006920613E-018" calcext:value-type="float">
            <text:p>3,13E-18</text:p>
          </table:table-cell>
          <table:table-cell table:style-name="ce11" table:formula="of:=BINOMDIST([.$B154];[.$A$137];[.C$1];0)" office:value-type="float" office:value="0.0152887669008623" calcext:value-type="float">
            <text:p>1,53E-02</text:p>
          </table:table-cell>
          <table:table-cell table:style-name="ce11" table:formula="of:=BINOMDIST([.$B154];[.$A$137];[.D$1];0)" office:value-type="float" office:value="0.0493901109989019" calcext:value-type="float">
            <text:p>4,94E-02</text:p>
          </table:table-cell>
          <table:table-cell table:style-name="ce11" table:formula="of:=BINOMDIST([.$B154];[.$A$137];[.E$1];0)" office:value-type="float" office:value="0.000144228344760286" calcext:value-type="float">
            <text:p>1,44E-04</text:p>
          </table:table-cell>
          <table:table-cell table:style-name="ce11" table:formula="of:=BINOMDIST([.$B154];[.$A$137];[.F$1];0)" office:value-type="float" office:value="0.000000000757429500909943" calcext:value-type="float">
            <text:p>7,57E-10</text:p>
          </table:table-cell>
          <table:table-cell table:style-name="ce11" table:formula="of:=BINOMDIST([.$B154];[.$A$137];[.G$1];0)" office:value-type="float" office:value="0.0000000000000176536848586768" calcext:value-type="float">
            <text:p>1,77E-14</text:p>
          </table:table-cell>
          <table:table-cell table:style-name="ce11" table:formula="of:=BINOMDIST([.$B154];[.$A$137];[.H$1];0)" office:value-type="float" office:value="2.34419059719177E-019" calcext:value-type="float">
            <text:p>2,34E-19</text:p>
          </table:table-cell>
          <table:table-cell table:style-name="ce11" table:formula="of:=BINOMDIST([.$B154];[.$A$137];[.I$1];0)" office:value-type="float" office:value="5.6083283433491E-026" calcext:value-type="float">
            <text:p>5,61E-26</text:p>
          </table:table-cell>
          <table:table-cell table:style-name="ce11" table:formula="of:=BINOMDIST([.$B154];[.$A$137];[.J$1];0)" office:value-type="float" office:value="4.77713669696149E-031" calcext:value-type="float">
            <text:p>4,78E-31</text:p>
          </table:table-cell>
          <table:table-cell table:style-name="ce11" table:formula="of:=BINOMDIST([.$B154];[.$A$137];[.K$1];0)" office:value-type="float" office:value="3.85089668820669E-036" calcext:value-type="float">
            <text:p>3,85E-36</text:p>
          </table:table-cell>
          <table:table-cell table:style-name="ce11" table:formula="of:=BINOMDIST([.$B154];[.$A$137];[.L$1];0)" office:value-type="float" office:value="6.83783246682135E-043" calcext:value-type="float">
            <text:p>6,84E-43</text:p>
          </table:table-cell>
          <table:table-cell table:style-name="ce11" table:formula="of:=BINOMDIST([.$B154];[.$A$137];[.M$1];0)" office:value-type="float" office:value="5.2745630209807E-048" calcext:value-type="float">
            <text:p>5,27E-48</text:p>
          </table:table-cell>
          <table:table-cell table:style-name="ce11" table:formula="of:=BINOMDIST([.$B154];[.$A$137];[.N$1];0)" office:value-type="float" office:value="4.0463678205489E-053" calcext:value-type="float">
            <text:p>4,05E-5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e simbolo</text:p>
          </table:table-cell>
          <table:table-cell table:style-name="ce11" table:formula="of:=1-SUM([.C137:.C154])" office:value-type="float" office:value="1" calcext:value-type="float">
            <text:p>1,00E+00</text:p>
          </table:table-cell>
          <table:table-cell table:style-name="ce11" table:formula="of:=1-SUM([.D137:.D154])" office:value-type="float" office:value="0.964717853776134" calcext:value-type="float">
            <text:p>9,65E-01</text:p>
          </table:table-cell>
          <table:table-cell table:style-name="ce11" table:formula="of:=1-SUM([.E137:.E154])" office:value-type="float" office:value="0.0825623900222601" calcext:value-type="float">
            <text:p>8,26E-02</text:p>
          </table:table-cell>
          <table:table-cell table:style-name="ce11" table:formula="of:=1-SUM([.F137:.F154])" office:value-type="float" office:value="0.0000657990028765099" calcext:value-type="float">
            <text:p>6,58E-05</text:p>
          </table:table-cell>
          <table:table-cell table:style-name="ce11" table:formula="of:=1-SUM([.G137:.G154])" office:value-type="float" office:value="0.000000000106885278405855" calcext:value-type="float">
            <text:p>1,07E-10</text:p>
          </table:table-cell>
          <table:table-cell table:style-name="ce11" table:formula="of:=1-SUM([.H137:.H154])" office:value-type="float" office:value="0" calcext:value-type="float">
            <text:p>0,00E+00</text:p>
          </table:table-cell>
          <table:table-cell table:style-name="ce11" table:formula="of:=1-SUM([.I137:.I154])" office:value-type="float" office:value="0" calcext:value-type="float">
            <text:p>0,00E+00</text:p>
          </table:table-cell>
          <table:table-cell table:style-name="ce11" table:formula="of:=1-SUM([.J137:.J154])" office:value-type="float" office:value="0" calcext:value-type="float">
            <text:p>0,00E+00</text:p>
          </table:table-cell>
          <table:table-cell table:style-name="ce11" table:formula="of:=1-SUM([.K137:.K154])" office:value-type="float" office:value="0" calcext:value-type="float">
            <text:p>0,00E+00</text:p>
          </table:table-cell>
          <table:table-cell table:style-name="ce11" table:formula="of:=1-SUM([.L137:.L154])" office:value-type="float" office:value="-7.105427357601E-015" calcext:value-type="float">
            <text:p>-7,11E-15</text:p>
          </table:table-cell>
          <table:table-cell table:style-name="ce11" table:formula="of:=1-SUM([.M137:.M154])" office:value-type="float" office:value="0" calcext:value-type="float">
            <text:p>0,00E+00</text:p>
          </table:table-cell>
          <table:table-cell table:style-name="ce11" table:formula="of:=1-SUM([.N137:.N154])" office:value-type="float" office:value="0" calcext:value-type="float">
            <text:p>0,00E+00</text:p>
          </table:table-cell>
          <table:table-cell table:style-name="ce11" table:formula="of:=1-SUM([.O137:.O154])" office:value-type="float" office:value="0" calcext:value-type="float">
            <text:p>0,00E+00</text:p>
          </table:table-cell>
          <table:table-cell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table:style-name="ce11" table:formula="of:=BINOMDIST([.$B169];[.$A$169];[.B$1];0)" office:value-type="float" office:value="1.72723371101889E-077" calcext:value-type="float">
            <text:p>1,73E-77</text:p>
          </table:table-cell>
          <table:table-cell table:style-name="ce11" table:formula="of:=BINOMDIST([.$B169];[.$A$169];[.C$1];0)" office:value-type="float" office:value="1.94064761537591E-025" calcext:value-type="float">
            <text:p>1,94E-25</text:p>
          </table:table-cell>
          <table:table-cell table:style-name="ce11" table:formula="of:=BINOMDIST([.$B169];[.$A$169];[.D$1];0)" office:value-type="float" office:value="0.00000000000214703887025434" calcext:value-type="float">
            <text:p>2,15E-12</text:p>
          </table:table-cell>
          <table:table-cell table:style-name="ce11" table:formula="of:=BINOMDIST([.$B169];[.$A$169];[.E$1];0)" office:value-type="float" office:value="0.00000208698510105162" calcext:value-type="float">
            <text:p>2,09E-06</text:p>
          </table:table-cell>
          <table:table-cell table:style-name="ce11" table:formula="of:=BINOMDIST([.$B169];[.$A$169];[.F$1];0)" office:value-type="float" office:value="0.005789609891221" calcext:value-type="float">
            <text:p>5,79E-03</text:p>
          </table:table-cell>
          <table:table-cell table:style-name="ce11" table:formula="of:=BINOMDIST([.$B169];[.$A$169];[.G$1];0)" office:value-type="float" office:value="0.0770858423298927" calcext:value-type="float">
            <text:p>7,71E-02</text:p>
          </table:table-cell>
          <table:table-cell table:style-name="ce11" table:formula="of:=BINOMDIST([.$B169];[.$A$169];[.H$1];0)" office:value-type="float" office:value="0.278538729401854" calcext:value-type="float">
            <text:p>2,79E-01</text:p>
          </table:table-cell>
          <table:table-cell table:style-name="ce11" table:formula="of:=BINOMDIST([.$B169];[.$A$169];[.I$1];0)" office:value-type="float" office:value="0.600188995406417" calcext:value-type="float">
            <text:p>6,00E-01</text:p>
          </table:table-cell>
          <table:table-cell table:style-name="ce11" table:formula="of:=BINOMDIST([.$B169];[.$A$169];[.J$1];0)" office:value-type="float" office:value="0.774817636497005" calcext:value-type="float">
            <text:p>7,75E-01</text:p>
          </table:table-cell>
          <table:table-cell table:style-name="ce11" table:formula="of:=BINOMDIST([.$B169];[.$A$169];[.K$1];0)" office:value-type="float" office:value="0.880265347572467" calcext:value-type="float">
            <text:p>8,80E-01</text:p>
          </table:table-cell>
          <table:table-cell table:style-name="ce11" table:formula="of:=BINOMDIST([.$B169];[.$A$169];[.L$1];0)" office:value-type="float" office:value="0.950273823477288" calcext:value-type="float">
            <text:p>9,50E-01</text:p>
          </table:table-cell>
          <table:table-cell table:style-name="ce11" table:formula="of:=BINOMDIST([.$B169];[.$A$169];[.M$1];0)" office:value-type="float" office:value="0.974821135985137" calcext:value-type="float">
            <text:p>9,75E-01</text:p>
          </table:table-cell>
          <table:table-cell table:style-name="ce11" table:formula="of:=BINOMDIST([.$B169];[.$A$169];[.N$1];0)" office:value-type="float" office:value="0.987330622180817" calcext:value-type="float">
            <text:p>9,87E-01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1" table:formula="of:=BINOMDIST([.$B170];[.$A$169];[.B$1];0)" office:value-type="float" office:value="4.40444596309817E-075" calcext:value-type="float">
            <text:p>4,40E-75</text:p>
          </table:table-cell>
          <table:table-cell table:style-name="ce11" table:formula="of:=BINOMDIST([.$B170];[.$A$169];[.C$1];0)" office:value-type="float" office:value="1.23716285480215E-023" calcext:value-type="float">
            <text:p>1,24E-23</text:p>
          </table:table-cell>
          <table:table-cell table:style-name="ce11" table:formula="of:=BINOMDIST([.$B170];[.$A$169];[.D$1];0)" office:value-type="float" office:value="0.0000000000608327679905396" calcext:value-type="float">
            <text:p>6,08E-11</text:p>
          </table:table-cell>
          <table:table-cell table:style-name="ce11" table:formula="of:=BINOMDIST([.$B170];[.$A$169];[.E$1];0)" office:value-type="float" office:value="0.0000280095368825349" calcext:value-type="float">
            <text:p>2,80E-05</text:p>
          </table:table-cell>
          <table:table-cell table:style-name="ce11" table:formula="of:=BINOMDIST([.$B170];[.$A$169];[.F$1];0)" office:value-type="float" office:value="0.0301296024951297" calcext:value-type="float">
            <text:p>3,01E-02</text:p>
          </table:table-cell>
          <table:table-cell table:style-name="ce11" table:formula="of:=BINOMDIST([.$B170];[.$A$169];[.G$1];0)" office:value-type="float" office:value="0.198554442364875" calcext:value-type="float">
            <text:p>1,99E-01</text:p>
          </table:table-cell>
          <table:table-cell table:style-name="ce11" table:formula="of:=BINOMDIST([.$B170];[.$A$169];[.H$1];0)" office:value-type="float" office:value="0.356921487424486" calcext:value-type="float">
            <text:p>3,57E-01</text:p>
          </table:table-cell>
          <table:table-cell table:style-name="ce11" table:formula="of:=BINOMDIST([.$B170];[.$A$169];[.I$1];0)" office:value-type="float" office:value="0.306709807271816" calcext:value-type="float">
            <text:p>3,07E-01</text:p>
          </table:table-cell>
          <table:table-cell table:style-name="ce11" table:formula="of:=BINOMDIST([.$B170];[.$A$169];[.J$1];0)" office:value-type="float" office:value="0.197776273580317" calcext:value-type="float">
            <text:p>1,98E-01</text:p>
          </table:table-cell>
          <table:table-cell table:style-name="ce11" table:formula="of:=BINOMDIST([.$B170];[.$A$169];[.K$1];0)" office:value-type="float" office:value="0.112289976803891" calcext:value-type="float">
            <text:p>1,12E-01</text:p>
          </table:table-cell>
          <table:table-cell table:style-name="ce11" table:formula="of:=BINOMDIST([.$B170];[.$A$169];[.L$1];0)" office:value-type="float" office:value="0.0484736597292875" calcext:value-type="float">
            <text:p>4,85E-02</text:p>
          </table:table-cell>
          <table:table-cell table:style-name="ce11" table:formula="of:=BINOMDIST([.$B170];[.$A$169];[.M$1];0)" office:value-type="float" office:value="0.024860425010122" calcext:value-type="float">
            <text:p>2,49E-02</text:p>
          </table:table-cell>
          <table:table-cell table:style-name="ce11" table:formula="of:=BINOMDIST([.$B170];[.$A$169];[.N$1];0)" office:value-type="float" office:value="0.0125890948875498" calcext:value-type="float">
            <text:p>1,26E-02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1" table:formula="of:=BINOMDIST([.$B171];[.$A$169];[.B$1];0)" office:value-type="float" office:value="5.59364637313467E-073" calcext:value-type="float">
            <text:p>5,59E-73</text:p>
          </table:table-cell>
          <table:table-cell table:style-name="ce11" table:formula="of:=BINOMDIST([.$B171];[.$A$169];[.C$1];0)" office:value-type="float" office:value="3.92799206399681E-022" calcext:value-type="float">
            <text:p>3,93E-22</text:p>
          </table:table-cell>
          <table:table-cell table:style-name="ce11" table:formula="of:=BINOMDIST([.$B171];[.$A$169];[.D$1];0)" office:value-type="float" office:value="0.000000000858417948310947" calcext:value-type="float">
            <text:p>8,58E-10</text:p>
          </table:table-cell>
          <table:table-cell table:style-name="ce11" table:formula="of:=BINOMDIST([.$B171];[.$A$169];[.E$1];0)" office:value-type="float" office:value="0.00018722164126747" calcext:value-type="float">
            <text:p>1,87E-04</text:p>
          </table:table-cell>
          <table:table-cell table:style-name="ce11" table:formula="of:=BINOMDIST([.$B171];[.$A$169];[.F$1];0)" office:value-type="float" office:value="0.0780910105486014" calcext:value-type="float">
            <text:p>7,81E-02</text:p>
          </table:table-cell>
          <table:table-cell table:style-name="ce11" table:formula="of:=BINOMDIST([.$B171];[.$A$169];[.G$1];0)" office:value-type="float" office:value="0.25471125434686" calcext:value-type="float">
            <text:p>2,55E-01</text:p>
          </table:table-cell>
          <table:table-cell table:style-name="ce11" table:formula="of:=BINOMDIST([.$B171];[.$A$169];[.H$1];0)" office:value-type="float" office:value="0.227784064838742" calcext:value-type="float">
            <text:p>2,28E-01</text:p>
          </table:table-cell>
          <table:table-cell table:style-name="ce11" table:formula="of:=BINOMDIST([.$B171];[.$A$169];[.I$1];0)" office:value-type="float" office:value="0.0780604118707829" calcext:value-type="float">
            <text:p>7,81E-02</text:p>
          </table:table-cell>
          <table:table-cell table:style-name="ce11" table:formula="of:=BINOMDIST([.$B171];[.$A$169];[.J$1];0)" office:value-type="float" office:value="0.0251427294741744" calcext:value-type="float">
            <text:p>2,51E-02</text:p>
          </table:table-cell>
          <table:table-cell table:style-name="ce11" table:formula="of:=BINOMDIST([.$B171];[.$A$169];[.K$1];0)" office:value-type="float" office:value="0.00713398051730576" calcext:value-type="float">
            <text:p>7,13E-03</text:p>
          </table:table-cell>
          <table:table-cell table:style-name="ce11" table:formula="of:=BINOMDIST([.$B171];[.$A$169];[.L$1];0)" office:value-type="float" office:value="0.00123147725257442" calcext:value-type="float">
            <text:p>1,23E-03</text:p>
          </table:table-cell>
          <table:table-cell table:style-name="ce11" table:formula="of:=BINOMDIST([.$B171];[.$A$169];[.M$1];0)" office:value-type="float" office:value="0.000315758973525902" calcext:value-type="float">
            <text:p>3,16E-04</text:p>
          </table:table-cell>
          <table:table-cell table:style-name="ce11" table:formula="of:=BINOMDIST([.$B171];[.$A$169];[.N$1];0)" office:value-type="float" office:value="0.0000799447497734299" calcext:value-type="float">
            <text:p>7,99E-05</text:p>
          </table:table-cell>
          <table:table-cell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1" table:formula="of:=BINOMDIST([.$B172];[.$A$169];[.B$1];0)" office:value-type="float" office:value="4.71730844134357E-071" calcext:value-type="float">
            <text:p>4,72E-71</text:p>
          </table:table-cell>
          <table:table-cell table:style-name="ce11" table:formula="of:=BINOMDIST([.$B172];[.$A$169];[.C$1];0)" office:value-type="float" office:value="8.28151660159327E-021" calcext:value-type="float">
            <text:p>8,28E-21</text:p>
          </table:table-cell>
          <table:table-cell table:style-name="ce11" table:formula="of:=BINOMDIST([.$B172];[.$A$169];[.D$1];0)" office:value-type="float" office:value="0.00000000804369410824702" calcext:value-type="float">
            <text:p>8,04E-09</text:p>
          </table:table-cell>
          <table:table-cell table:style-name="ce11" table:formula="of:=BINOMDIST([.$B172];[.$A$169];[.E$1];0)" office:value-type="float" office:value="0.000831001320011753" calcext:value-type="float">
            <text:p>8,31E-04</text:p>
          </table:table-cell>
          <table:table-cell table:style-name="ce11" table:formula="of:=BINOMDIST([.$B172];[.$A$169];[.F$1];0)" office:value-type="float" office:value="0.134401535161879" calcext:value-type="float">
            <text:p>1,34E-01</text:p>
          </table:table-cell>
          <table:table-cell table:style-name="ce11" table:formula="of:=BINOMDIST([.$B172];[.$A$169];[.G$1];0)" office:value-type="float" office:value="0.216976253702881" calcext:value-type="float">
            <text:p>2,17E-01</text:p>
          </table:table-cell>
          <table:table-cell table:style-name="ce11" table:formula="of:=BINOMDIST([.$B172];[.$A$169];[.H$1];0)" office:value-type="float" office:value="0.0965316053671721" calcext:value-type="float">
            <text:p>9,65E-02</text:p>
          </table:table-cell>
          <table:table-cell table:style-name="ce11" table:formula="of:=BINOMDIST([.$B172];[.$A$169];[.I$1];0)" office:value-type="float" office:value="0.0131925746181083" calcext:value-type="float">
            <text:p>1,32E-02</text:p>
          </table:table-cell>
          <table:table-cell table:style-name="ce11" table:formula="of:=BINOMDIST([.$B172];[.$A$169];[.J$1];0)" office:value-type="float" office:value="0.00212249267833371" calcext:value-type="float">
            <text:p>2,12E-03</text:p>
          </table:table-cell>
          <table:table-cell table:style-name="ce11" table:formula="of:=BINOMDIST([.$B172];[.$A$169];[.K$1];0)" office:value-type="float" office:value="0.000300966661810632" calcext:value-type="float">
            <text:p>3,01E-04</text:p>
          </table:table-cell>
          <table:table-cell table:style-name="ce11" table:formula="of:=BINOMDIST([.$B172];[.$A$169];[.L$1];0)" office:value-type="float" office:value="0.0000207750713410234" calcext:value-type="float">
            <text:p>2,08E-05</text:p>
          </table:table-cell>
          <table:table-cell table:style-name="ce11" table:formula="of:=BINOMDIST([.$B172];[.$A$169];[.M$1];0)" office:value-type="float" office:value="0.00000266316699343445" calcext:value-type="float">
            <text:p>2,66E-06</text:p>
          </table:table-cell>
          <table:table-cell table:style-name="ce11" table:formula="of:=BINOMDIST([.$B172];[.$A$169];[.N$1];0)" office:value-type="float" office:value="0.0000003371172174055" calcext:value-type="float">
            <text:p>3,37E-07</text:p>
          </table:table-cell>
          <table:table-cell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1" table:formula="of:=BINOMDIST([.$B173];[.$A$169];[.B$1];0)" office:value-type="float" office:value="2.97190431804645E-069" calcext:value-type="float">
            <text:p>2,97E-69</text:p>
          </table:table-cell>
          <table:table-cell table:style-name="ce11" table:formula="of:=BINOMDIST([.$B173];[.$A$169];[.C$1];0)" office:value-type="float" office:value="1.30433886475094E-019" calcext:value-type="float">
            <text:p>1,30E-19</text:p>
          </table:table-cell>
          <table:table-cell table:style-name="ce11" table:formula="of:=BINOMDIST([.$B173];[.$A$169];[.D$1];0)" office:value-type="float" office:value="0.0000000563058587577292" calcext:value-type="float">
            <text:p>5,63E-08</text:p>
          </table:table-cell>
          <table:table-cell table:style-name="ce11" table:formula="of:=BINOMDIST([.$B173];[.$A$169];[.E$1];0)" office:value-type="float" office:value="0.00275542542951265" calcext:value-type="float">
            <text:p>2,76E-03</text:p>
          </table:table-cell>
          <table:table-cell table:style-name="ce11" table:formula="of:=BINOMDIST([.$B173];[.$A$169];[.F$1];0)" office:value-type="float" office:value="0.172801973779558" calcext:value-type="float">
            <text:p>1,73E-01</text:p>
          </table:table-cell>
          <table:table-cell table:style-name="ce11" table:formula="of:=BINOMDIST([.$B173];[.$A$169];[.G$1];0)" office:value-type="float" office:value="0.138075797810924" calcext:value-type="float">
            <text:p>1,38E-01</text:p>
          </table:table-cell>
          <table:table-cell table:style-name="ce11" table:formula="of:=BINOMDIST([.$B173];[.$A$169];[.H$1];0)" office:value-type="float" office:value="0.0305602569755369" calcext:value-type="float">
            <text:p>3,06E-02</text:p>
          </table:table-cell>
          <table:table-cell table:style-name="ce11" table:formula="of:=BINOMDIST([.$B173];[.$A$169];[.I$1];0)" office:value-type="float" office:value="0.00166559559306778" calcext:value-type="float">
            <text:p>1,67E-03</text:p>
          </table:table-cell>
          <table:table-cell table:style-name="ce11" table:formula="of:=BINOMDIST([.$B173];[.$A$169];[.J$1];0)" office:value-type="float" office:value="0.000133850889624648" calcext:value-type="float">
            <text:p>1,34E-04</text:p>
          </table:table-cell>
          <table:table-cell table:style-name="ce11" table:formula="of:=BINOMDIST([.$B173];[.$A$169];[.K$1];0)" office:value-type="float" office:value="0.00000948519244325652" calcext:value-type="float">
            <text:p>9,49E-06</text:p>
          </table:table-cell>
          <table:table-cell table:style-name="ce11" table:formula="of:=BINOMDIST([.$B173];[.$A$169];[.L$1];0)" office:value-type="float" office:value="0.000000261818262549405" calcext:value-type="float">
            <text:p>2,62E-07</text:p>
          </table:table-cell>
          <table:table-cell table:style-name="ce11" table:formula="of:=BINOMDIST([.$B173];[.$A$169];[.M$1];0)" office:value-type="float" office:value="0.0000000167796300216392" calcext:value-type="float">
            <text:p>1,68E-08</text:p>
          </table:table-cell>
          <table:table-cell table:style-name="ce11" table:formula="of:=BINOMDIST([.$B173];[.$A$169];[.N$1];0)" office:value-type="float" office:value="0.000000001061972333444" calcext:value-type="float">
            <text:p>1,06E-09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1" table:formula="of:=BINOMDIST([.$B174];[.$A$169];[.B$1];0)" office:value-type="float" office:value="1.49189596765932E-067" calcext:value-type="float">
            <text:p>1,49E-67</text:p>
          </table:table-cell>
          <table:table-cell table:style-name="ce11" table:formula="of:=BINOMDIST([.$B174];[.$A$169];[.C$1];0)" office:value-type="float" office:value="1.63694527526243E-018" calcext:value-type="float">
            <text:p>1,64E-18</text:p>
          </table:table-cell>
          <table:table-cell table:style-name="ce11" table:formula="of:=BINOMDIST([.$B174];[.$A$169];[.D$1];0)" office:value-type="float" office:value="0.000000314061567737556" calcext:value-type="float">
            <text:p>3,14E-07</text:p>
          </table:table-cell>
          <table:table-cell table:style-name="ce11" table:formula="of:=BINOMDIST([.$B174];[.$A$169];[.E$1];0)" office:value-type="float" office:value="0.00728012402955449" calcext:value-type="float">
            <text:p>7,28E-03</text:p>
          </table:table-cell>
          <table:table-cell table:style-name="ce11" table:formula="of:=BINOMDIST([.$B174];[.$A$169];[.F$1];0)" office:value-type="float" office:value="0.177033858851711" calcext:value-type="float">
            <text:p>1,77E-01</text:p>
          </table:table-cell>
          <table:table-cell table:style-name="ce11" table:formula="of:=BINOMDIST([.$B174];[.$A$169];[.G$1];0)" office:value-type="float" office:value="0.0700141924253373" calcext:value-type="float">
            <text:p>7,00E-02</text:p>
          </table:table-cell>
          <table:table-cell table:style-name="ce11" table:formula="of:=BINOMDIST([.$B174];[.$A$169];[.H$1];0)" office:value-type="float" office:value="0.00770917035262288" calcext:value-type="float">
            <text:p>7,71E-03</text:p>
          </table:table-cell>
          <table:table-cell table:style-name="ce11" table:formula="of:=BINOMDIST([.$B174];[.$A$169];[.I$1];0)" office:value-type="float" office:value="0.00016756091938277" calcext:value-type="float">
            <text:p>1,68E-04</text:p>
          </table:table-cell>
          <table:table-cell table:style-name="ce11" table:formula="of:=BINOMDIST([.$B174];[.$A$169];[.J$1];0)" office:value-type="float" office:value="0.0000067260406998572" calcext:value-type="float">
            <text:p>6,73E-06</text:p>
          </table:table-cell>
          <table:table-cell table:style-name="ce11" table:formula="of:=BINOMDIST([.$B174];[.$A$169];[.K$1];0)" office:value-type="float" office:value="0.000000238197429040259" calcext:value-type="float">
            <text:p>2,38E-07</text:p>
          </table:table-cell>
          <table:table-cell table:style-name="ce11" table:formula="of:=BINOMDIST([.$B174];[.$A$169];[.L$1];0)" office:value-type="float" office:value="0.00000000262918119223447" calcext:value-type="float">
            <text:p>2,63E-09</text:p>
          </table:table-cell>
          <table:table-cell table:style-name="ce11" table:formula="of:=BINOMDIST([.$B174];[.$A$169];[.M$1];0)" office:value-type="float" office:value="0.0000000000842421669253214" calcext:value-type="float">
            <text:p>8,42E-11</text:p>
          </table:table-cell>
          <table:table-cell table:style-name="ce11" table:formula="of:=BINOMDIST([.$B174];[.$A$169];[.N$1];0)" office:value-type="float" office:value="0.00000000000266568384113649" calcext:value-type="float">
            <text:p>2,67E-12</text:p>
          </table:table-cell>
          <table:table-cell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1" table:formula="of:=BINOMDIST([.$B175];[.$A$169];[.B$1];0)" office:value-type="float" office:value="6.21623319858049E-066" calcext:value-type="float">
            <text:p>6,22E-66</text:p>
          </table:table-cell>
          <table:table-cell table:style-name="ce11" table:formula="of:=BINOMDIST([.$B175];[.$A$169];[.C$1];0)" office:value-type="float" office:value="1.70515132839837E-017" calcext:value-type="float">
            <text:p>1,71E-17</text:p>
          </table:table-cell>
          <table:table-cell table:style-name="ce11" table:formula="of:=BINOMDIST([.$B175];[.$A$169];[.D$1];0)" office:value-type="float" office:value="0.00000145398873952572" calcext:value-type="float">
            <text:p>1,45E-06</text:p>
          </table:table-cell>
          <table:table-cell table:style-name="ce11" table:formula="of:=BINOMDIST([.$B175];[.$A$169];[.E$1];0)" office:value-type="float" office:value="0.0159651842753388" calcext:value-type="float">
            <text:p>1,60E-02</text:p>
          </table:table-cell>
          <table:table-cell table:style-name="ce11" table:formula="of:=BINOMDIST([.$B175];[.$A$169];[.F$1];0)" office:value-type="float" office:value="0.150538995622203" calcext:value-type="float">
            <text:p>1,51E-01</text:p>
          </table:table-cell>
          <table:table-cell table:style-name="ce11" table:formula="of:=BINOMDIST([.$B175];[.$A$169];[.G$1];0)" office:value-type="float" office:value="0.0294672527042665" calcext:value-type="float">
            <text:p>2,95E-02</text:p>
          </table:table-cell>
          <table:table-cell table:style-name="ce11" table:formula="of:=BINOMDIST([.$B175];[.$A$169];[.H$1];0)" office:value-type="float" office:value="0.00161414789627782" calcext:value-type="float">
            <text:p>1,61E-03</text:p>
          </table:table-cell>
          <table:table-cell table:style-name="ce11" table:formula="of:=BINOMDIST([.$B175];[.$A$169];[.I$1];0)" office:value-type="float" office:value="0.0000139913927340323" calcext:value-type="float">
            <text:p>1,40E-05</text:p>
          </table:table-cell>
          <table:table-cell table:style-name="ce11" table:formula="of:=BINOMDIST([.$B175];[.$A$169];[.J$1];0)" office:value-type="float" office:value="0.000000280532228055439" calcext:value-type="float">
            <text:p>2,81E-07</text:p>
          </table:table-cell>
          <table:table-cell table:style-name="ce11" table:formula="of:=BINOMDIST([.$B175];[.$A$169];[.K$1];0)" office:value-type="float" office:value="0.00000000496492890279012" calcext:value-type="float">
            <text:p>4,96E-09</text:p>
          </table:table-cell>
          <table:table-cell table:style-name="ce11" table:formula="of:=BINOMDIST([.$B175];[.$A$169];[.L$1];0)" office:value-type="float" office:value="0.0000000000219142261138433" calcext:value-type="float">
            <text:p>2,19E-11</text:p>
          </table:table-cell>
          <table:table-cell table:style-name="ce11" table:formula="of:=BINOMDIST([.$B175];[.$A$169];[.M$1];0)" office:value-type="float" office:value="0.000000000000351044133268832" calcext:value-type="float">
            <text:p>3,51E-13</text:p>
          </table:table-cell>
          <table:table-cell table:style-name="ce11" table:formula="of:=BINOMDIST([.$B175];[.$A$169];[.N$1];0)" office:value-type="float" office:value="5.55378569165227E-015" calcext:value-type="float">
            <text:p>5,55E-15</text:p>
          </table:table-cell>
          <table:table-cell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1" table:formula="of:=BINOMDIST([.$B176];[.$A$169];[.B$1];0)" office:value-type="float" office:value="2.21120295206649E-064" calcext:value-type="float">
            <text:p>2,21E-64</text:p>
          </table:table-cell>
          <table:table-cell table:style-name="ce11" table:formula="of:=BINOMDIST([.$B176];[.$A$169];[.C$1];0)" office:value-type="float" office:value="1.51636671703998E-016" calcext:value-type="float">
            <text:p>1,52E-16</text:p>
          </table:table-cell>
          <table:table-cell table:style-name="ce11" table:formula="of:=BINOMDIST([.$B176];[.$A$169];[.D$1];0)" office:value-type="float" office:value="0.00000574671739907786" calcext:value-type="float">
            <text:p>5,75E-06</text:p>
          </table:table-cell>
          <table:table-cell table:style-name="ce11" table:formula="of:=BINOMDIST([.$B176];[.$A$169];[.E$1];0)" office:value-type="float" office:value="0.0298897058989425" calcext:value-type="float">
            <text:p>2,99E-02</text:p>
          </table:table-cell>
          <table:table-cell table:style-name="ce11" table:formula="of:=BINOMDIST([.$B176];[.$A$169];[.F$1];0)" office:value-type="float" office:value="0.109283410816118" calcext:value-type="float">
            <text:p>1,09E-01</text:p>
          </table:table-cell>
          <table:table-cell table:style-name="ce11" table:formula="of:=BINOMDIST([.$B176];[.$A$169];[.G$1];0)" office:value-type="float" office:value="0.0105878007552127" calcext:value-type="float">
            <text:p>1,06E-02</text:p>
          </table:table-cell>
          <table:table-cell table:style-name="ce11" table:formula="of:=BINOMDIST([.$B176];[.$A$169];[.H$1];0)" office:value-type="float" office:value="0.000288530384905368" calcext:value-type="float">
            <text:p>2,89E-04</text:p>
          </table:table-cell>
          <table:table-cell table:style-name="ce11" table:formula="of:=BINOMDIST([.$B176];[.$A$169];[.I$1];0)" office:value-type="float" office:value="0.000000997382419345558" calcext:value-type="float">
            <text:p>9,97E-07</text:p>
          </table:table-cell>
          <table:table-cell table:style-name="ce11" table:formula="of:=BINOMDIST([.$B176];[.$A$169];[.J$1];0)" office:value-type="float" office:value="0.00000000998892103329104" calcext:value-type="float">
            <text:p>9,99E-09</text:p>
          </table:table-cell>
          <table:table-cell table:style-name="ce11" table:formula="of:=BINOMDIST([.$B176];[.$A$169];[.K$1];0)" office:value-type="float" office:value="0.0000000000883489814046123" calcext:value-type="float">
            <text:p>8,83E-11</text:p>
          </table:table-cell>
          <table:table-cell table:style-name="ce11" table:formula="of:=BINOMDIST([.$B176];[.$A$169];[.L$1];0)" office:value-type="float" office:value="0.000000000000155935252831909" calcext:value-type="float">
            <text:p>1,56E-13</text:p>
          </table:table-cell>
          <table:table-cell table:style-name="ce11" table:formula="of:=BINOMDIST([.$B176];[.$A$169];[.M$1];0)" office:value-type="float" office:value="1.24883901510064E-015" calcext:value-type="float">
            <text:p>1,25E-15</text:p>
          </table:table-cell>
          <table:table-cell table:style-name="ce11" table:formula="of:=BINOMDIST([.$B176];[.$A$169];[.N$1];0)" office:value-type="float" office:value="9.87829846650485E-018" calcext:value-type="float">
            <text:p>9,88E-18</text:p>
          </table:table-cell>
          <table:table-cell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1" table:formula="of:=BINOMDIST([.$B177];[.$A$169];[.B$1];0)" office:value-type="float" office:value="6.85472915140612E-063" calcext:value-type="float">
            <text:p>6,85E-63</text:p>
          </table:table-cell>
          <table:table-cell table:style-name="ce11" table:formula="of:=BINOMDIST([.$B177];[.$A$169];[.C$1];0)" office:value-type="float" office:value="1.17518420570598E-015" calcext:value-type="float">
            <text:p>1,18E-15</text:p>
          </table:table-cell>
          <table:table-cell table:style-name="ce11" table:formula="of:=BINOMDIST([.$B177];[.$A$169];[.D$1];0)" office:value-type="float" office:value="0.0000197942488190459" calcext:value-type="float">
            <text:p>1,98E-05</text:p>
          </table:table-cell>
          <table:table-cell table:style-name="ce11" table:formula="of:=BINOMDIST([.$B177];[.$A$169];[.E$1];0)" office:value-type="float" office:value="0.0487674148877484" calcext:value-type="float">
            <text:p>4,88E-02</text:p>
          </table:table-cell>
          <table:table-cell table:style-name="ce11" table:formula="of:=BINOMDIST([.$B177];[.$A$169];[.F$1];0)" office:value-type="float" office:value="0.0691384843938707" calcext:value-type="float">
            <text:p>6,91E-02</text:p>
          </table:table-cell>
          <table:table-cell table:style-name="ce11" table:formula="of:=BINOMDIST([.$B177];[.$A$169];[.G$1];0)" office:value-type="float" office:value="0.00331537195365245" calcext:value-type="float">
            <text:p>3,32E-03</text:p>
          </table:table-cell>
          <table:table-cell table:style-name="ce11" table:formula="of:=BINOMDIST([.$B177];[.$A$169];[.H$1];0)" office:value-type="float" office:value="0.0000449469443822432" calcext:value-type="float">
            <text:p>4,49E-05</text:p>
          </table:table-cell>
          <table:table-cell table:style-name="ce11" table:formula="of:=BINOMDIST([.$B177];[.$A$169];[.I$1];0)" office:value-type="float" office:value="0.0000000619616332659565" calcext:value-type="float">
            <text:p>6,20E-08</text:p>
          </table:table-cell>
          <table:table-cell table:style-name="ce11" table:formula="of:=BINOMDIST([.$B177];[.$A$169];[.J$1];0)" office:value-type="float" office:value="0.000000000309966518550573" calcext:value-type="float">
            <text:p>3,10E-10</text:p>
          </table:table-cell>
          <table:table-cell table:style-name="ce11" table:formula="of:=BINOMDIST([.$B177];[.$A$169];[.K$1];0)" office:value-type="float" office:value="0.00000000000137009425890094" calcext:value-type="float">
            <text:p>1,37E-12</text:p>
          </table:table-cell>
          <table:table-cell table:style-name="ce11" table:formula="of:=BINOMDIST([.$B177];[.$A$169];[.L$1];0)" office:value-type="float" office:value="9.66991965951026E-016" calcext:value-type="float">
            <text:p>9,67E-16</text:p>
          </table:table-cell>
          <table:table-cell table:style-name="ce11" table:formula="of:=BINOMDIST([.$B177];[.$A$169];[.M$1];0)" office:value-type="float" office:value="3.87178812562456E-018" calcext:value-type="float">
            <text:p>3,87E-18</text:p>
          </table:table-cell>
          <table:table-cell table:style-name="ce11" table:formula="of:=BINOMDIST([.$B177];[.$A$169];[.N$1];0)" office:value-type="float" office:value="1.5312128229494E-020" calcext:value-type="float">
            <text:p>1,53E-20</text:p>
          </table:table-cell>
          <table:table-cell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1" table:formula="of:=BINOMDIST([.$B178];[.$A$169];[.B$1];0)" office:value-type="float" office:value="1.88124233377479E-061" calcext:value-type="float">
            <text:p>1,88E-61</text:p>
          </table:table-cell>
          <table:table-cell table:style-name="ce11" table:formula="of:=BINOMDIST([.$B178];[.$A$169];[.C$1];0)" office:value-type="float" office:value="8.06306941137159E-015" calcext:value-type="float">
            <text:p>8,06E-15</text:p>
          </table:table-cell>
          <table:table-cell table:style-name="ce11" table:formula="of:=BINOMDIST([.$B178];[.$A$169];[.D$1];0)" office:value-type="float" office:value="0.0000603602402259796" calcext:value-type="float">
            <text:p>6,04E-05</text:p>
          </table:table-cell>
          <table:table-cell table:style-name="ce11" table:formula="of:=BINOMDIST([.$B178];[.$A$169];[.E$1];0)" office:value-type="float" office:value="0.0704418215045254" calcext:value-type="float">
            <text:p>7,04E-02</text:p>
          </table:table-cell>
          <table:table-cell table:style-name="ce11" table:formula="of:=BINOMDIST([.$B178];[.$A$169];[.F$1];0)" office:value-type="float" office:value="0.0387238223249117" calcext:value-type="float">
            <text:p>3,87E-02</text:p>
          </table:table-cell>
          <table:table-cell table:style-name="ce11" table:formula="of:=BINOMDIST([.$B178];[.$A$169];[.G$1];0)" office:value-type="float" office:value="0.000919076175703877" calcext:value-type="float">
            <text:p>9,19E-04</text:p>
          </table:table-cell>
          <table:table-cell table:style-name="ce11" table:formula="of:=BINOMDIST([.$B178];[.$A$169];[.H$1];0)" office:value-type="float" office:value="0.0000061987131560101" calcext:value-type="float">
            <text:p>6,20E-06</text:p>
          </table:table-cell>
          <table:table-cell table:style-name="ce11" table:formula="of:=BINOMDIST([.$B178];[.$A$169];[.I$1];0)" office:value-type="float" office:value="0.00000000340782084539997" calcext:value-type="float">
            <text:p>3,41E-09</text:p>
          </table:table-cell>
          <table:table-cell table:style-name="ce11" table:formula="of:=BINOMDIST([.$B178];[.$A$169];[.J$1];0)" office:value-type="float" office:value="0.00000000000851537427227132" calcext:value-type="float">
            <text:p>8,52E-12</text:p>
          </table:table-cell>
          <table:table-cell table:style-name="ce11" table:formula="of:=BINOMDIST([.$B178];[.$A$169];[.K$1];0)" office:value-type="float" office:value="0.0000000000000188101429575083" calcext:value-type="float">
            <text:p>1,88E-14</text:p>
          </table:table-cell>
          <table:table-cell table:style-name="ce11" table:formula="of:=BINOMDIST([.$B178];[.$A$169];[.L$1];0)" office:value-type="float" office:value="5.30877321219585E-018" calcext:value-type="float">
            <text:p>5,31E-18</text:p>
          </table:table-cell>
          <table:table-cell table:style-name="ce11" table:formula="of:=BINOMDIST([.$B178];[.$A$169];[.M$1];0)" office:value-type="float" office:value="1.06269701084471E-020" calcext:value-type="float">
            <text:p>1,06E-20</text:p>
          </table:table-cell>
          <table:table-cell table:style-name="ce11" table:formula="of:=BINOMDIST([.$B178];[.$A$169];[.N$1];0)" office:value-type="float" office:value="2.10126932606909E-023" calcext:value-type="float">
            <text:p>2,10E-23</text:p>
          </table:table-cell>
          <table:table-cell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1" table:formula="of:=BINOMDIST([.$B179];[.$A$169];[.B$1];0)" office:value-type="float" office:value="4.62785614108598E-060" calcext:value-type="float">
            <text:p>4,63E-60</text:p>
          </table:table-cell>
          <table:table-cell table:style-name="ce11" table:formula="of:=BINOMDIST([.$B179];[.$A$169];[.C$1];0)" office:value-type="float" office:value="0.0000000000000495878768799353" calcext:value-type="float">
            <text:p>4,96E-14</text:p>
          </table:table-cell>
          <table:table-cell table:style-name="ce11" table:formula="of:=BINOMDIST([.$B179];[.$A$169];[.D$1];0)" office:value-type="float" office:value="0.000164984656617678" calcext:value-type="float">
            <text:p>1,65E-04</text:p>
          </table:table-cell>
          <table:table-cell table:style-name="ce11" table:formula="of:=BINOMDIST([.$B179];[.$A$169];[.E$1];0)" office:value-type="float" office:value="0.0912036215269119" calcext:value-type="float">
            <text:p>9,12E-02</text:p>
          </table:table-cell>
          <table:table-cell table:style-name="ce11" table:formula="of:=BINOMDIST([.$B179];[.$A$169];[.F$1];0)" office:value-type="float" office:value="0.0194409393712822" calcext:value-type="float">
            <text:p>1,94E-02</text:p>
          </table:table-cell>
          <table:table-cell table:style-name="ce11" table:formula="of:=BINOMDIST([.$B179];[.$A$169];[.G$1];0)" office:value-type="float" office:value="0.000228376504265812" calcext:value-type="float">
            <text:p>2,28E-04</text:p>
          </table:table-cell>
          <table:table-cell table:style-name="ce11" table:formula="of:=BINOMDIST([.$B179];[.$A$169];[.H$1];0)" office:value-type="float" office:value="0.000000766273083607278" calcext:value-type="float">
            <text:p>7,66E-07</text:p>
          </table:table-cell>
          <table:table-cell table:style-name="ce11" table:formula="of:=BINOMDIST([.$B179];[.$A$169];[.I$1];0)" office:value-type="float" office:value="0.000000000168000787168014" calcext:value-type="float">
            <text:p>1,68E-10</text:p>
          </table:table-cell>
          <table:table-cell table:style-name="ce11" table:formula="of:=BINOMDIST([.$B179];[.$A$169];[.J$1];0)" office:value-type="float" office:value="0.000000000000209687894992867" calcext:value-type="float">
            <text:p>2,10E-13</text:p>
          </table:table-cell>
          <table:table-cell table:style-name="ce11" table:formula="of:=BINOMDIST([.$B179];[.$A$169];[.K$1];0)" office:value-type="float" office:value="2.31480498626666E-016" calcext:value-type="float">
            <text:p>2,31E-16</text:p>
          </table:table-cell>
          <table:table-cell table:style-name="ce11" table:formula="of:=BINOMDIST([.$B179];[.$A$169];[.L$1];0)" office:value-type="float" office:value="2.61243890818199E-020" calcext:value-type="float">
            <text:p>2,61E-20</text:p>
          </table:table-cell>
          <table:table-cell table:style-name="ce11" table:formula="of:=BINOMDIST([.$B179];[.$A$169];[.M$1];0)" office:value-type="float" office:value="2.61449609628762E-023" calcext:value-type="float">
            <text:p>2,61E-23</text:p>
          </table:table-cell>
          <table:table-cell table:style-name="ce11" table:formula="of:=BINOMDIST([.$B179];[.$A$169];[.N$1];0)" office:value-type="float" office:value="2.58469050559026E-026" calcext:value-type="float">
            <text:p>2,58E-26</text:p>
          </table:table-cell>
          <table:table-cell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1" table:formula="of:=BINOMDIST([.$B180];[.$A$169];[.B$1];0)" office:value-type="float" office:value="1.03074977687824E-058" calcext:value-type="float">
            <text:p>1,03E-58</text:p>
          </table:table-cell>
          <table:table-cell table:style-name="ce11" table:formula="of:=BINOMDIST([.$B180];[.$A$169];[.C$1];0)" office:value-type="float" office:value="0.000000000000276114314445094" calcext:value-type="float">
            <text:p>2,76E-13</text:p>
          </table:table-cell>
          <table:table-cell table:style-name="ce11" table:formula="of:=BINOMDIST([.$B180];[.$A$169];[.D$1];0)" office:value-type="float" office:value="0.000408295362336677" calcext:value-type="float">
            <text:p>4,08E-04</text:p>
          </table:table-cell>
          <table:table-cell table:style-name="ce11" table:formula="of:=BINOMDIST([.$B180];[.$A$169];[.E$1];0)" office:value-type="float" office:value="0.106913336239681" calcext:value-type="float">
            <text:p>1,07E-01</text:p>
          </table:table-cell>
          <table:table-cell table:style-name="ce11" table:formula="of:=BINOMDIST([.$B180];[.$A$169];[.F$1];0)" office:value-type="float" office:value="0.00883679062331009" calcext:value-type="float">
            <text:p>8,84E-03</text:p>
          </table:table-cell>
          <table:table-cell table:style-name="ce11" table:formula="of:=BINOMDIST([.$B180];[.$A$169];[.G$1];0)" office:value-type="float" office:value="0.0000513794706566795" calcext:value-type="float">
            <text:p>5,14E-05</text:p>
          </table:table-cell>
          <table:table-cell table:style-name="ce11" table:formula="of:=BINOMDIST([.$B180];[.$A$169];[.H$1];0)" office:value-type="float" office:value="0.0000000857637759176716" calcext:value-type="float">
            <text:p>8,58E-08</text:p>
          </table:table-cell>
          <table:table-cell table:style-name="ce11" table:formula="of:=BINOMDIST([.$B180];[.$A$169];[.I$1];0)" office:value-type="float" office:value="0.00000000000749866876592522" calcext:value-type="float">
            <text:p>7,50E-12</text:p>
          </table:table-cell>
          <table:table-cell table:style-name="ce11" table:formula="of:=BINOMDIST([.$B180];[.$A$169];[.J$1];0)" office:value-type="float" office:value="4.67499629386227E-015" calcext:value-type="float">
            <text:p>4,67E-15</text:p>
          </table:table-cell>
          <table:table-cell table:style-name="ce11" table:formula="of:=BINOMDIST([.$B180];[.$A$169];[.K$1];0)" office:value-type="float" office:value="2.57914057772218E-018" calcext:value-type="float">
            <text:p>2,58E-18</text:p>
          </table:table-cell>
          <table:table-cell table:style-name="ce11" table:formula="of:=BINOMDIST([.$B180];[.$A$169];[.L$1];0)" office:value-type="float" office:value="1.16395557748748E-022" calcext:value-type="float">
            <text:p>1,16E-22</text:p>
          </table:table-cell>
          <table:table-cell table:style-name="ce11" table:formula="of:=BINOMDIST([.$B180];[.$A$169];[.M$1];0)" office:value-type="float" office:value="5.82377822864529E-026" calcext:value-type="float">
            <text:p>5,82E-26</text:p>
          </table:table-cell>
          <table:table-cell table:style-name="ce11" table:formula="of:=BINOMDIST([.$B180];[.$A$169];[.N$1];0)" office:value-type="float" office:value="2.87854926323414E-029" calcext:value-type="float">
            <text:p>2,88E-29</text:p>
          </table:table-cell>
          <table:table-cell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1" table:formula="of:=BINOMDIST([.$B181];[.$A$169];[.B$1];0)" office:value-type="float" office:value="2.09585787965243E-057" calcext:value-type="float">
            <text:p>2,10E-57</text:p>
          </table:table-cell>
          <table:table-cell table:style-name="ce11" table:formula="of:=BINOMDIST([.$B181];[.$A$169];[.C$1];0)" office:value-type="float" office:value="0.00000000000140358109842923" calcext:value-type="float">
            <text:p>1,40E-12</text:p>
          </table:table-cell>
          <table:table-cell table:style-name="ce11" table:formula="of:=BINOMDIST([.$B181];[.$A$169];[.D$1];0)" office:value-type="float" office:value="0.000922445077871752" calcext:value-type="float">
            <text:p>9,22E-04</text:p>
          </table:table-cell>
          <table:table-cell table:style-name="ce11" table:formula="of:=BINOMDIST([.$B181];[.$A$169];[.E$1];0)" office:value-type="float" office:value="0.114416026502115" calcext:value-type="float">
            <text:p>1,14E-01</text:p>
          </table:table-cell>
          <table:table-cell table:style-name="ce11" table:formula="of:=BINOMDIST([.$B181];[.$A$169];[.F$1];0)" office:value-type="float" office:value="0.00366696753756405" calcext:value-type="float">
            <text:p>3,67E-03</text:p>
          </table:table-cell>
          <table:table-cell table:style-name="ce11" table:formula="of:=BINOMDIST([.$B181];[.$A$169];[.G$1];0)" office:value-type="float" office:value="0.0000105526858924493" calcext:value-type="float">
            <text:p>1,06E-05</text:p>
          </table:table-cell>
          <table:table-cell table:style-name="ce11" table:formula="of:=BINOMDIST([.$B181];[.$A$169];[.H$1];0)" office:value-type="float" office:value="0.00000000876313288271017" calcext:value-type="float">
            <text:p>8,76E-09</text:p>
          </table:table-cell>
          <table:table-cell table:style-name="ce11" table:formula="of:=BINOMDIST([.$B181];[.$A$169];[.I$1];0)" office:value-type="float" office:value="0.000000000000305556977101829" calcext:value-type="float">
            <text:p>3,06E-13</text:p>
          </table:table-cell>
          <table:table-cell table:style-name="ce11" table:formula="of:=BINOMDIST([.$B181];[.$A$169];[.J$1];0)" office:value-type="float" office:value="9.51534113865861E-017" calcext:value-type="float">
            <text:p>9,52E-17</text:p>
          </table:table-cell>
          <table:table-cell table:style-name="ce11" table:formula="of:=BINOMDIST([.$B181];[.$A$169];[.K$1];0)" office:value-type="float" office:value="2.62343797300406E-020" calcext:value-type="float">
            <text:p>2,62E-20</text:p>
          </table:table-cell>
          <table:table-cell table:style-name="ce11" table:formula="of:=BINOMDIST([.$B181];[.$A$169];[.L$1];0)" office:value-type="float" office:value="4.73436622169341E-025" calcext:value-type="float">
            <text:p>4,73E-25</text:p>
          </table:table-cell>
          <table:table-cell table:style-name="ce11" table:formula="of:=BINOMDIST([.$B181];[.$A$169];[.M$1];0)" office:value-type="float" office:value="1.18428666849139E-028" calcext:value-type="float">
            <text:p>1,18E-28</text:p>
          </table:table-cell>
          <table:table-cell table:style-name="ce11" table:formula="of:=BINOMDIST([.$B181];[.$A$169];[.N$1];0)" office:value-type="float" office:value="2.92667141785893E-032" calcext:value-type="float">
            <text:p>2,93E-32</text:p>
          </table:table-cell>
          <table:table-cell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1" table:formula="of:=BINOMDIST([.$B182];[.$A$169];[.B$1];0)" office:value-type="float" office:value="3.91764203658107E-056" calcext:value-type="float">
            <text:p>3,92E-56</text:p>
          </table:table-cell>
          <table:table-cell table:style-name="ce11" table:formula="of:=BINOMDIST([.$B182];[.$A$169];[.C$1];0)" office:value-type="float" office:value="0.00000000000655904244073659" calcext:value-type="float">
            <text:p>6,56E-12</text:p>
          </table:table-cell>
          <table:table-cell table:style-name="ce11" table:formula="of:=BINOMDIST([.$B182];[.$A$169];[.D$1];0)" office:value-type="float" office:value="0.00191584746942595" calcext:value-type="float">
            <text:p>1,92E-03</text:p>
          </table:table-cell>
          <table:table-cell table:style-name="ce11" table:formula="of:=BINOMDIST([.$B182];[.$A$169];[.E$1];0)" office:value-type="float" office:value="0.112563135384672" calcext:value-type="float">
            <text:p>1,13E-01</text:p>
          </table:table-cell>
          <table:table-cell table:style-name="ce11" table:formula="of:=BINOMDIST([.$B182];[.$A$169];[.F$1];0)" office:value-type="float" office:value="0.00139885888795615" calcext:value-type="float">
            <text:p>1,40E-03</text:p>
          </table:table-cell>
          <table:table-cell table:style-name="ce11" table:formula="of:=BINOMDIST([.$B182];[.$A$169];[.G$1];0)" office:value-type="float" office:value="0.00000199246516850442" calcext:value-type="float">
            <text:p>1,99E-06</text:p>
          </table:table-cell>
          <table:table-cell table:style-name="ce11" table:formula="of:=BINOMDIST([.$B182];[.$A$169];[.H$1];0)" office:value-type="float" office:value="0.00000000082313153865426" calcext:value-type="float">
            <text:p>8,23E-10</text:p>
          </table:table-cell>
          <table:table-cell table:style-name="ce11" table:formula="of:=BINOMDIST([.$B182];[.$A$169];[.I$1];0)" office:value-type="float" office:value="0.0000000000000114460221112601" calcext:value-type="float">
            <text:p>1,14E-14</text:p>
          </table:table-cell>
          <table:table-cell table:style-name="ce11" table:formula="of:=BINOMDIST([.$B182];[.$A$169];[.J$1];0)" office:value-type="float" office:value="1.78041726087167E-018" calcext:value-type="float">
            <text:p>1,78E-18</text:p>
          </table:table-cell>
          <table:table-cell table:style-name="ce11" table:formula="of:=BINOMDIST([.$B182];[.$A$169];[.K$1];0)" office:value-type="float" office:value="2.45313205618188E-022" calcext:value-type="float">
            <text:p>2,45E-22</text:p>
          </table:table-cell>
          <table:table-cell table:style-name="ce11" table:formula="of:=BINOMDIST([.$B182];[.$A$169];[.L$1];0)" office:value-type="float" office:value="1.77027865861095E-027" calcext:value-type="float">
            <text:p>1,77E-27</text:p>
          </table:table-cell>
          <table:table-cell table:style-name="ce11" table:formula="of:=BINOMDIST([.$B182];[.$A$169];[.M$1];0)" office:value-type="float" office:value="2.21392647298121E-031" calcext:value-type="float">
            <text:p>2,21E-31</text:p>
          </table:table-cell>
          <table:table-cell table:style-name="ce11" table:formula="of:=BINOMDIST([.$B182];[.$A$169];[.N$1];0)" office:value-type="float" office:value="2.73544890529034E-035" calcext:value-type="float">
            <text:p>2,74E-35</text:p>
          </table:table-cell>
          <table:table-cell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1" table:formula="of:=BINOMDIST([.$B183];[.$A$169];[.B$1];0)" office:value-type="float" office:value="6.77192409180442E-055" calcext:value-type="float">
            <text:p>6,77E-55</text:p>
          </table:table-cell>
          <table:table-cell table:style-name="ce11" table:formula="of:=BINOMDIST([.$B183];[.$A$169];[.C$1];0)" office:value-type="float" office:value="0.0000000000283444334046117" calcext:value-type="float">
            <text:p>2,83E-11</text:p>
          </table:table-cell>
          <table:table-cell table:style-name="ce11" table:formula="of:=BINOMDIST([.$B183];[.$A$169];[.D$1];0)" office:value-type="float" office:value="0.00367964355238952" calcext:value-type="float">
            <text:p>3,68E-03</text:p>
          </table:table-cell>
          <table:table-cell table:style-name="ce11" table:formula="of:=BINOMDIST([.$B183];[.$A$169];[.E$1];0)" office:value-type="float" office:value="0.102407063019138" calcext:value-type="float">
            <text:p>1,02E-01</text:p>
          </table:table-cell>
          <table:table-cell table:style-name="ce11" table:formula="of:=BINOMDIST([.$B183];[.$A$169];[.F$1];0)" office:value-type="float" office:value="0.000493475001290652" calcext:value-type="float">
            <text:p>4,93E-04</text:p>
          </table:table-cell>
          <table:table-cell table:style-name="ce11" table:formula="of:=BINOMDIST([.$B183];[.$A$169];[.G$1];0)" office:value-type="float" office:value="0.00000034789074370712" calcext:value-type="float">
            <text:p>3,48E-07</text:p>
          </table:table-cell>
          <table:table-cell table:style-name="ce11" table:formula="of:=BINOMDIST([.$B183];[.$A$169];[.H$1];0)" office:value-type="float" office:value="0.0000000000714995808881303" calcext:value-type="float">
            <text:p>7,15E-11</text:p>
          </table:table-cell>
          <table:table-cell table:style-name="ce11" table:formula="of:=BINOMDIST([.$B183];[.$A$169];[.I$1];0)" office:value-type="float" office:value="3.96498332511445E-016" calcext:value-type="float">
            <text:p>3,96E-16</text:p>
          </table:table-cell>
          <table:table-cell table:style-name="ce11" table:formula="of:=BINOMDIST([.$B183];[.$A$169];[.J$1];0)" office:value-type="float" office:value="3.08065906714532E-020" calcext:value-type="float">
            <text:p>3,08E-20</text:p>
          </table:table-cell>
          <table:table-cell table:style-name="ce11" table:formula="of:=BINOMDIST([.$B183];[.$A$169];[.K$1];0)" office:value-type="float" office:value="2.12126762522695E-024" calcext:value-type="float">
            <text:p>2,12E-24</text:p>
          </table:table-cell>
          <table:table-cell table:style-name="ce11" table:formula="of:=BINOMDIST([.$B183];[.$A$169];[.L$1];0)" office:value-type="float" office:value="6.12133048586646E-030" calcext:value-type="float">
            <text:p>6,12E-30</text:p>
          </table:table-cell>
          <table:table-cell table:style-name="ce11" table:formula="of:=BINOMDIST([.$B183];[.$A$169];[.M$1];0)" office:value-type="float" office:value="3.82731277743097E-034" calcext:value-type="float">
            <text:p>3,83E-34</text:p>
          </table:table-cell>
          <table:table-cell table:style-name="ce11" table:formula="of:=BINOMDIST([.$B183];[.$A$169];[.N$1];0)" office:value-type="float" office:value="2.36432762738231E-038" calcext:value-type="float">
            <text:p>2,36E-38</text:p>
          </table:table-cell>
          <table:table-cell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1" table:formula="of:=BINOMDIST([.$B184];[.$A$169];[.B$1];0)" office:value-type="float" office:value="1.08802247074991E-053" calcext:value-type="float">
            <text:p>1,09E-53</text:p>
          </table:table-cell>
          <table:table-cell table:style-name="ce11" table:formula="of:=BINOMDIST([.$B184];[.$A$169];[.C$1];0)" office:value-type="float" office:value="0.000000000113850140841857" calcext:value-type="float">
            <text:p>1,14E-10</text:p>
          </table:table-cell>
          <table:table-cell table:style-name="ce11" table:formula="of:=BINOMDIST([.$B184];[.$A$169];[.D$1];0)" office:value-type="float" office:value="0.00656884515648795" calcext:value-type="float">
            <text:p>6,57E-03</text:p>
          </table:table-cell>
          <table:table-cell table:style-name="ce11" table:formula="of:=BINOMDIST([.$B184];[.$A$169];[.E$1];0)" office:value-type="float" office:value="0.0865968497810955" calcext:value-type="float">
            <text:p>8,66E-02</text:p>
          </table:table-cell>
          <table:table-cell table:style-name="ce11" table:formula="of:=BINOMDIST([.$B184];[.$A$169];[.F$1];0)" office:value-type="float" office:value="0.000161806088858568" calcext:value-type="float">
            <text:p>1,62E-04</text:p>
          </table:table-cell>
          <table:table-cell table:style-name="ce11" table:formula="of:=BINOMDIST([.$B184];[.$A$169];[.G$1];0)" office:value-type="float" office:value="0.0000000564590365208189" calcext:value-type="float">
            <text:p>5,65E-08</text:p>
          </table:table-cell>
          <table:table-cell table:style-name="ce11" table:formula="of:=BINOMDIST([.$B184];[.$A$169];[.H$1];0)" office:value-type="float" office:value="0.00000000000577266297957769" calcext:value-type="float">
            <text:p>5,77E-12</text:p>
          </table:table-cell>
          <table:table-cell table:style-name="ce11" table:formula="of:=BINOMDIST([.$B184];[.$A$169];[.I$1];0)" office:value-type="float" office:value="1.27663457762536E-017" calcext:value-type="float">
            <text:p>1,28E-17</text:p>
          </table:table-cell>
          <table:table-cell table:style-name="ce11" table:formula="of:=BINOMDIST([.$B184];[.$A$169];[.J$1];0)" office:value-type="float" office:value="4.95454678132815E-022" calcext:value-type="float">
            <text:p>4,95E-22</text:p>
          </table:table-cell>
          <table:table-cell table:style-name="ce11" table:formula="of:=BINOMDIST([.$B184];[.$A$169];[.K$1];0)" office:value-type="float" office:value="1.70493746099615E-026" calcext:value-type="float">
            <text:p>1,70E-26</text:p>
          </table:table-cell>
          <table:table-cell table:style-name="ce11" table:formula="of:=BINOMDIST([.$B184];[.$A$169];[.L$1];0)" office:value-type="float" office:value="1.96738100565955E-032" calcext:value-type="float">
            <text:p>1,97E-32</text:p>
          </table:table-cell>
          <table:table-cell table:style-name="ce11" table:formula="of:=BINOMDIST([.$B184];[.$A$169];[.M$1];0)" office:value-type="float" office:value="6.14983084549032E-037" calcext:value-type="float">
            <text:p>6,15E-37</text:p>
          </table:table-cell>
          <table:table-cell table:style-name="ce11" table:formula="of:=BINOMDIST([.$B184];[.$A$169];[.N$1];0)" office:value-type="float" office:value="1.89943816590542E-041" calcext:value-type="float">
            <text:p>1,90E-41</text:p>
          </table:table-cell>
          <table:table-cell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1" table:formula="of:=BINOMDIST([.$B185];[.$A$169];[.B$1];0)" office:value-type="float" office:value="1.63203370612487E-052" calcext:value-type="float">
            <text:p>1,63E-52</text:p>
          </table:table-cell>
          <table:table-cell table:style-name="ce11" table:formula="of:=BINOMDIST([.$B185];[.$A$169];[.C$1];0)" office:value-type="float" office:value="0.000000000426938028156964" calcext:value-type="float">
            <text:p>4,27E-10</text:p>
          </table:table-cell>
          <table:table-cell table:style-name="ce11" table:formula="of:=BINOMDIST([.$B185];[.$A$169];[.D$1];0)" office:value-type="float" office:value="0.0109480752608132" calcext:value-type="float">
            <text:p>1,09E-02</text:p>
          </table:table-cell>
          <table:table-cell table:style-name="ce11" table:formula="of:=BINOMDIST([.$B185];[.$A$169];[.E$1];0)" office:value-type="float" office:value="0.0683659340377069" calcext:value-type="float">
            <text:p>6,84E-02</text:p>
          </table:table-cell>
          <table:table-cell table:style-name="ce11" table:formula="of:=BINOMDIST([.$B185];[.$A$169];[.F$1];0)" office:value-type="float" office:value="0.0000495324761811941" calcext:value-type="float">
            <text:p>4,95E-05</text:p>
          </table:table-cell>
          <table:table-cell table:style-name="ce11" table:formula="of:=BINOMDIST([.$B185];[.$A$169];[.G$1];0)" office:value-type="float" office:value="0.00000000855439947285134" calcext:value-type="float">
            <text:p>8,55E-09</text:p>
          </table:table-cell>
          <table:table-cell table:style-name="ce11" table:formula="of:=BINOMDIST([.$B185];[.$A$169];[.H$1];0)" office:value-type="float" office:value="0.000000000000435125350219424" calcext:value-type="float">
            <text:p>4,35E-13</text:p>
          </table:table-cell>
          <table:table-cell table:style-name="ce11" table:formula="of:=BINOMDIST([.$B185];[.$A$169];[.I$1];0)" office:value-type="float" office:value="3.83757889065739E-019" calcext:value-type="float">
            <text:p>3,84E-19</text:p>
          </table:table-cell>
          <table:table-cell table:style-name="ce11" table:formula="of:=BINOMDIST([.$B185];[.$A$169];[.J$1];0)" office:value-type="float" office:value="7.43925943142365E-024" calcext:value-type="float">
            <text:p>7,44E-24</text:p>
          </table:table-cell>
          <table:table-cell table:style-name="ce11" table:formula="of:=BINOMDIST([.$B185];[.$A$169];[.K$1];0)" office:value-type="float" office:value="1.27934276713068E-028" calcext:value-type="float">
            <text:p>1,28E-28</text:p>
          </table:table-cell>
          <table:table-cell table:style-name="ce11" table:formula="of:=BINOMDIST([.$B185];[.$A$169];[.L$1];0)" office:value-type="float" office:value="5.90332368171501E-035" calcext:value-type="float">
            <text:p>5,90E-35</text:p>
          </table:table-cell>
          <table:table-cell table:style-name="ce11" table:formula="of:=BINOMDIST([.$B185];[.$A$169];[.M$1];0)" office:value-type="float" office:value="9.22566883511898E-040" calcext:value-type="float">
            <text:p>9,23E-40</text:p>
          </table:table-cell>
          <table:table-cell table:style-name="ce11" table:formula="of:=BINOMDIST([.$B185];[.$A$169];[.N$1];0)" office:value-type="float" office:value="1.42464985692191E-044" calcext:value-type="float">
            <text:p>1,42E-44</text:p>
          </table:table-cell>
          <table:table-cell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1" table:formula="of:=BINOMDIST([.$B186];[.$A$169];[.B$1];0)" office:value-type="float" office:value="2.29444738684614E-051" calcext:value-type="float">
            <text:p>2,29E-51</text:p>
          </table:table-cell>
          <table:table-cell table:style-name="ce11" table:formula="of:=BINOMDIST([.$B186];[.$A$169];[.C$1];0)" office:value-type="float" office:value="0.00000000150056159896345" calcext:value-type="float">
            <text:p>1,50E-09</text:p>
          </table:table-cell>
          <table:table-cell table:style-name="ce11" table:formula="of:=BINOMDIST([.$B186];[.$A$169];[.D$1];0)" office:value-type="float" office:value="0.0171018953420547" calcext:value-type="float">
            <text:p>1,71E-02</text:p>
          </table:table-cell>
          <table:table-cell table:style-name="ce11" table:formula="of:=BINOMDIST([.$B186];[.$A$169];[.E$1];0)" office:value-type="float" office:value="0.050586558003133" calcext:value-type="float">
            <text:p>5,06E-02</text:p>
          </table:table-cell>
          <table:table-cell table:style-name="ce11" table:formula="of:=BINOMDIST([.$B186];[.$A$169];[.F$1];0)" office:value-type="float" office:value="0.0000142115988082898" calcext:value-type="float">
            <text:p>1,42E-05</text:p>
          </table:table-cell>
          <table:table-cell table:style-name="ce11" table:formula="of:=BINOMDIST([.$B186];[.$A$169];[.G$1];0)" office:value-type="float" office:value="0.00000000121479588473647" calcext:value-type="float">
            <text:p>1,21E-09</text:p>
          </table:table-cell>
          <table:table-cell table:style-name="ce11" table:formula="of:=BINOMDIST([.$B186];[.$A$169];[.H$1];0)" office:value-type="float" office:value="0.0000000000000307404548337104" calcext:value-type="float">
            <text:p>3,07E-14</text:p>
          </table:table-cell>
          <table:table-cell table:style-name="ce11" table:formula="of:=BINOMDIST([.$B186];[.$A$169];[.I$1];0)" office:value-type="float" office:value="1.08119928665227E-020" calcext:value-type="float">
            <text:p>1,08E-20</text:p>
          </table:table-cell>
          <table:table-cell table:style-name="ce11" table:formula="of:=BINOMDIST([.$B186];[.$A$169];[.J$1];0)" office:value-type="float" office:value="1.04691927463361E-025" calcext:value-type="float">
            <text:p>1,05E-25</text:p>
          </table:table-cell>
          <table:table-cell table:style-name="ce11" table:formula="of:=BINOMDIST([.$B186];[.$A$169];[.K$1];0)" office:value-type="float" office:value="8.99752586129041E-031" calcext:value-type="float">
            <text:p>9,00E-31</text:p>
          </table:table-cell>
          <table:table-cell table:style-name="ce11" table:formula="of:=BINOMDIST([.$B186];[.$A$169];[.L$1];0)" office:value-type="float" office:value="1.6602077591164E-037" calcext:value-type="float">
            <text:p>1,66E-37</text:p>
          </table:table-cell>
          <table:table-cell table:style-name="ce11" table:formula="of:=BINOMDIST([.$B186];[.$A$169];[.M$1];0)" office:value-type="float" office:value="1.29715021595891E-042" calcext:value-type="float">
            <text:p>1,30E-42</text:p>
          </table:table-cell>
          <table:table-cell table:style-name="ce11" table:formula="of:=BINOMDIST([.$B186];[.$A$169];[.N$1];0)" office:value-type="float" office:value="1.0014951212394E-047" calcext:value-type="float">
            <text:p>1,00E-47</text:p>
          </table:table-cell>
          <table:table-cell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1" table:formula="of:=BINOMDIST([.$B187];[.$A$169];[.B$1];0)" office:value-type="float" office:value="3.03376932260767E-050" calcext:value-type="float">
            <text:p>3,03E-50</text:p>
          </table:table-cell>
          <table:table-cell table:style-name="ce11" table:formula="of:=BINOMDIST([.$B187];[.$A$169];[.C$1];0)" office:value-type="float" office:value="0.00000000496018972990694" calcext:value-type="float">
            <text:p>4,96E-09</text:p>
          </table:table-cell>
          <table:table-cell table:style-name="ce11" table:formula="of:=BINOMDIST([.$B187];[.$A$169];[.D$1];0)" office:value-type="float" office:value="0.0251250067370927" calcext:value-type="float">
            <text:p>2,51E-02</text:p>
          </table:table-cell>
          <table:table-cell table:style-name="ce11" table:formula="of:=BINOMDIST([.$B187];[.$A$169];[.E$1];0)" office:value-type="float" office:value="0.0352035111249873" calcext:value-type="float">
            <text:p>3,52E-02</text:p>
          </table:table-cell>
          <table:table-cell table:style-name="ce11" table:formula="of:=BINOMDIST([.$B187];[.$A$169];[.F$1];0)" office:value-type="float" office:value="0.00000383487586890359" calcext:value-type="float">
            <text:p>3,83E-06</text:p>
          </table:table-cell>
          <table:table-cell table:style-name="ce11" table:formula="of:=BINOMDIST([.$B187];[.$A$169];[.G$1];0)" office:value-type="float" office:value="0.000000000162245466087137" calcext:value-type="float">
            <text:p>1,62E-10</text:p>
          </table:table-cell>
          <table:table-cell table:style-name="ce11" table:formula="of:=BINOMDIST([.$B187];[.$A$169];[.H$1];0)" office:value-type="float" office:value="2.042498115696E-015" calcext:value-type="float">
            <text:p>2,04E-15</text:p>
          </table:table-cell>
          <table:table-cell table:style-name="ce11" table:formula="of:=BINOMDIST([.$B187];[.$A$169];[.I$1];0)" office:value-type="float" office:value="2.86490124942373E-022" calcext:value-type="float">
            <text:p>2,86E-22</text:p>
          </table:table-cell>
          <table:table-cell table:style-name="ce11" table:formula="of:=BINOMDIST([.$B187];[.$A$169];[.J$1];0)" office:value-type="float" office:value="1.38564557536869E-027" calcext:value-type="float">
            <text:p>1,39E-27</text:p>
          </table:table-cell>
          <table:table-cell table:style-name="ce11" table:formula="of:=BINOMDIST([.$B187];[.$A$169];[.K$1];0)" office:value-type="float" office:value="5.95133998940336E-033" calcext:value-type="float">
            <text:p>5,95E-33</text:p>
          </table:table-cell>
          <table:table-cell table:style-name="ce11" table:formula="of:=BINOMDIST([.$B187];[.$A$169];[.L$1];0)" office:value-type="float" office:value="4.39120542630417E-040" calcext:value-type="float">
            <text:p>4,39E-40</text:p>
          </table:table-cell>
          <table:table-cell table:style-name="ce11" table:formula="of:=BINOMDIST([.$B187];[.$A$169];[.M$1];0)" office:value-type="float" office:value="1.71529237033826E-045" calcext:value-type="float">
            <text:p>1,72E-45</text:p>
          </table:table-cell>
          <table:table-cell table:style-name="ce11" table:formula="of:=BINOMDIST([.$B187];[.$A$169];[.N$1];0)" office:value-type="float" office:value="6.62132659007889E-051" calcext:value-type="float">
            <text:p>6,62E-51</text:p>
          </table:table-cell>
          <table:table-cell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1" table:formula="of:=BINOMDIST([.$B188];[.$A$169];[.B$1];0)" office:value-type="float" office:value="3.78422804977904E-049" calcext:value-type="float">
            <text:p>3,78E-49</text:p>
          </table:table-cell>
          <table:table-cell table:style-name="ce11" table:formula="of:=BINOMDIST([.$B188];[.$A$169];[.C$1];0)" office:value-type="float" office:value="0.0000000154679600787888" calcext:value-type="float">
            <text:p>1,55E-08</text:p>
          </table:table-cell>
          <table:table-cell table:style-name="ce11" table:formula="of:=BINOMDIST([.$B188];[.$A$169];[.D$1];0)" office:value-type="float" office:value="0.0348223777584267" calcext:value-type="float">
            <text:p>3,48E-02</text:p>
          </table:table-cell>
          <table:table-cell table:style-name="ce11" table:formula="of:=BINOMDIST([.$B188];[.$A$169];[.E$1];0)" office:value-type="float" office:value="0.0231114463618338" calcext:value-type="float">
            <text:p>2,31E-02</text:p>
          </table:table-cell>
          <table:table-cell table:style-name="ce11" table:formula="of:=BINOMDIST([.$B188];[.$A$169];[.F$1];0)" office:value-type="float" office:value="0.000000976225113781044" calcext:value-type="float">
            <text:p>9,76E-07</text:p>
          </table:table-cell>
          <table:table-cell table:style-name="ce11" table:formula="of:=BINOMDIST([.$B188];[.$A$169];[.G$1];0)" office:value-type="float" office:value="0.0000000000204424111975819" calcext:value-type="float">
            <text:p>2,04E-11</text:p>
          </table:table-cell>
          <table:table-cell table:style-name="ce11" table:formula="of:=BINOMDIST([.$B188];[.$A$169];[.H$1];0)" office:value-type="float" office:value="1.28027520079331E-016" calcext:value-type="float">
            <text:p>1,28E-16</text:p>
          </table:table-cell>
          <table:table-cell table:style-name="ce11" table:formula="of:=BINOMDIST([.$B188];[.$A$169];[.I$1];0)" office:value-type="float" office:value="7.1614976913134E-024" calcext:value-type="float">
            <text:p>7,16E-24</text:p>
          </table:table-cell>
          <table:table-cell table:style-name="ce11" table:formula="of:=BINOMDIST([.$B188];[.$A$169];[.J$1];0)" office:value-type="float" office:value="1.73014067416037E-029" calcext:value-type="float">
            <text:p>1,73E-29</text:p>
          </table:table-cell>
          <table:table-cell table:style-name="ce11" table:formula="of:=BINOMDIST([.$B188];[.$A$169];[.K$1];0)" office:value-type="float" office:value="3.71361358965956E-035" calcext:value-type="float">
            <text:p>3,71E-35</text:p>
          </table:table-cell>
          <table:table-cell table:style-name="ce11" table:formula="of:=BINOMDIST([.$B188];[.$A$169];[.L$1];0)" office:value-type="float" office:value="1.0957093376929E-042" calcext:value-type="float">
            <text:p>1,10E-42</text:p>
          </table:table-cell>
          <table:table-cell table:style-name="ce11" table:formula="of:=BINOMDIST([.$B188];[.$A$169];[.M$1];0)" office:value-type="float" office:value="2.13981551718418E-048" calcext:value-type="float">
            <text:p>2,14E-48</text:p>
          </table:table-cell>
          <table:table-cell table:style-name="ce11" table:formula="of:=BINOMDIST([.$B188];[.$A$169];[.N$1];0)" office:value-type="float" office:value="4.12982333813716E-054" calcext:value-type="float">
            <text:p>4,13E-54</text:p>
          </table:table-cell>
          <table:table-cell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1" table:formula="of:=BINOMDIST([.$B189];[.$A$169];[.B$1];0)" office:value-type="float" office:value="4.46538909873927E-048" calcext:value-type="float">
            <text:p>4,47E-48</text:p>
          </table:table-cell>
          <table:table-cell table:style-name="ce11" table:formula="of:=BINOMDIST([.$B189];[.$A$169];[.C$1];0)" office:value-type="float" office:value="0.0000000456304822324268" calcext:value-type="float">
            <text:p>4,56E-08</text:p>
          </table:table-cell>
          <table:table-cell table:style-name="ce11" table:formula="of:=BINOMDIST([.$B189];[.$A$169];[.D$1];0)" office:value-type="float" office:value="0.0456560063943817" calcext:value-type="float">
            <text:p>4,57E-02</text:p>
          </table:table-cell>
          <table:table-cell table:style-name="ce11" table:formula="of:=BINOMDIST([.$B189];[.$A$169];[.E$1];0)" office:value-type="float" office:value="0.0143534245826126" calcext:value-type="float">
            <text:p>1,44E-02</text:p>
          </table:table-cell>
          <table:table-cell table:style-name="ce11" table:formula="of:=BINOMDIST([.$B189];[.$A$169];[.F$1];0)" office:value-type="float" office:value="0.00000023509094576768" calcext:value-type="float">
            <text:p>2,35E-07</text:p>
          </table:table-cell>
          <table:table-cell table:style-name="ce11" table:formula="of:=BINOMDIST([.$B189];[.$A$169];[.G$1];0)" office:value-type="float" office:value="0.00000000000243657022355017" calcext:value-type="float">
            <text:p>2,44E-12</text:p>
          </table:table-cell>
          <table:table-cell table:style-name="ce11" table:formula="of:=BINOMDIST([.$B189];[.$A$169];[.H$1];0)" office:value-type="float" office:value="7.59158159264377E-018" calcext:value-type="float">
            <text:p>7,59E-18</text:p>
          </table:table-cell>
          <table:table-cell table:style-name="ce11" table:formula="of:=BINOMDIST([.$B189];[.$A$169];[.I$1];0)" office:value-type="float" office:value="1.69350045606209E-025" calcext:value-type="float">
            <text:p>1,69E-25</text:p>
          </table:table-cell>
          <table:table-cell table:style-name="ce11" table:formula="of:=BINOMDIST([.$B189];[.$A$169];[.J$1];0)" office:value-type="float" office:value="2.04360960511435E-031" calcext:value-type="float">
            <text:p>2,04E-31</text:p>
          </table:table-cell>
          <table:table-cell table:style-name="ce11" table:formula="of:=BINOMDIST([.$B189];[.$A$169];[.K$1];0)" office:value-type="float" office:value="2.19212808194011E-037" calcext:value-type="float">
            <text:p>2,19E-37</text:p>
          </table:table-cell>
          <table:table-cell table:style-name="ce11" table:formula="of:=BINOMDIST([.$B189];[.$A$169];[.L$1];0)" office:value-type="float" office:value="2.58639131521828E-045" calcext:value-type="float">
            <text:p>2,59E-45</text:p>
          </table:table-cell>
          <table:table-cell table:style-name="ce11" table:formula="of:=BINOMDIST([.$B189];[.$A$169];[.M$1];0)" office:value-type="float" office:value="2.52523483376071E-051" calcext:value-type="float">
            <text:p>2,53E-51</text:p>
          </table:table-cell>
          <table:table-cell table:style-name="ce11" table:formula="of:=BINOMDIST([.$B189];[.$A$169];[.N$1];0)" office:value-type="float" office:value="2.4367176053812E-057" calcext:value-type="float">
            <text:p>2,44E-57</text:p>
          </table:table-cell>
          <table:table-cell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1" table:formula="of:=BINOMDIST([.$B190];[.$A$169];[.B$1];0)" office:value-type="float" office:value="4.99698303906537E-047" calcext:value-type="float">
            <text:p>5,00E-47</text:p>
          </table:table-cell>
          <table:table-cell table:style-name="ce11" table:formula="of:=BINOMDIST([.$B190];[.$A$169];[.C$1];0)" office:value-type="float" office:value="0.00000012765670624548" calcext:value-type="float">
            <text:p>1,28E-07</text:p>
          </table:table-cell>
          <table:table-cell table:style-name="ce11" table:formula="of:=BINOMDIST([.$B190];[.$A$169];[.D$1];0)" office:value-type="float" office:value="0.0567680502787286" calcext:value-type="float">
            <text:p>5,68E-02</text:p>
          </table:table-cell>
          <table:table-cell table:style-name="ce11" table:formula="of:=BINOMDIST([.$B190];[.$A$169];[.E$1];0)" office:value-type="float" office:value="0.00845377137071166" calcext:value-type="float">
            <text:p>8,45E-03</text:p>
          </table:table-cell>
          <table:table-cell table:style-name="ce11" table:formula="of:=BINOMDIST([.$B190];[.$A$169];[.F$1];0)" office:value-type="float" office:value="0.0000000536893802287705" calcext:value-type="float">
            <text:p>5,37E-08</text:p>
          </table:table-cell>
          <table:table-cell table:style-name="ce11" table:formula="of:=BINOMDIST([.$B190];[.$A$169];[.G$1];0)" office:value-type="float" office:value="0.000000000000275417990636984" calcext:value-type="float">
            <text:p>2,75E-13</text:p>
          </table:table-cell>
          <table:table-cell table:style-name="ce11" table:formula="of:=BINOMDIST([.$B190];[.$A$169];[.H$1];0)" office:value-type="float" office:value="4.2690157316853E-019" calcext:value-type="float">
            <text:p>4,27E-19</text:p>
          </table:table-cell>
          <table:table-cell table:style-name="ce11" table:formula="of:=BINOMDIST([.$B190];[.$A$169];[.I$1];0)" office:value-type="float" office:value="3.79781092828123E-027" calcext:value-type="float">
            <text:p>3,80E-27</text:p>
          </table:table-cell>
          <table:table-cell table:style-name="ce11" table:formula="of:=BINOMDIST([.$B190];[.$A$169];[.J$1];0)" office:value-type="float" office:value="2.28918564851457E-033" calcext:value-type="float">
            <text:p>2,29E-33</text:p>
          </table:table-cell>
          <table:table-cell table:style-name="ce11" table:formula="of:=BINOMDIST([.$B190];[.$A$169];[.K$1];0)" office:value-type="float" office:value="1.2271614360893E-039" calcext:value-type="float">
            <text:p>1,23E-39</text:p>
          </table:table-cell>
          <table:table-cell table:style-name="ce11" table:formula="of:=BINOMDIST([.$B190];[.$A$169];[.L$1];0)" office:value-type="float" office:value="5.78974803604812E-048" calcext:value-type="float">
            <text:p>5,79E-48</text:p>
          </table:table-cell>
          <table:table-cell table:style-name="ce11" table:formula="of:=BINOMDIST([.$B190];[.$A$169];[.M$1];0)" office:value-type="float" office:value="2.82614064232027E-054" calcext:value-type="float">
            <text:p>2,83E-54</text:p>
          </table:table-cell>
          <table:table-cell table:style-name="ce11" table:formula="of:=BINOMDIST([.$B190];[.$A$169];[.N$1];0)" office:value-type="float" office:value="1.36346969078116E-060" calcext:value-type="float">
            <text:p>1,36E-60</text:p>
          </table:table-cell>
          <table:table-cell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1" table:formula="of:=BINOMDIST([.$B191];[.$A$169];[.B$1];0)" office:value-type="float" office:value="5.31497286882407E-046" calcext:value-type="float">
            <text:p>5,31E-46</text:p>
          </table:table-cell>
          <table:table-cell table:style-name="ce11" table:formula="of:=BINOMDIST([.$B191];[.$A$169];[.C$1];0)" office:value-type="float" office:value="0.000000339450787061844" calcext:value-type="float">
            <text:p>3,39E-07</text:p>
          </table:table-cell>
          <table:table-cell table:style-name="ce11" table:formula="of:=BINOMDIST([.$B191];[.$A$169];[.D$1];0)" office:value-type="float" office:value="0.0670895139657701" calcext:value-type="float">
            <text:p>6,71E-02</text:p>
          </table:table-cell>
          <table:table-cell table:style-name="ce11" table:formula="of:=BINOMDIST([.$B191];[.$A$169];[.E$1];0)" office:value-type="float" office:value="0.00473249402092471" calcext:value-type="float">
            <text:p>4,73E-03</text:p>
          </table:table-cell>
          <table:table-cell table:style-name="ce11" table:formula="of:=BINOMDIST([.$B191];[.$A$169];[.F$1];0)" office:value-type="float" office:value="0.0000000116542810515142" calcext:value-type="float">
            <text:p>1,17E-08</text:p>
          </table:table-cell>
          <table:table-cell table:style-name="ce11" table:formula="of:=BINOMDIST([.$B191];[.$A$169];[.G$1];0)" office:value-type="float" office:value="0.0000000000000295903626304197" calcext:value-type="float">
            <text:p>2,96E-14</text:p>
          </table:table-cell>
          <table:table-cell table:style-name="ce11" table:formula="of:=BINOMDIST([.$B191];[.$A$169];[.H$1];0)" office:value-type="float" office:value="2.28174892922421E-020" calcext:value-type="float">
            <text:p>2,28E-20</text:p>
          </table:table-cell>
          <table:table-cell table:style-name="ce11" table:formula="of:=BINOMDIST([.$B191];[.$A$169];[.I$1];0)" office:value-type="float" office:value="8.09516995097293E-029" calcext:value-type="float">
            <text:p>8,10E-29</text:p>
          </table:table-cell>
          <table:table-cell table:style-name="ce11" table:formula="of:=BINOMDIST([.$B191];[.$A$169];[.J$1];0)" office:value-type="float" office:value="2.43729839727186E-035" calcext:value-type="float">
            <text:p>2,44E-35</text:p>
          </table:table-cell>
          <table:table-cell table:style-name="ce11" table:formula="of:=BINOMDIST([.$B191];[.$A$169];[.K$1];0)" office:value-type="float" office:value="6.52953240358578E-042" calcext:value-type="float">
            <text:p>6,53E-42</text:p>
          </table:table-cell>
          <table:table-cell table:style-name="ce11" table:formula="of:=BINOMDIST([.$B191];[.$A$169];[.L$1];0)" office:value-type="float" office:value="1.23188368622384E-050" calcext:value-type="float">
            <text:p>1,23E-50</text:p>
          </table:table-cell>
          <table:table-cell table:style-name="ce11" table:formula="of:=BINOMDIST([.$B191];[.$A$169];[.M$1];0)" office:value-type="float" office:value="3.00628658458092E-057" calcext:value-type="float">
            <text:p>3,01E-57</text:p>
          </table:table-cell>
          <table:table-cell table:style-name="ce11" table:formula="of:=BINOMDIST([.$B191];[.$A$169];[.N$1];0)" office:value-type="float" office:value="7.25154229626917E-064" calcext:value-type="float">
            <text:p>7,25E-64</text:p>
          </table:table-cell>
          <table:table-cell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1" table:formula="of:=BINOMDIST([.$B192];[.$A$169];[.B$1];0)" office:value-type="float" office:value="5.38429860189569E-045" calcext:value-type="float">
            <text:p>5,38E-45</text:p>
          </table:table-cell>
          <table:table-cell table:style-name="ce11" table:formula="of:=BINOMDIST([.$B192];[.$A$169];[.C$1];0)" office:value-type="float" office:value="0.000000859696015058801" calcext:value-type="float">
            <text:p>8,60E-07</text:p>
          </table:table-cell>
          <table:table-cell table:style-name="ce11" table:formula="of:=BINOMDIST([.$B192];[.$A$169];[.D$1];0)" office:value-type="float" office:value="0.0755162162030166" calcext:value-type="float">
            <text:p>7,55E-02</text:p>
          </table:table-cell>
          <table:table-cell table:style-name="ce11" table:formula="of:=BINOMDIST([.$B192];[.$A$169];[.E$1];0)" office:value-type="float" office:value="0.0025232748441086" calcext:value-type="float">
            <text:p>2,52E-03</text:p>
          </table:table-cell>
          <table:table-cell table:style-name="ce11" table:formula="of:=BINOMDIST([.$B192];[.$A$169];[.F$1];0)" office:value-type="float" office:value="0.00000000240944763531748" calcext:value-type="float">
            <text:p>2,41E-09</text:p>
          </table:table-cell>
          <table:table-cell table:style-name="ce11" table:formula="of:=BINOMDIST([.$B192];[.$A$169];[.G$1];0)" office:value-type="float" office:value="3.02791150324453E-015" calcext:value-type="float">
            <text:p>3,03E-15</text:p>
          </table:table-cell>
          <table:table-cell table:style-name="ce11" table:formula="of:=BINOMDIST([.$B192];[.$A$169];[.H$1];0)" office:value-type="float" office:value="1.16156325215041E-021" calcext:value-type="float">
            <text:p>1,16E-21</text:p>
          </table:table-cell>
          <table:table-cell table:style-name="ce11" table:formula="of:=BINOMDIST([.$B192];[.$A$169];[.I$1];0)" office:value-type="float" office:value="1.64343870225381E-030" calcext:value-type="float">
            <text:p>1,64E-30</text:p>
          </table:table-cell>
          <table:table-cell table:style-name="ce11" table:formula="of:=BINOMDIST([.$B192];[.$A$169];[.J$1];0)" office:value-type="float" office:value="2.47156080673867E-037" calcext:value-type="float">
            <text:p>2,47E-37</text:p>
          </table:table-cell>
          <table:table-cell table:style-name="ce11" table:formula="of:=BINOMDIST([.$B192];[.$A$169];[.K$1];0)" office:value-type="float" office:value="3.30900461107834E-044" calcext:value-type="float">
            <text:p>3,31E-44</text:p>
          </table:table-cell>
          <table:table-cell table:style-name="ce11" table:formula="of:=BINOMDIST([.$B192];[.$A$169];[.L$1];0)" office:value-type="float" office:value="2.49640274915988E-053" calcext:value-type="float">
            <text:p>2,50E-53</text:p>
          </table:table-cell>
          <table:table-cell table:style-name="ce11" table:formula="of:=BINOMDIST([.$B192];[.$A$169];[.M$1];0)" office:value-type="float" office:value="3.04580359865271E-060" calcext:value-type="float">
            <text:p>3,05E-60</text:p>
          </table:table-cell>
          <table:table-cell table:style-name="ce11" table:formula="of:=BINOMDIST([.$B192];[.$A$169];[.N$1];0)" office:value-type="float" office:value="3.67324747765805E-067" calcext:value-type="float">
            <text:p>3,67E-67</text:p>
          </table:table-cell>
          <table:table-cell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1" table:formula="of:=BINOMDIST([.$B193];[.$A$169];[.B$1];0)" office:value-type="float" office:value="5.2048219818325E-044" calcext:value-type="float">
            <text:p>5,20E-44</text:p>
          </table:table-cell>
          <table:table-cell table:style-name="ce11" table:formula="of:=BINOMDIST([.$B193];[.$A$169];[.C$1];0)" office:value-type="float" office:value="0.00000207759870305877" calcext:value-type="float">
            <text:p>2,08E-06</text:p>
          </table:table-cell>
          <table:table-cell table:style-name="ce11" table:formula="of:=BINOMDIST([.$B193];[.$A$169];[.D$1];0)" office:value-type="float" office:value="0.0811100099958326" calcext:value-type="float">
            <text:p>8,11E-02</text:p>
          </table:table-cell>
          <table:table-cell table:style-name="ce11" table:formula="of:=BINOMDIST([.$B193];[.$A$169];[.E$1];0)" office:value-type="float" office:value="0.0012837714119149" calcext:value-type="float">
            <text:p>1,28E-03</text:p>
          </table:table-cell>
          <table:table-cell table:style-name="ce11" table:formula="of:=BINOMDIST([.$B193];[.$A$169];[.F$1];0)" office:value-type="float" office:value="0.000000000475333206967395" calcext:value-type="float">
            <text:p>4,75E-10</text:p>
          </table:table-cell>
          <table:table-cell table:style-name="ce11" table:formula="of:=BINOMDIST([.$B193];[.$A$169];[.G$1];0)" office:value-type="float" office:value="2.95654658565964E-016" calcext:value-type="float">
            <text:p>2,96E-16</text:p>
          </table:table-cell>
          <table:table-cell table:style-name="ce11" table:formula="of:=BINOMDIST([.$B193];[.$A$169];[.H$1];0)" office:value-type="float" office:value="5.64243455818456E-023" calcext:value-type="float">
            <text:p>5,64E-23</text:p>
          </table:table-cell>
          <table:table-cell table:style-name="ce11" table:formula="of:=BINOMDIST([.$B193];[.$A$169];[.I$1];0)" office:value-type="float" office:value="3.18368218873483E-032" calcext:value-type="float">
            <text:p>3,18E-32</text:p>
          </table:table-cell>
          <table:table-cell table:style-name="ce11" table:formula="of:=BINOMDIST([.$B193];[.$A$169];[.J$1];0)" office:value-type="float" office:value="2.39156701352758E-039" calcext:value-type="float">
            <text:p>2,39E-39</text:p>
          </table:table-cell>
          <table:table-cell table:style-name="ce11" table:formula="of:=BINOMDIST([.$B193];[.$A$169];[.K$1];0)" office:value-type="float" office:value="1.60015230484028E-046" calcext:value-type="float">
            <text:p>1,60E-46</text:p>
          </table:table-cell>
          <table:table-cell table:style-name="ce11" table:formula="of:=BINOMDIST([.$B193];[.$A$169];[.L$1];0)" office:value-type="float" office:value="4.82734411719921E-056" calcext:value-type="float">
            <text:p>4,83E-56</text:p>
          </table:table-cell>
          <table:table-cell table:style-name="ce11" table:formula="of:=BINOMDIST([.$B193];[.$A$169];[.M$1];0)" office:value-type="float" office:value="2.94457126915787E-063" calcext:value-type="float">
            <text:p>2,94E-63</text:p>
          </table:table-cell>
          <table:table-cell table:style-name="ce11" table:formula="of:=BINOMDIST([.$B193];[.$A$169];[.N$1];0)" office:value-type="float" office:value="1.77549172212083E-070" calcext:value-type="float">
            <text:p>1,78E-70</text:p>
          </table:table-cell>
          <table:table-cell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1" table:formula="of:=BINOMDIST([.$B194];[.$A$169];[.B$1];0)" office:value-type="float" office:value="4.80925551121323E-043" calcext:value-type="float">
            <text:p>4,81E-43</text:p>
          </table:table-cell>
          <table:table-cell table:style-name="ce11" table:formula="of:=BINOMDIST([.$B194];[.$A$169];[.C$1];0)" office:value-type="float" office:value="0.00000479925300406576" calcext:value-type="float">
            <text:p>4,80E-06</text:p>
          </table:table-cell>
          <table:table-cell table:style-name="ce11" table:formula="of:=BINOMDIST([.$B194];[.$A$169];[.D$1];0)" office:value-type="float" office:value="0.0832729435957215" calcext:value-type="float">
            <text:p>8,33E-02</text:p>
          </table:table-cell>
          <table:table-cell table:style-name="ce11" table:formula="of:=BINOMDIST([.$B194];[.$A$169];[.E$1];0)" office:value-type="float" office:value="0.000624318307689141" calcext:value-type="float">
            <text:p>6,24E-04</text:p>
          </table:table-cell>
          <table:table-cell table:style-name="ce11" table:formula="of:=BINOMDIST([.$B194];[.$A$169];[.F$1];0)" office:value-type="float" office:value="0.0000000000896342618852802" calcext:value-type="float">
            <text:p>8,96E-11</text:p>
          </table:table-cell>
          <table:table-cell table:style-name="ce11" table:formula="of:=BINOMDIST([.$B194];[.$A$169];[.G$1];0)" office:value-type="float" office:value="2.759443479949E-017" calcext:value-type="float">
            <text:p>2,76E-17</text:p>
          </table:table-cell>
          <table:table-cell table:style-name="ce11" table:formula="of:=BINOMDIST([.$B194];[.$A$169];[.H$1];0)" office:value-type="float" office:value="2.61990428731786E-024" calcext:value-type="float">
            <text:p>2,62E-24</text:p>
          </table:table-cell>
          <table:table-cell table:style-name="ce11" table:formula="of:=BINOMDIST([.$B194];[.$A$169];[.I$1];0)" office:value-type="float" office:value="5.89523515509214E-034" calcext:value-type="float">
            <text:p>5,90E-34</text:p>
          </table:table-cell>
          <table:table-cell table:style-name="ce11" table:formula="of:=BINOMDIST([.$B194];[.$A$169];[.J$1];0)" office:value-type="float" office:value="2.21201994043992E-041" calcext:value-type="float">
            <text:p>2,21E-41</text:p>
          </table:table-cell>
          <table:table-cell table:style-name="ce11" table:formula="of:=BINOMDIST([.$B194];[.$A$169];[.K$1];0)" office:value-type="float" office:value="7.39640184928675E-049" calcext:value-type="float">
            <text:p>7,40E-49</text:p>
          </table:table-cell>
          <table:table-cell table:style-name="ce11" table:formula="of:=BINOMDIST([.$B194];[.$A$169];[.L$1];0)" office:value-type="float" office:value="8.92271647187851E-059" calcext:value-type="float">
            <text:p>8,92E-59</text:p>
          </table:table-cell>
          <table:table-cell table:style-name="ce11" table:formula="of:=BINOMDIST([.$B194];[.$A$169];[.M$1];0)" office:value-type="float" office:value="2.7210559582977E-066" calcext:value-type="float">
            <text:p>2,72E-66</text:p>
          </table:table-cell>
          <table:table-cell table:style-name="ce11" table:formula="of:=BINOMDIST([.$B194];[.$A$169];[.N$1];0)" office:value-type="float" office:value="8.203181915294E-074" calcext:value-type="float">
            <text:p>8,20E-74</text:p>
          </table:table-cell>
          <table:table-cell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1" table:formula="of:=BINOMDIST([.$B195];[.$A$169];[.B$1];0)" office:value-type="float" office:value="4.25434141376555E-042" calcext:value-type="float">
            <text:p>4,25E-42</text:p>
          </table:table-cell>
          <table:table-cell table:style-name="ce11" table:formula="of:=BINOMDIST([.$B195];[.$A$169];[.C$1];0)" office:value-type="float" office:value="0.0000106137326051454" calcext:value-type="float">
            <text:p>1,06E-05</text:p>
          </table:table-cell>
          <table:table-cell table:style-name="ce11" table:formula="of:=BINOMDIST([.$B195];[.$A$169];[.D$1];0)" office:value-type="float" office:value="0.0818494744744271" calcext:value-type="float">
            <text:p>8,18E-02</text:p>
          </table:table-cell>
          <table:table-cell table:style-name="ce11" table:formula="of:=BINOMDIST([.$B195];[.$A$169];[.E$1];0)" office:value-type="float" office:value="0.000290674515725713" calcext:value-type="float">
            <text:p>2,91E-04</text:p>
          </table:table-cell>
          <table:table-cell table:style-name="ce11" table:formula="of:=BINOMDIST([.$B195];[.$A$169];[.F$1];0)" office:value-type="float" office:value="0.0000000000161820096025231" calcext:value-type="float">
            <text:p>1,62E-11</text:p>
          </table:table-cell>
          <table:table-cell table:style-name="ce11" table:formula="of:=BINOMDIST([.$B195];[.$A$169];[.G$1];0)" office:value-type="float" office:value="2.46570318721162E-018" calcext:value-type="float">
            <text:p>2,47E-18</text:p>
          </table:table-cell>
          <table:table-cell table:style-name="ce11" table:formula="of:=BINOMDIST([.$B195];[.$A$169];[.H$1];0)" office:value-type="float" office:value="1.1646269541614E-025" calcext:value-type="float">
            <text:p>1,16E-25</text:p>
          </table:table-cell>
          <table:table-cell table:style-name="ce11" table:formula="of:=BINOMDIST([.$B195];[.$A$169];[.I$1];0)" office:value-type="float" office:value="1.04509332948296E-035" calcext:value-type="float">
            <text:p>1,05E-35</text:p>
          </table:table-cell>
          <table:table-cell table:style-name="ce11" table:formula="of:=BINOMDIST([.$B195];[.$A$169];[.J$1];0)" office:value-type="float" office:value="1.95874561600517E-043" calcext:value-type="float">
            <text:p>1,96E-43</text:p>
          </table:table-cell>
          <table:table-cell table:style-name="ce11" table:formula="of:=BINOMDIST([.$B195];[.$A$169];[.K$1];0)" office:value-type="float" office:value="3.27312199433554E-051" calcext:value-type="float">
            <text:p>3,27E-51</text:p>
          </table:table-cell>
          <table:table-cell table:style-name="ce11" table:formula="of:=BINOMDIST([.$B195];[.$A$169];[.L$1];0)" office:value-type="float" office:value="1.57895024276552E-061" calcext:value-type="float">
            <text:p>1,58E-61</text:p>
          </table:table-cell>
          <table:table-cell table:style-name="ce11" table:formula="of:=BINOMDIST([.$B195];[.$A$169];[.M$1];0)" office:value-type="float" office:value="2.40732869597911E-069" calcext:value-type="float">
            <text:p>2,41E-69</text:p>
          </table:table-cell>
          <table:table-cell table:style-name="ce11" table:formula="of:=BINOMDIST([.$B195];[.$A$169];[.N$1];0)" office:value-type="float" office:value="3.62851188812829E-077" calcext:value-type="float">
            <text:p>3,63E-77</text:p>
          </table:table-cell>
          <table:table-cell/>
        </table:table-row>
        <table:table-row table:style-name="ro1">
          <table:table-cell/>
          <table:table-cell table:style-name="ce1" office:value-type="float" office:value="27" calcext:value-type="float">
            <text:p>27</text:p>
          </table:table-cell>
          <table:table-cell table:style-name="ce11" table:formula="of:=BINOMDIST([.$B196];[.$A$169];[.B$1];0)" office:value-type="float" office:value="3.60831179167523E-041" calcext:value-type="float">
            <text:p>3,61E-41</text:p>
          </table:table-cell>
          <table:table-cell table:style-name="ce11" table:formula="of:=BINOMDIST([.$B196];[.$A$169];[.C$1];0)" office:value-type="float" office:value="0.0000225050441349843" calcext:value-type="float">
            <text:p>2,25E-05</text:p>
          </table:table-cell>
          <table:table-cell table:style-name="ce11" table:formula="of:=BINOMDIST([.$B196];[.$A$169];[.D$1];0)" office:value-type="float" office:value="0.0771338668915383" calcext:value-type="float">
            <text:p>7,71E-02</text:p>
          </table:table-cell>
          <table:table-cell table:style-name="ce11" table:formula="of:=BINOMDIST([.$B196];[.$A$169];[.E$1];0)" office:value-type="float" office:value="0.000129755290645591" calcext:value-type="float">
            <text:p>1,30E-04</text:p>
          </table:table-cell>
          <table:table-cell table:style-name="ce11" table:formula="of:=BINOMDIST([.$B196];[.$A$169];[.F$1];0)" office:value-type="float" office:value="0.00000000000280096764850929" calcext:value-type="float">
            <text:p>2,80E-12</text:p>
          </table:table-cell>
          <table:table-cell table:style-name="ce11" table:formula="of:=BINOMDIST([.$B196];[.$A$169];[.G$1];0)" office:value-type="float" office:value="2.11240564860255E-019" calcext:value-type="float">
            <text:p>2,11E-19</text:p>
          </table:table-cell>
          <table:table-cell table:style-name="ce11" table:formula="of:=BINOMDIST([.$B196];[.$A$169];[.H$1];0)" office:value-type="float" office:value="4.96369946962516E-027" calcext:value-type="float">
            <text:p>4,96E-27</text:p>
          </table:table-cell>
          <table:table-cell table:style-name="ce11" table:formula="of:=BINOMDIST([.$B196];[.$A$169];[.I$1];0)" office:value-type="float" office:value="1.77634062533658E-037" calcext:value-type="float">
            <text:p>1,78E-37</text:p>
          </table:table-cell>
          <table:table-cell table:style-name="ce11" table:formula="of:=BINOMDIST([.$B196];[.$A$169];[.J$1];0)" office:value-type="float" office:value="1.66296943634443E-045" calcext:value-type="float">
            <text:p>1,66E-45</text:p>
          </table:table-cell>
          <table:table-cell table:style-name="ce11" table:formula="of:=BINOMDIST([.$B196];[.$A$169];[.K$1];0)" office:value-type="float" office:value="1.38874054935401E-053" calcext:value-type="float">
            <text:p>1,39E-53</text:p>
          </table:table-cell>
          <table:table-cell table:style-name="ce11" table:formula="of:=BINOMDIST([.$B196];[.$A$169];[.L$1];0)" office:value-type="float" office:value="2.67890322948519E-064" calcext:value-type="float">
            <text:p>2,68E-64</text:p>
          </table:table-cell>
          <table:table-cell table:style-name="ce11" table:formula="of:=BINOMDIST([.$B196];[.$A$169];[.M$1];0)" office:value-type="float" office:value="2.04197557303588E-072" calcext:value-type="float">
            <text:p>2,04E-72</text:p>
          </table:table-cell>
          <table:table-cell table:style-name="ce11" table:formula="of:=BINOMDIST([.$B196];[.$A$169];[.N$1];0)" office:value-type="float" office:value="1.53883476096282E-080" calcext:value-type="float">
            <text:p>1,54E-80</text:p>
          </table:table-cell>
          <table:table-cell/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table:style-name="ce11" table:formula="of:=BINOMDIST([.$B197];[.$A$169];[.B$1];0)" office:value-type="float" office:value="2.93819674464983E-040" calcext:value-type="float">
            <text:p>2,94E-40</text:p>
          </table:table-cell>
          <table:table-cell table:style-name="ce11" table:formula="of:=BINOMDIST([.$B197];[.$A$169];[.C$1];0)" office:value-type="float" office:value="0.000045813839846218" calcext:value-type="float">
            <text:p>4,58E-05</text:p>
          </table:table-cell>
          <table:table-cell table:style-name="ce11" table:formula="of:=BINOMDIST([.$B197];[.$A$169];[.D$1];0)" office:value-type="float" office:value="0.0697877843304394" calcext:value-type="float">
            <text:p>6,98E-02</text:p>
          </table:table-cell>
          <table:table-cell table:style-name="ce11" table:formula="of:=BINOMDIST([.$B197];[.$A$169];[.E$1];0)" office:value-type="float" office:value="0.000055609410276682" calcext:value-type="float">
            <text:p>5,56E-05</text:p>
          </table:table-cell>
          <table:table-cell table:style-name="ce11" table:formula="of:=BINOMDIST([.$B197];[.$A$169];[.F$1];0)" office:value-type="float" office:value="0.000000000000465466927011748" calcext:value-type="float">
            <text:p>4,65E-13</text:p>
          </table:table-cell>
          <table:table-cell table:style-name="ce11" table:formula="of:=BINOMDIST([.$B197];[.$A$169];[.G$1];0)" office:value-type="float" office:value="1.73747650750859E-020" calcext:value-type="float">
            <text:p>1,74E-20</text:p>
          </table:table-cell>
          <table:table-cell table:style-name="ce11" table:formula="of:=BINOMDIST([.$B197];[.$A$169];[.H$1];0)" office:value-type="float" office:value="2.03109023523786E-028" calcext:value-type="float">
            <text:p>2,03E-28</text:p>
          </table:table-cell>
          <table:table-cell table:style-name="ce11" table:formula="of:=BINOMDIST([.$B197];[.$A$169];[.I$1];0)" office:value-type="float" office:value="2.89869497979345E-039" calcext:value-type="float">
            <text:p>2,90E-39</text:p>
          </table:table-cell>
          <table:table-cell table:style-name="ce11" table:formula="of:=BINOMDIST([.$B197];[.$A$169];[.J$1];0)" office:value-type="float" office:value="1.35548774305209E-047" calcext:value-type="float">
            <text:p>1,36E-47</text:p>
          </table:table-cell>
          <table:table-cell table:style-name="ce11" table:formula="of:=BINOMDIST([.$B197];[.$A$169];[.K$1];0)" office:value-type="float" office:value="5.65698644416339E-056" calcext:value-type="float">
            <text:p>5,66E-56</text:p>
          </table:table-cell>
          <table:table-cell table:style-name="ce11" table:formula="of:=BINOMDIST([.$B197];[.$A$169];[.L$1];0)" office:value-type="float" office:value="4.36365799104552E-067" calcext:value-type="float">
            <text:p>4,36E-67</text:p>
          </table:table-cell>
          <table:table-cell table:style-name="ce11" table:formula="of:=BINOMDIST([.$B197];[.$A$169];[.M$1];0)" office:value-type="float" office:value="1.66291782982648E-075" calcext:value-type="float">
            <text:p>1,66E-75</text:p>
          </table:table-cell>
          <table:table-cell table:style-name="ce11" table:formula="of:=BINOMDIST([.$B197];[.$A$169];[.N$1];0)" office:value-type="float" office:value="6.26556909094604E-084" calcext:value-type="float">
            <text:p>6,27E-84</text:p>
          </table:table-cell>
          <table:table-cell/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 table:style-name="ce11" table:formula="of:=BINOMDIST([.$B198];[.$A$169];[.B$1];0)" office:value-type="float" office:value="2.29989883115693E-039" calcext:value-type="float">
            <text:p>2,30E-39</text:p>
          </table:table-cell>
          <table:table-cell table:style-name="ce11" table:formula="of:=BINOMDIST([.$B198];[.$A$169];[.C$1];0)" office:value-type="float" office:value="0.0000896529452163059" calcext:value-type="float">
            <text:p>8,97E-05</text:p>
          </table:table-cell>
          <table:table-cell table:style-name="ce11" table:formula="of:=BINOMDIST([.$B198];[.$A$169];[.D$1];0)" office:value-type="float" office:value="0.0606966553372021" calcext:value-type="float">
            <text:p>6,07E-02</text:p>
          </table:table-cell>
          <table:table-cell table:style-name="ce11" table:formula="of:=BINOMDIST([.$B198];[.$A$169];[.E$1];0)" office:value-type="float" office:value="0.0000229098659397583" calcext:value-type="float">
            <text:p>2,29E-05</text:p>
          </table:table-cell>
          <table:table-cell table:style-name="ce11" table:formula="of:=BINOMDIST([.$B198];[.$A$169];[.F$1];0)" office:value-type="float" office:value="0.0000000000000743567856661976" calcext:value-type="float">
            <text:p>7,44E-14</text:p>
          </table:table-cell>
          <table:table-cell table:style-name="ce11" table:formula="of:=BINOMDIST([.$B198];[.$A$169];[.G$1];0)" office:value-type="float" office:value="1.37376233787687E-021" calcext:value-type="float">
            <text:p>1,37E-21</text:p>
          </table:table-cell>
          <table:table-cell table:style-name="ce11" table:formula="of:=BINOMDIST([.$B198];[.$A$169];[.H$1];0)" office:value-type="float" office:value="7.98921302025636E-030" calcext:value-type="float">
            <text:p>7,99E-30</text:p>
          </table:table-cell>
          <table:table-cell table:style-name="ce11" table:formula="of:=BINOMDIST([.$B198];[.$A$169];[.I$1];0)" office:value-type="float" office:value="4.54705107050732E-041" calcext:value-type="float">
            <text:p>4,55E-41</text:p>
          </table:table-cell>
          <table:table-cell table:style-name="ce11" table:formula="of:=BINOMDIST([.$B198];[.$A$169];[.J$1];0)" office:value-type="float" office:value="1.0620817979111E-049" calcext:value-type="float">
            <text:p>1,06E-49</text:p>
          </table:table-cell>
          <table:table-cell table:style-name="ce11" table:formula="of:=BINOMDIST([.$B198];[.$A$169];[.K$1];0)" office:value-type="float" office:value="2.21513502065704E-058" calcext:value-type="float">
            <text:p>2,22E-58</text:p>
          </table:table-cell>
          <table:table-cell table:style-name="ce11" table:formula="of:=BINOMDIST([.$B198];[.$A$169];[.L$1];0)" office:value-type="float" office:value="6.83274837013839E-070" calcext:value-type="float">
            <text:p>6,83E-70</text:p>
          </table:table-cell>
          <table:table-cell table:style-name="ce11" table:formula="of:=BINOMDIST([.$B198];[.$A$169];[.M$1];0)" office:value-type="float" office:value="1.30179344613983E-078" calcext:value-type="float">
            <text:p>1,30E-78</text:p>
          </table:table-cell>
          <table:table-cell table:style-name="ce11" table:formula="of:=BINOMDIST([.$B198];[.$A$169];[.N$1];0)" office:value-type="float" office:value="2.45233672656866E-087" calcext:value-type="float">
            <text:p>2,45E-87</text:p>
          </table:table-cell>
          <table:table-cell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11" table:formula="of:=BINOMDIST([.$B199];[.$A$169];[.B$1];0)" office:value-type="float" office:value="1.73259045280489E-038" calcext:value-type="float">
            <text:p>1,73E-38</text:p>
          </table:table-cell>
          <table:table-cell table:style-name="ce11" table:formula="of:=BINOMDIST([.$B199];[.$A$169];[.C$1];0)" office:value-type="float" office:value="0.000168846380157376" calcext:value-type="float">
            <text:p>1,69E-04</text:p>
          </table:table-cell>
          <table:table-cell table:style-name="ce11" table:formula="of:=BINOMDIST([.$B199];[.$A$169];[.D$1];0)" office:value-type="float" office:value="0.0508053485415099" calcext:value-type="float">
            <text:p>5,08E-02</text:p>
          </table:table-cell>
          <table:table-cell table:style-name="ce11" table:formula="of:=BINOMDIST([.$B199];[.$A$169];[.E$1];0)" office:value-type="float" office:value="0.00000908356088137785" calcext:value-type="float">
            <text:p>9,08E-06</text:p>
          </table:table-cell>
          <table:table-cell table:style-name="ce11" table:formula="of:=BINOMDIST([.$B199];[.$A$169];[.F$1];0)" office:value-type="float" office:value="0.0000000000000114317235105855" calcext:value-type="float">
            <text:p>1,14E-14</text:p>
          </table:table-cell>
          <table:table-cell table:style-name="ce11" table:formula="of:=BINOMDIST([.$B199];[.$A$169];[.G$1];0)" office:value-type="float" office:value="1.04535450626321E-022" calcext:value-type="float">
            <text:p>1,05E-22</text:p>
          </table:table-cell>
          <table:table-cell table:style-name="ce11" table:formula="of:=BINOMDIST([.$B199];[.$A$169];[.H$1];0)" office:value-type="float" office:value="3.02439219862301E-031" calcext:value-type="float">
            <text:p>3,02E-31</text:p>
          </table:table-cell>
          <table:table-cell table:style-name="ce11" table:formula="of:=BINOMDIST([.$B199];[.$A$169];[.I$1];0)" office:value-type="float" office:value="6.86461951860156E-043" calcext:value-type="float">
            <text:p>6,86E-43</text:p>
          </table:table-cell>
          <table:table-cell table:style-name="ce11" table:formula="of:=BINOMDIST([.$B199];[.$A$169];[.J$1];0)" office:value-type="float" office:value="8.00902523616643E-052" calcext:value-type="float">
            <text:p>8,01E-52</text:p>
          </table:table-cell>
          <table:table-cell table:style-name="ce11" table:formula="of:=BINOMDIST([.$B199];[.$A$169];[.K$1];0)" office:value-type="float" office:value="8.34784916905936E-061" calcext:value-type="float">
            <text:p>8,35E-61</text:p>
          </table:table-cell>
          <table:table-cell table:style-name="ce11" table:formula="of:=BINOMDIST([.$B199];[.$A$169];[.L$1];0)" office:value-type="float" office:value="1.02967335577201E-072" calcext:value-type="float">
            <text:p>1,03E-72</text:p>
          </table:table-cell>
          <table:table-cell table:style-name="ce11" table:formula="of:=BINOMDIST([.$B199];[.$A$169];[.M$1];0)" office:value-type="float" office:value="9.80782474339437E-082" calcext:value-type="float">
            <text:p>9,81E-82</text:p>
          </table:table-cell>
          <table:table-cell table:style-name="ce11" table:formula="of:=BINOMDIST([.$B199];[.$A$169];[.N$1];0)" office:value-type="float" office:value="9.23759688325278E-091" calcext:value-type="float">
            <text:p>9,24E-91</text:p>
          </table:table-cell>
          <table:table-cell/>
        </table:table-row>
        <table:table-row table:style-name="ro1">
          <table:table-cell/>
          <table:table-cell table:style-name="ce1" office:value-type="float" office:value="31" calcext:value-type="float">
            <text:p>31</text:p>
          </table:table-cell>
          <table:table-cell table:style-name="ce11" table:formula="of:=BINOMDIST([.$B200];[.$A$169];[.B$1];0)" office:value-type="float" office:value="1.25752532864871E-037" calcext:value-type="float">
            <text:p>1,26E-37</text:p>
          </table:table-cell>
          <table:table-cell table:style-name="ce11" table:formula="of:=BINOMDIST([.$B200];[.$A$169];[.C$1];0)" office:value-type="float" office:value="0.000306374480124271" calcext:value-type="float">
            <text:p>3,06E-04</text:p>
          </table:table-cell>
          <table:table-cell table:style-name="ce11" table:formula="of:=BINOMDIST([.$B200];[.$A$169];[.D$1];0)" office:value-type="float" office:value="0.0409720552754112" calcext:value-type="float">
            <text:p>4,10E-02</text:p>
          </table:table-cell>
          <table:table-cell table:style-name="ce11" table:formula="of:=BINOMDIST([.$B200];[.$A$169];[.E$1];0)" office:value-type="float" office:value="0.00000346995110069612" calcext:value-type="float">
            <text:p>3,47E-06</text:p>
          </table:table-cell>
          <table:table-cell table:style-name="ce11" table:formula="of:=BINOMDIST([.$B200];[.$A$169];[.F$1];0)" office:value-type="float" office:value="1.69330993408936E-015" calcext:value-type="float">
            <text:p>1,69E-15</text:p>
          </table:table-cell>
          <table:table-cell table:style-name="ce11" table:formula="of:=BINOMDIST([.$B200];[.$A$169];[.G$1];0)" office:value-type="float" office:value="7.66388934210562E-024" calcext:value-type="float">
            <text:p>7,66E-24</text:p>
          </table:table-cell>
          <table:table-cell table:style-name="ce11" table:formula="of:=BINOMDIST([.$B200];[.$A$169];[.H$1];0)" office:value-type="float" office:value="1.10307707033584E-032" calcext:value-type="float">
            <text:p>1,10E-32</text:p>
          </table:table-cell>
          <table:table-cell table:style-name="ce11" table:formula="of:=BINOMDIST([.$B200];[.$A$169];[.I$1];0)" office:value-type="float" office:value="9.98473974843462E-045" calcext:value-type="float">
            <text:p>9,98E-45</text:p>
          </table:table-cell>
          <table:table-cell table:style-name="ce11" table:formula="of:=BINOMDIST([.$B200];[.$A$169];[.J$1];0)" office:value-type="float" office:value="5.8188210085487E-054" calcext:value-type="float">
            <text:p>5,82E-54</text:p>
          </table:table-cell>
          <table:table-cell table:style-name="ce11" table:formula="of:=BINOMDIST([.$B200];[.$A$169];[.K$1];0)" office:value-type="float" office:value="3.03097688043757E-063" calcext:value-type="float">
            <text:p>3,03E-63</text:p>
          </table:table-cell>
          <table:table-cell table:style-name="ce11" table:formula="of:=BINOMDIST([.$B200];[.$A$169];[.L$1];0)" office:value-type="float" office:value="1.49498612657177E-075" calcext:value-type="float">
            <text:p>1,49E-75</text:p>
          </table:table-cell>
          <table:table-cell table:style-name="ce11" table:formula="of:=BINOMDIST([.$B200];[.$A$169];[.M$1];0)" office:value-type="float" office:value="7.11929440448475E-085" calcext:value-type="float">
            <text:p>7,12E-85</text:p>
          </table:table-cell>
          <table:table-cell table:style-name="ce11" table:formula="of:=BINOMDIST([.$B200];[.$A$169];[.N$1];0)" office:value-type="float" office:value="3.35252133369874E-094" calcext:value-type="float">
            <text:p>3,35E-94</text:p>
          </table:table-cell>
          <table:table-cell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1" table:formula="of:=BINOMDIST([.$B201];[.$A$169];[.B$1];0)" office:value-type="float" office:value="8.80267730054097E-037" calcext:value-type="float">
            <text:p>8,80E-37</text:p>
          </table:table-cell>
          <table:table-cell table:style-name="ce11" table:formula="of:=BINOMDIST([.$B201];[.$A$169];[.C$1];0)" office:value-type="float" office:value="0.000536155340217474" calcext:value-type="float">
            <text:p>5,36E-04</text:p>
          </table:table-cell>
          <table:table-cell table:style-name="ce11" table:formula="of:=BINOMDIST([.$B201];[.$A$169];[.D$1];0)" office:value-type="float" office:value="0.0318671541030976" calcext:value-type="float">
            <text:p>3,19E-02</text:p>
          </table:table-cell>
          <table:table-cell table:style-name="ce11" table:formula="of:=BINOMDIST([.$B201];[.$A$169];[.E$1];0)" office:value-type="float" office:value="0.00000127840303709857" calcext:value-type="float">
            <text:p>1,28E-06</text:p>
          </table:table-cell>
          <table:table-cell table:style-name="ce11" table:formula="of:=BINOMDIST([.$B201];[.$A$169];[.F$1];0)" office:value-type="float" office:value="2.41901419155622E-016" calcext:value-type="float">
            <text:p>2,42E-16</text:p>
          </table:table-cell>
          <table:table-cell table:style-name="ce11" table:formula="of:=BINOMDIST([.$B201];[.$A$169];[.G$1];0)" office:value-type="float" office:value="5.41891165603428E-025" calcext:value-type="float">
            <text:p>5,42E-25</text:p>
          </table:table-cell>
          <table:table-cell table:style-name="ce11" table:formula="of:=BINOMDIST([.$B201];[.$A$169];[.H$1];0)" office:value-type="float" office:value="3.88017059917129E-034" calcext:value-type="float">
            <text:p>3,88E-34</text:p>
          </table:table-cell>
          <table:table-cell table:style-name="ce11" table:formula="of:=BINOMDIST([.$B201];[.$A$169];[.I$1];0)" office:value-type="float" office:value="1.40066489456999E-046" calcext:value-type="float">
            <text:p>1,40E-46</text:p>
          </table:table-cell>
          <table:table-cell table:style-name="ce11" table:formula="of:=BINOMDIST([.$B201];[.$A$169];[.J$1];0)" office:value-type="float" office:value="4.07725195794203E-056" calcext:value-type="float">
            <text:p>4,08E-56</text:p>
          </table:table-cell>
          <table:table-cell table:style-name="ce11" table:formula="of:=BINOMDIST([.$B201];[.$A$169];[.K$1];0)" office:value-type="float" office:value="1.06137259445037E-065" calcext:value-type="float">
            <text:p>1,06E-65</text:p>
          </table:table-cell>
          <table:table-cell table:style-name="ce11" table:formula="of:=BINOMDIST([.$B201];[.$A$169];[.L$1];0)" office:value-type="float" office:value="2.09339925705189E-078" calcext:value-type="float">
            <text:p>2,09E-78</text:p>
          </table:table-cell>
          <table:table-cell table:style-name="ce11" table:formula="of:=BINOMDIST([.$B201];[.$A$169];[.M$1];0)" office:value-type="float" office:value="4.98400448358768E-088" calcext:value-type="float">
            <text:p>4,98E-88</text:p>
          </table:table-cell>
          <table:table-cell table:style-name="ce11" table:formula="of:=BINOMDIST([.$B201];[.$A$169];[.N$1];0)" office:value-type="float" office:value="1.1734411388515E-097" calcext:value-type="float">
            <text:p>1,17E-97</text:p>
          </table:table-cell>
          <table:table-cell/>
        </table:table-row>
        <table:table-row table:style-name="ro1">
          <table:table-cell/>
          <table:table-cell table:style-name="ce1" office:value-type="float" office:value="33" calcext:value-type="float">
            <text:p>33</text:p>
          </table:table-cell>
          <table:table-cell table:style-name="ce11" table:formula="of:=BINOMDIST([.$B202];[.$A$169];[.B$1];0)" office:value-type="float" office:value="5.94847587278981E-036" calcext:value-type="float">
            <text:p>5,95E-36</text:p>
          </table:table-cell>
          <table:table-cell table:style-name="ce11" table:formula="of:=BINOMDIST([.$B202];[.$A$169];[.C$1];0)" office:value-type="float" office:value="0.000905777582337097" calcext:value-type="float">
            <text:p>9,06E-04</text:p>
          </table:table-cell>
          <table:table-cell table:style-name="ce11" table:formula="of:=BINOMDIST([.$B202];[.$A$169];[.D$1];0)" office:value-type="float" office:value="0.0239271897811137" calcext:value-type="float">
            <text:p>2,39E-02</text:p>
          </table:table-cell>
          <table:table-cell table:style-name="ce11" table:formula="of:=BINOMDIST([.$B202];[.$A$169];[.E$1];0)" office:value-type="float" office:value="0.000000454679230100449" calcext:value-type="float">
            <text:p>4,55E-07</text:p>
          </table:table-cell>
          <table:table-cell table:style-name="ce11" table:formula="of:=BINOMDIST([.$B202];[.$A$169];[.F$1];0)" office:value-type="float" office:value="3.33605544042695E-017" calcext:value-type="float">
            <text:p>3,34E-17</text:p>
          </table:table-cell>
          <table:table-cell table:style-name="ce11" table:formula="of:=BINOMDIST([.$B202];[.$A$169];[.G$1];0)" office:value-type="float" office:value="3.69885919588505E-026" calcext:value-type="float">
            <text:p>3,70E-26</text:p>
          </table:table-cell>
          <table:table-cell table:style-name="ce11" table:formula="of:=BINOMDIST([.$B202];[.$A$169];[.H$1];0)" office:value-type="float" office:value="1.31761541589036E-035" calcext:value-type="float">
            <text:p>1,32E-35</text:p>
          </table:table-cell>
          <table:table-cell table:style-name="ce11" table:formula="of:=BINOMDIST([.$B202];[.$A$169];[.I$1];0)" office:value-type="float" office:value="1.89681345411494E-048" calcext:value-type="float">
            <text:p>1,90E-48</text:p>
          </table:table-cell>
          <table:table-cell table:style-name="ce11" table:formula="of:=BINOMDIST([.$B202];[.$A$169];[.J$1];0)" office:value-type="float" office:value="2.75799189074248E-058" calcext:value-type="float">
            <text:p>2,76E-58</text:p>
          </table:table-cell>
          <table:table-cell table:style-name="ce11" table:formula="of:=BINOMDIST([.$B202];[.$A$169];[.K$1];0)" office:value-type="float" office:value="3.58794683042178E-068" calcext:value-type="float">
            <text:p>3,59E-68</text:p>
          </table:table-cell>
          <table:table-cell table:style-name="ce11" table:formula="of:=BINOMDIST([.$B202];[.$A$169];[.L$1];0)" office:value-type="float" office:value="2.82982677943208E-081" calcext:value-type="float">
            <text:p>2,83E-81</text:p>
          </table:table-cell>
          <table:table-cell table:style-name="ce11" table:formula="of:=BINOMDIST([.$B202];[.$A$169];[.M$1];0)" office:value-type="float" office:value="3.368315618956E-091" calcext:value-type="float">
            <text:p>3,37E-91</text:p>
          </table:table-cell>
          <table:table-cell table:style-name="ce11" table:formula="of:=BINOMDIST([.$B202];[.$A$169];[.N$1];0)" office:value-type="float" office:value="3.96500694676984E-101" calcext:value-type="float">
            <text:p>3,97E-101</text:p>
          </table:table-cell>
          <table:table-cell/>
        </table:table-row>
        <table:table-row table:style-name="ro1">
          <table:table-cell/>
          <table:table-cell table:style-name="ce1" office:value-type="float" office:value="34" calcext:value-type="float">
            <text:p>34</text:p>
          </table:table-cell>
          <table:table-cell table:style-name="ce11" table:formula="of:=BINOMDIST([.$B203];[.$A$169];[.B$1];0)" office:value-type="float" office:value="3.88400483458629E-035" calcext:value-type="float">
            <text:p>3,88E-35</text:p>
          </table:table-cell>
          <table:table-cell table:style-name="ce11" table:formula="of:=BINOMDIST([.$B203];[.$A$169];[.C$1];0)" office:value-type="float" office:value="0.00147854870057967" calcext:value-type="float">
            <text:p>1,48E-03</text:p>
          </table:table-cell>
          <table:table-cell table:style-name="ce11" table:formula="of:=BINOMDIST([.$B203];[.$A$169];[.D$1];0)" office:value-type="float" office:value="0.017358941605906" calcext:value-type="float">
            <text:p>1,74E-02</text:p>
          </table:table-cell>
          <table:table-cell table:style-name="ce11" table:formula="of:=BINOMDIST([.$B203];[.$A$169];[.E$1];0)" office:value-type="float" office:value="0.000000156251995483436" calcext:value-type="float">
            <text:p>1,56E-07</text:p>
          </table:table-cell>
          <table:table-cell table:style-name="ce11" table:formula="of:=BINOMDIST([.$B203];[.$A$169];[.F$1];0)" office:value-type="float" office:value="4.445404008252E-018" calcext:value-type="float">
            <text:p>4,45E-18</text:p>
          </table:table-cell>
          <table:table-cell table:style-name="ce11" table:formula="of:=BINOMDIST([.$B203];[.$A$169];[.G$1];0)" office:value-type="float" office:value="2.43953280299014E-027" calcext:value-type="float">
            <text:p>2,44E-27</text:p>
          </table:table-cell>
          <table:table-cell table:style-name="ce11" table:formula="of:=BINOMDIST([.$B203];[.$A$169];[.H$1];0)" office:value-type="float" office:value="4.32324301400619E-037" calcext:value-type="float">
            <text:p>4,32E-37</text:p>
          </table:table-cell>
          <table:table-cell table:style-name="ce11" table:formula="of:=BINOMDIST([.$B203];[.$A$169];[.I$1];0)" office:value-type="float" office:value="2.4819791748999E-050" calcext:value-type="float">
            <text:p>2,48E-50</text:p>
          </table:table-cell>
          <table:table-cell table:style-name="ce11" table:formula="of:=BINOMDIST([.$B203];[.$A$169];[.J$1];0)" office:value-type="float" office:value="1.80260907891665E-060" calcext:value-type="float">
            <text:p>1,80E-60</text:p>
          </table:table-cell>
          <table:table-cell table:style-name="ce11" table:formula="of:=BINOMDIST([.$B203];[.$A$169];[.K$1];0)" office:value-type="float" office:value="1.17194508482717E-070" calcext:value-type="float">
            <text:p>1,17E-70</text:p>
          </table:table-cell>
          <table:table-cell table:style-name="ce11" table:formula="of:=BINOMDIST([.$B203];[.$A$169];[.L$1];0)" office:value-type="float" office:value="3.69616008515775E-084" calcext:value-type="float">
            <text:p>3,70E-84</text:p>
          </table:table-cell>
          <table:table-cell table:style-name="ce11" table:formula="of:=BINOMDIST([.$B203];[.$A$169];[.M$1];0)" office:value-type="float" office:value="2.199531916157E-094" calcext:value-type="float">
            <text:p>2,20E-94</text:p>
          </table:table-cell>
          <table:table-cell table:style-name="ce11" table:formula="of:=BINOMDIST([.$B203];[.$A$169];[.N$1];0)" office:value-type="float" office:value="1.2945228764128E-104" calcext:value-type="float">
            <text:p>1,29E-104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e simbolo</text:p>
          </table:table-cell>
          <table:table-cell table:style-name="ce11" table:formula="of:=1-SUM([.C169:.C203])" office:value-type="float" office:value="1" calcext:value-type="float">
            <text:p>1,00E+00</text:p>
          </table:table-cell>
          <table:table-cell table:style-name="ce11" table:formula="of:=1-SUM([.D169:.D203])" office:value-type="float" office:value="0.996427440162942" calcext:value-type="float">
            <text:p>9,96E-01</text:p>
          </table:table-cell>
          <table:table-cell table:style-name="ce11" table:formula="of:=1-SUM([.E169:.E203])" office:value-type="float" office:value="0.0344436383246847" calcext:value-type="float">
            <text:p>3,44E-02</text:p>
          </table:table-cell>
          <table:table-cell table:style-name="ce11" table:formula="of:=1-SUM([.F169:.F203])" office:value-type="float" office:value="0.0000000760430454160854" calcext:value-type="float">
            <text:p>7,60E-08</text:p>
          </table:table-cell>
          <table:table-cell table:style-name="ce11" table:formula="of:=1-SUM([.G169:.G203])" office:value-type="float" office:value="4.32986979603811E-015" calcext:value-type="float">
            <text:p>4,33E-15</text:p>
          </table:table-cell>
          <table:table-cell table:style-name="ce11" table:formula="of:=1-SUM([.H169:.H203])" office:value-type="float" office:value="0" calcext:value-type="float">
            <text:p>0,00E+00</text:p>
          </table:table-cell>
          <table:table-cell table:style-name="ce11" table:formula="of:=1-SUM([.I169:.I203])" office:value-type="float" office:value="0" calcext:value-type="float">
            <text:p>0,00E+00</text:p>
          </table:table-cell>
          <table:table-cell table:style-name="ce11" table:formula="of:=1-SUM([.J169:.J203])" office:value-type="float" office:value="0" calcext:value-type="float">
            <text:p>0,00E+00</text:p>
          </table:table-cell>
          <table:table-cell table:style-name="ce11" table:formula="of:=1-SUM([.K169:.K203])" office:value-type="float" office:value="0" calcext:value-type="float">
            <text:p>0,00E+00</text:p>
          </table:table-cell>
          <table:table-cell table:style-name="ce11" table:formula="of:=1-SUM([.L169:.L203])" office:value-type="float" office:value="-0.000000000000013988810110277" calcext:value-type="float">
            <text:p>-1,40E-14</text:p>
          </table:table-cell>
          <table:table-cell table:style-name="ce11" table:formula="of:=1-SUM([.M169:.M203])" office:value-type="float" office:value="-5.55111512312578E-015" calcext:value-type="float">
            <text:p>-5,55E-15</text:p>
          </table:table-cell>
          <table:table-cell table:style-name="ce11" table:formula="of:=1-SUM([.N169:.N203])" office:value-type="float" office:value="0" calcext:value-type="float">
            <text:p>0,00E+00</text:p>
          </table:table-cell>
          <table:table-cell table:style-name="ce11" table:formula="of:=1-SUM([.O169:.O203])" office:value-type="float" office:value="0" calcext:value-type="float">
            <text:p>0,00E+00</text:p>
          </table:table-cell>
          <table:table-cell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7"/>
          <table:table-cell table:style-name="ce11"/>
          <table:table-cell table:number-columns-repeated="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4" loext:min-decimal-places="4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percentage-style style:name="N114">
      <number:number number:decimal-places="5" loext:min-decimal-places="5" number:min-integer-digits="1"/>
      <number:text>%</number:text>
    </number:percentage-style>
    <number:number-style style:name="N115">
      <number:number number:decimal-places="5" loext:min-decimal-places="5" number:min-integer-digits="1"/>
    </number:number-style>
    <number:number-style style:name="N116">
      <number:number number:decimal-places="6" loext:min-decimal-places="6" number:min-integer-digits="1"/>
    </number:number-style>
    <number:percentage-style style:name="N117">
      <number:number number:decimal-places="6" loext:min-decimal-places="6" number:min-integer-digits="1"/>
      <number:text>%</number:text>
    </number:percentage-style>
    <number:percentage-style style:name="N118">
      <number:number number:decimal-places="7" loext:min-decimal-places="7" number:min-integer-digits="1"/>
      <number:text>%</number:text>
    </number:percentage-style>
    <number:percentage-style style:name="N119">
      <number:number number:decimal-places="8" loext:min-decimal-places="8" number:min-integer-digits="1"/>
      <number:text>%</number:text>
    </number:percentage-style>
    <number:percentage-style style:name="N120">
      <number:number number:decimal-places="9" loext:min-decimal-places="9" number:min-integer-digits="1"/>
      <number:text>%</number:text>
    </number:percentage-style>
    <number:percentage-style style:name="N121">
      <number:number number:decimal-places="10" loext:min-decimal-places="10" number:min-integer-digits="1"/>
      <number:text>%</number:text>
    </number:percentage-style>
    <number:percentage-style style:name="N122">
      <number:number number:decimal-places="11" loext:min-decimal-places="11" number:min-integer-digits="1"/>
      <number:text>%</number:text>
    </number:percentage-style>
    <number:number-style style:name="N123">
      <number:number number:decimal-places="0" loext:min-decimal-places="0" number:min-integer-digits="2"/>
    </number:number-style>
    <number:number-style style:name="N124">
      <number:number number:decimal-places="0" loext:min-decimal-places="0" number:min-integer-digits="8"/>
    </number:number-style>
    <number:number-style style:name="N12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07:52:15.2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3M57S</meta:editing-duration>
    <meta:editing-cycles>25</meta:editing-cycles>
    <meta:generator>LibreOffice/5.0.6.3$Windows_X86_64 LibreOffice_project/490fc03b25318460cfc54456516ea2519c11d1aa</meta:generator>
    <dc:date>2017-12-10T11:31:58.292000000</dc:date>
    <meta:document-statistic meta:table-count="3" meta:cell-count="128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61">
      <style:chart-properties chart:display-label="true" chart:logarithmic="true" chart:origin="0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017cm" svg:y="0.316cm" chart:style-name="ch2">
          <text:p>Probabilidade de Erro x Probabilidade de Erro do Canal BSC</text:p>
        </chart:title>
        <chart:legend svg:x="-0.002cm" svg:y="0cm" style:legend-expansion="custom" chartooo:width="16cm" chartooo:height="9cm" style:legend-expansion-aspect-ratio="1.77777777777778" chart:style-name="ch3"/>
        <chart:plot-area chart:style-name="ch4" table:cell-range-address="Sheet1.B1:Sheet1.M1 Sheet1.A3:Sheet1.A3 Sheet1.B5:Sheet1.M5 Sheet1.A15:Sheet1.A15 Sheet1.B17:Sheet1.H17 Sheet1.A9:Sheet1.A9 Sheet1.B11:Sheet1.H11" chart:data-source-has-labels="column" svg:x="1.331cm" svg:y="1.275cm" svg:width="14.349cm" svg:height="6.564cm">
          <chartooo:coordinate-region svg:x="1.331cm" svg:y="1.474cm" svg:width="11.875cm" svg:height="5.718cm"/>
          <chart:axis chart:dimension="x" chart:name="primary-x" chart:style-name="ch5">
            <chart:title svg:x="5.749cm" svg:y="8.019cm" chart:style-name="ch6">
              <text:p> Probabilidade de Erro do Canal BSC</text:p>
            </chart:title>
          </chart:axis>
          <chart:axis chart:dimension="y" chart:name="primary-y" chart:style-name="ch7">
            <chart:title svg:x="0.451cm" svg:y="6.202cm" chart:style-name="ch8">
              <text:p>Probabilidade de Erro</text:p>
            </chart:title>
            <chart:grid chart:style-name="ch9" chart:class="major"/>
          </chart:axis>
          <chart:series chart:style-name="ch10" chart:values-cell-range-address="Sheet1.B5:Sheet1.M5" chart:label-cell-address="Sheet1.A3:Sheet1.A3" chart:class="chart:scatter">
            <chart:domain table:cell-range-address="Sheet1.B1:Sheet1.M1"/>
            <chart:data-point chart:repeated="12"/>
          </chart:series>
          <chart:series chart:style-name="ch11" chart:values-cell-range-address="Sheet1.B17:Sheet1.H17" chart:label-cell-address="Sheet1.A15:Sheet1.A15" chart:class="chart:scatter">
            <chart:domain table:cell-range-address="Sheet1.B1:Sheet1.H1"/>
            <chart:data-point chart:repeated="7"/>
          </chart:series>
          <chart:series chart:style-name="ch12" chart:values-cell-range-address="Sheet1.B11:Sheet1.H11" chart:label-cell-address="Sheet1.A9:Sheet1.A9" chart:class="chart:scatter">
            <chart:domain table:cell-range-address="Sheet1.B1:Sheet1.H1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B1:Sheet1.M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05">
                <text:p>0.0005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L = 3</text:p>
                <draw:g>
                  <svg:desc>Sheet1.A3:Sheet1.A3</svg:desc>
                </draw:g>
              </table:table-cell>
              <table:table-cell office:value-type="float" office:value="0.500185546875">
                <text:p>0.500185546875</text:p>
                <draw:g>
                  <svg:desc>Sheet1.B5:Sheet1.M5</svg:desc>
                </draw:g>
              </table:table-cell>
              <table:table-cell office:value-type="float" office:value="0.20777734375">
                <text:p>0.20777734375</text:p>
              </table:table-cell>
              <table:table-cell office:value-type="float" office:value="0.0712919921875">
                <text:p>0.0712919921875</text:p>
              </table:table-cell>
              <table:table-cell office:value-type="float" office:value="0.0203486328125">
                <text:p>0.0203486328125</text:p>
              </table:table-cell>
              <table:table-cell office:value-type="float" office:value="0.003685546875">
                <text:p>0.003685546875</text:p>
              </table:table-cell>
              <table:table-cell office:value-type="float" office:value="0.0009111328125">
                <text:p>0.0009111328125</text:p>
              </table:table-cell>
              <table:table-cell office:value-type="float" office:value="0.000244140625">
                <text:p>0.000244140625</text:p>
              </table:table-cell>
              <table:table-cell office:value-type="float" office:value="0.000037109375">
                <text:p>0.000037109375</text:p>
              </table:table-cell>
              <table:table-cell office:value-type="float" office:value="0.000005859375">
                <text:p>0.000005859375</text:p>
              </table:table-cell>
              <table:table-cell office:value-type="float" office:value="0.000005859375">
                <text:p>0.000005859375</text:p>
              </table:table-cell>
              <table:table-cell office:value-type="float" office:value="0.0000029296875">
                <text:p>0.00000292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B1:Sheet1.H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L = 5</text:p>
                <draw:g>
                  <svg:desc>Sheet1.A15:Sheet1.A15</svg:desc>
                </draw:g>
              </table:table-cell>
              <table:table-cell office:value-type="float" office:value="0.499341796875">
                <text:p>0.499341796875</text:p>
                <draw:g>
                  <svg:desc>Sheet1.B17:Sheet1.H17</svg:desc>
                </draw:g>
              </table:table-cell>
              <table:table-cell office:value-type="float" office:value="0.432755859375">
                <text:p>0.432755859375</text:p>
              </table:table-cell>
              <table:table-cell office:value-type="float" office:value="0.1887685546875">
                <text:p>0.1887685546875</text:p>
              </table:table-cell>
              <table:table-cell office:value-type="float" office:value="0.037181640625">
                <text:p>0.037181640625</text:p>
              </table:table-cell>
              <table:table-cell office:value-type="float" office:value="0.00213671875">
                <text:p>0.00213671875</text:p>
              </table:table-cell>
              <table:table-cell office:value-type="float" office:value="0.000240234375">
                <text:p>0.000240234375</text:p>
              </table:table-cell>
              <table:table-cell office:value-type="float" office:value="0.00003125">
                <text:p>0.00003125</text:p>
              </table:table-cell>
            </table:table-row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B1:Sheet1.H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L = 4</text:p>
                <draw:g>
                  <svg:desc>Sheet1.A9:Sheet1.A9</svg:desc>
                </draw:g>
              </table:table-cell>
              <table:table-cell office:value-type="float" office:value="0.499232421875">
                <text:p>0.499232421875</text:p>
                <draw:g>
                  <svg:desc>Sheet1.B11:Sheet1.H11</svg:desc>
                </draw:g>
              </table:table-cell>
              <table:table-cell office:value-type="float" office:value="0.2646533203125">
                <text:p>0.2646533203125</text:p>
              </table:table-cell>
              <table:table-cell office:value-type="float" office:value="0.079490234375">
                <text:p>0.079490234375</text:p>
              </table:table-cell>
              <table:table-cell office:value-type="float" office:value="0.015162109375">
                <text:p>0.015162109375</text:p>
              </table:table-cell>
              <table:table-cell office:value-type="float" office:value="0.0011884765625">
                <text:p>0.0011884765625</text:p>
              </table:table-cell>
              <table:table-cell office:value-type="float" office:value="0.000146484375">
                <text:p>0.000146484375</text:p>
              </table:table-cell>
              <table:table-cell office:value-type="float" office:value="0.000052734375">
                <text:p>0.00005273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61">
      <style:chart-properties chart:display-label="true" chart:logarithmic="true" chart:origin="0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936cm" svg:height="11.015cm" xlink:href=".." xlink:type="simple" chart:class="chart:scatter" chart:style-name="ch1">
        <chart:title svg:x="4.733cm" svg:y="0.356cm" chart:style-name="ch2">
          <text:p>Probabilidade de Erro de Simbolo X p</text:p>
        </chart:title>
        <chart:subtitle svg:x="7.776cm" svg:y="1.355cm" chart:style-name="ch3">
          <text:p>Teorico</text:p>
        </chart:subtitle>
        <chart:legend chart:legend-position="end" svg:x="15.036cm" svg:y="3.963cm" style:legend-expansion="high" chart:style-name="ch4"/>
        <chart:plot-area chart:style-name="ch5" table:cell-range-address="Sheet1.A96:Sheet1.A96 Sheet1.B1:Sheet1.N1 Sheet1.C104:Sheet1.O104 Sheet1.A137:Sheet1.A137 Sheet1.C156:Sheet1.G156 Sheet1.A169:Sheet1.A169 Sheet1.C206:Sheet1.G206 Sheet1.A107:Sheet1.A107 Sheet1.C113:Sheet1.O113 Sheet1.A115:Sheet1.A115 Sheet1.C121:Sheet1.O121 Sheet1.A124:Sheet1.A124 Sheet1.C134:Sheet1.O134" chart:data-source-has-labels="column" svg:x="1.349cm" svg:y="2.258cm" svg:width="13.349cm" svg:height="7.556cm">
          <chartooo:coordinate-region svg:x="1.349cm" svg:y="2.457cm" svg:width="10.874cm" svg:height="6.71cm"/>
          <chart:axis chart:dimension="x" chart:name="primary-x" chart:style-name="ch6">
            <chart:title svg:x="7.873cm" svg:y="10.034cm" chart:style-name="ch7">
              <text:p>p</text:p>
            </chart:title>
          </chart:axis>
          <chart:axis chart:dimension="y" chart:name="primary-y" chart:style-name="ch8">
            <chart:title svg:x="0.451cm" svg:y="8.554cm" chart:style-name="ch9">
              <text:p>Probabilidade de Erro de Simbolo</text:p>
            </chart:title>
            <chart:grid chart:style-name="ch10" chart:class="major"/>
          </chart:axis>
          <chart:series chart:style-name="ch11" chart:values-cell-range-address="Sheet1.C104:Sheet1.O104" chart:label-cell-address="Sheet1.A96:Sheet1.A96" chart:class="chart:scatter">
            <chart:domain table:cell-range-address="Sheet1.B1:Sheet1.N1"/>
            <chart:data-point chart:repeated="13"/>
          </chart:series>
          <chart:series chart:style-name="ch12" chart:values-cell-range-address="Sheet1.C156:Sheet1.G156" chart:label-cell-address="Sheet1.A137:Sheet1.A137" chart:class="chart:scatter">
            <chart:domain table:cell-range-address="Sheet1.B1:Sheet1.G1"/>
            <chart:data-point chart:repeated="6"/>
          </chart:series>
          <chart:series chart:style-name="ch13" chart:values-cell-range-address="Sheet1.C206:Sheet1.G206" chart:label-cell-address="Sheet1.A169:Sheet1.A169" chart:class="chart:scatter">
            <chart:domain table:cell-range-address="Sheet1.B1:Sheet1.G1"/>
            <chart:data-point chart:repeated="6"/>
          </chart:series>
          <chart:series chart:style-name="ch14" chart:values-cell-range-address="Sheet1.C113:Sheet1.O113" chart:label-cell-address="Sheet1.A107:Sheet1.A107" chart:class="chart:scatter">
            <chart:data-point chart:repeated="13"/>
          </chart:series>
          <chart:series chart:style-name="ch15" chart:values-cell-range-address="Sheet1.C121:Sheet1.O121" chart:label-cell-address="Sheet1.A115:Sheet1.A115" chart:class="chart:scatter">
            <chart:data-point chart:repeated="13"/>
          </chart:series>
          <chart:series chart:style-name="ch16" chart:values-cell-range-address="Sheet1.C134:Sheet1.O134" chart:label-cell-address="Sheet1.A124:Sheet1.A124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B1:Sheet1.N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05">
                <text:p>0.0005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  <draw:g>
                  <svg:desc>Sheet1.A96:Sheet1.A96</svg:desc>
                </draw:g>
              </table:table-cell>
              <table:table-cell office:value-type="float" office:value="0.9375">
                <text:p>0.9375</text:p>
                <draw:g>
                  <svg:desc>Sheet1.C104:Sheet1.O104</svg:desc>
                </draw:g>
              </table:table-cell>
              <table:table-cell office:value-type="float" office:value="0.4232832">
                <text:p>0.4232832</text:p>
              </table:table-cell>
              <table:table-cell office:value-type="float" office:value="0.1496944">
                <text:p>0.1496944</text:p>
              </table:table-cell>
              <table:table-cell office:value-type="float" office:value="0.0443805421875003">
                <text:p>0.0443805421875003</text:p>
              </table:table-cell>
              <table:table-cell office:value-type="float" office:value="0.00785653343232007">
                <text:p>0.00785653343232007</text:p>
              </table:table-cell>
              <table:table-cell office:value-type="float" office:value="0.00203104163494006">
                <text:p>0.00203104163494006</text:p>
              </table:table-cell>
              <table:table-cell office:value-type="float" office:value="0.000516315363046416">
                <text:p>0.000516315363046416</text:p>
              </table:table-cell>
              <table:table-cell office:value-type="float" office:value="0.0000834416773142221">
                <text:p>0.0000834416773142221</text:p>
              </table:table-cell>
              <table:table-cell office:value-type="float" office:value="0.0000209301049159949">
                <text:p>0.0000209301049159949</text:p>
              </table:table-cell>
              <table:table-cell office:value-type="float" office:value="0.00000524125655954055">
                <text:p>0.00000524125655954055</text:p>
              </table:table-cell>
              <table:table-cell office:value-type="float" office:value="0.000000839440167821337">
                <text:p>0.000000839440167821337</text:p>
              </table:table-cell>
              <table:table-cell office:value-type="float" office:value="0.000000209930010375281">
                <text:p>0.000000209930010375281</text:p>
              </table:table-cell>
              <table:table-cell office:value-type="float" office:value="0.0000000524912506794095">
                <text:p>0.0000000524912506794095</text:p>
              </table:table-cell>
            </table:table-row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B1:Sheet1.G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7</text:p>
                <draw:g>
                  <svg:desc>Sheet1.A137:Sheet1.A137</svg:desc>
                </draw:g>
              </table:table-cell>
              <table:table-cell office:value-type="float" office:value="1">
                <text:p>1</text:p>
                <draw:g>
                  <svg:desc>Sheet1.C156:Sheet1.G156</svg:desc>
                </draw:g>
              </table:table-cell>
              <table:table-cell office:value-type="float" office:value="0.964717853776134">
                <text:p>0.964717853776134</text:p>
              </table:table-cell>
              <table:table-cell office:value-type="float" office:value="0.0825623900222601">
                <text:p>0.0825623900222601</text:p>
              </table:table-cell>
              <table:table-cell office:value-type="float" office:value="0.0000657990028765099">
                <text:p>0.0000657990028765099</text:p>
              </table:table-cell>
              <table:table-cell office:value-type="float" office:value="0.000000000106885278405855">
                <text:p>0.000000000106885278405855</text:p>
              </table:table-cell>
            </table:table-row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B1:Sheet1.G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5</text:p>
                <draw:g>
                  <svg:desc>Sheet1.A169:Sheet1.A169</svg:desc>
                </draw:g>
              </table:table-cell>
              <table:table-cell office:value-type="float" office:value="1">
                <text:p>1</text:p>
                <draw:g>
                  <svg:desc>Sheet1.C206:Sheet1.G206</svg:desc>
                </draw:g>
              </table:table-cell>
              <table:table-cell office:value-type="float" office:value="0.996427440162942">
                <text:p>0.996427440162942</text:p>
              </table:table-cell>
              <table:table-cell office:value-type="float" office:value="0.0344436383246847">
                <text:p>0.0344436383246847</text:p>
              </table:table-cell>
              <table:table-cell office:value-type="float" office:value="0.0000000760430454160854">
                <text:p>0.0000000760430454160854</text:p>
              </table:table-cell>
              <table:table-cell office:value-type="float" office:value="4.32986979603811E-015">
                <text:p>4.32986979603811E-015</text:p>
              </table:table-cell>
            </table:table-row>
            <table:table-row>
              <table:table-cell office:value-type="string">
                <text:p>15</text:p>
                <draw:g>
                  <svg:desc>Sheet1.A107:Sheet1.A107</svg:desc>
                </draw:g>
              </table:table-cell>
              <table:table-cell office:value-type="float" office:value="0.996307373046875">
                <text:p>0.996307373046875</text:p>
                <draw:g>
                  <svg:desc>Sheet1.C113:Sheet1.O113</svg:desc>
                </draw:g>
              </table:table-cell>
              <table:table-cell office:value-type="float" office:value="0.601976790745088">
                <text:p>0.601976790745088</text:p>
              </table:table-cell>
              <table:table-cell office:value-type="float" office:value="0.184061069106391">
                <text:p>0.184061069106391</text:p>
              </table:table-cell>
              <table:table-cell office:value-type="float" office:value="0.0362002386427298">
                <text:p>0.0362002386427298</text:p>
              </table:table-cell>
              <table:table-cell office:value-type="float" office:value="0.00303937456320136">
                <text:p>0.00303937456320136</text:p>
              </table:table-cell>
              <table:table-cell office:value-type="float" office:value="0.000415802701875578">
                <text:p>0.000415802701875578</text:p>
              </table:table-cell>
              <table:table-cell office:value-type="float" office:value="0.0000543711567073668">
                <text:p>0.0000543711567073668</text:p>
              </table:table-cell>
              <table:table-cell office:value-type="float" office:value="0.00000357505338510755">
                <text:p>0.00000357505338510755</text:p>
              </table:table-cell>
              <table:table-cell office:value-type="float" office:value="0.000000450922968076029">
                <text:p>0.000000450922968076029</text:p>
              </table:table-cell>
              <table:table-cell office:value-type="float" office:value="0.0000000566196239892847">
                <text:p>0.0000000566196239892847</text:p>
              </table:table-cell>
              <table:table-cell office:value-type="float" office:value="0.00000000363345342702104">
                <text:p>0.00000000363345342702104</text:p>
              </table:table-cell>
              <table:table-cell office:value-type="float" office:value="0.000000000454590476373085">
                <text:p>0.000000000454590476373085</text:p>
              </table:table-cell>
              <table:table-cell office:value-type="float" office:value="0.0000000000568493030428385">
                <text:p>0.0000000000568493030428385</text:p>
              </table:table-cell>
            </table:table-row>
            <table:table-row>
              <table:table-cell office:value-type="string">
                <text:p>31</text:p>
                <draw:g>
                  <svg:desc>Sheet1.A115:Sheet1.A115</svg:desc>
                </draw:g>
              </table:table-cell>
              <table:table-cell office:value-type="float" office:value="0.999997675418854">
                <text:p>0.999997675418854</text:p>
                <draw:g>
                  <svg:desc>Sheet1.C121:Sheet1.O121</svg:desc>
                </draw:g>
              </table:table-cell>
              <table:table-cell office:value-type="float" office:value="0.89299555785427">
                <text:p>0.89299555785427</text:p>
              </table:table-cell>
              <table:table-cell office:value-type="float" office:value="0.376169621431386">
                <text:p>0.376169621431386</text:p>
              </table:table-cell>
              <table:table-cell office:value-type="float" office:value="0.0671240425859596">
                <text:p>0.0671240425859596</text:p>
              </table:table-cell>
              <table:table-cell office:value-type="float" office:value="0.00326996834876014">
                <text:p>0.00326996834876014</text:p>
              </table:table-cell>
              <table:table-cell office:value-type="float" office:value="0.000253549012836141">
                <text:p>0.000253549012836141</text:p>
              </table:table-cell>
              <table:table-cell office:value-type="float" office:value="0.0000176527783799507">
                <text:p>0.0000176527783799507</text:p>
              </table:table-cell>
              <table:table-cell office:value-type="float" office:value="0.000000482155950276564">
                <text:p>0.000000482155950276564</text:p>
              </table:table-cell>
              <table:table-cell office:value-type="float" office:value="0.0000000307926665277236">
                <text:p>0.0000000307926665277236</text:p>
              </table:table-cell>
              <table:table-cell office:value-type="float" office:value="0.000000001945436589601">
                <text:p>0.000000001945436589601</text:p>
              </table:table-cell>
              <table:table-cell office:value-type="float" office:value="0.0000000000501263475172209">
                <text:p>0.0000000000501263475172209</text:p>
              </table:table-cell>
              <table:table-cell office:value-type="float" office:value="0.00000000000313926662443009">
                <text:p>0.00000000000313926662443009</text:p>
              </table:table-cell>
              <table:table-cell office:value-type="float" office:value="0.000000000000196176408451265">
                <text:p>0.000000000000196176408451265</text:p>
              </table:table-cell>
            </table:table-row>
            <table:table-row>
              <table:table-cell office:value-type="string">
                <text:p>63</text:p>
                <draw:g>
                  <svg:desc>Sheet1.A124:Sheet1.A124</svg:desc>
                </draw:g>
              </table:table-cell>
              <table:table-cell office:value-type="float" office:value="0.999999999511916">
                <text:p>0.999999999511916</text:p>
                <draw:g>
                  <svg:desc>Sheet1.C134:Sheet1.O134</svg:desc>
                </draw:g>
              </table:table-cell>
              <table:table-cell office:value-type="float" office:value="0.906311801673196">
                <text:p>0.906311801673196</text:p>
              </table:table-cell>
              <table:table-cell office:value-type="float" office:value="0.174813553641691">
                <text:p>0.174813553641691</text:p>
              </table:table-cell>
              <table:table-cell office:value-type="float" office:value="0.00398893979074333">
                <text:p>0.00398893979074333</text:p>
              </table:table-cell>
              <table:table-cell office:value-type="float" office:value="0.00000456728722120214">
                <text:p>0.00000456728722120214</text:p>
              </table:table-cell>
              <table:table-cell office:value-type="float" office:value="0.0000000145433106668591">
                <text:p>0.0000000145433106668591</text:p>
              </table:table-cell>
              <table:table-cell office:value-type="float" office:value="0.0000000000362450069957276">
                <text:p>0.0000000000362450069957276</text:p>
              </table:table-cell>
              <table:table-cell office:value-type="float" office:value="0.0000000000000111022302462516">
                <text:p>0.000000000000011102230246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_64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